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717in"/>
    </style:style>
    <style:style style:name="co2" style:family="table-column">
      <style:table-column-properties fo:break-before="auto" style:column-width="1.4236in"/>
    </style:style>
    <style:style style:name="co3" style:family="table-column">
      <style:table-column-properties fo:break-before="auto" style:column-width="0.9929in"/>
    </style:style>
    <style:style style:name="co4" style:family="table-column">
      <style:table-column-properties fo:break-before="auto" style:column-width="0.6055in"/>
    </style:style>
    <style:style style:name="co5" style:family="table-column">
      <style:table-column-properties fo:break-before="auto" style:column-width="1.4555in"/>
    </style:style>
    <style:style style:name="co6" style:family="table-column">
      <style:table-column-properties fo:break-before="auto" style:column-width="1.6063in"/>
    </style:style>
    <style:style style:name="co7" style:family="table-column">
      <style:table-column-properties fo:break-before="auto" style:column-width="1.06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oluene</text:p>
          </table:table-cell>
          <table:table-cell office:value-type="string">
            <text:p>xylene1</text:p>
          </table:table-cell>
          <table:table-cell office:value-type="string">
            <text:p>xylene2</text:p>
          </table:table-cell>
          <table:table-cell office:value-type="string">
            <text:p>xylene3</text:p>
          </table:table-cell>
          <table:table-cell office:value-type="string">
            <text:p>methoxymethylbenzene</text:p>
          </table:table-cell>
          <table:table-cell office:value-type="string">
            <text:p>benzaldehyde</text:p>
          </table:table-cell>
        </table:table-row>
        <table:table-row table:style-name="ro1">
          <table:table-cell office:value-type="string">
            <text:p>RT</text:p>
          </table:table-cell>
          <table:table-cell table:number-columns-repeated="6"/>
        </table:table-row>
        <table:table-row table:style-name="ro1">
          <table:table-cell office:value-type="string">
            <text:p>MW</text:p>
          </table:table-cell>
          <table:table-cell table:number-columns-repeated="6"/>
        </table:table-row>
        <table:table-row table:style-name="ro1">
          <table:table-cell office:value-type="string">
            <text:p>m/z</text:p>
          </table:table-cell>
          <table:table-cell table:number-columns-repeated="6"/>
        </table:table-row>
        <table:table-row table:style-name="ro1">
          <table:table-cell office:value-type="string">
            <text:p>class</text:p>
          </table:table-cell>
          <table:table-cell office:value-type="string">
            <text:p>ar</text:p>
          </table:table-cell>
          <table:table-cell office:value-type="string">
            <text:p>ar</text:p>
          </table:table-cell>
          <table:table-cell office:value-type="string">
            <text:p>ar</text:p>
          </table:table-cell>
          <table:table-cell office:value-type="string">
            <text:p>ar</text:p>
          </table:table-cell>
          <table:table-cell office:value-type="string">
            <text:p>ar</text:p>
          </table:table-cell>
          <table:table-cell office:value-type="string">
            <text:p>ar</text:p>
          </table:table-cell>
        </table:table-row>
        <table:table-row table:style-name="ro1">
          <table:table-cell office:value-type="string">
            <text:p>origin</text:p>
          </table:table-cell>
          <table:table-cell office:value-type="string">
            <text:p>N</text:p>
          </table:table-cell>
          <table:table-cell table:number-columns-repeated="5" office:value-type="string">
            <text:p>non</text:p>
          </table:table-cell>
        </table:table-row>
        <table:table-row table:style-name="ro1">
          <table:table-cell office:value-type="string">
            <text:p>tic</text:p>
          </table:table-cell>
          <table:table-cell office:value-type="float" office:value="0">
            <text:p>0</text:p>
          </table:table-cell>
          <table:table-cell office:value-type="float" office:value="4.462227926">
            <text:p>4.462227926</text:p>
          </table:table-cell>
          <table:table-cell table:number-columns-repeated="2" office:value-type="float" office:value="0">
            <text:p>0</text:p>
          </table:table-cell>
          <table:table-cell office:value-type="float" office:value="4.0364724957">
            <text:p>4.0364724957</text:p>
          </table:table-cell>
          <table:table-cell office:value-type="float" office:value="12.8768662682">
            <text:p>12.8768662682</text:p>
          </table:table-cell>
        </table:table-row>
        <table:table-row table:style-name="ro1">
          <table:table-cell office:value-type="string">
            <text:p>exclu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im</text:p>
          </table:table-cell>
          <table:table-cell table:number-columns-repeated="6"/>
        </table:table-row>
        <table:table-row table:style-name="ro1">
          <table:table-cell office:value-type="string">
            <text:p>Filename</text:p>
          </table:table-cell>
          <table:table-cell table:number-columns-repeated="6" office:value-type="string">
            <text:p>Area</text:p>
          </table:table-cell>
        </table:table-row>
        <table:table-row table:style-name="ro1">
          <table:table-cell office:value-type="string">
            <text:p>AK-0-A</text:p>
          </table:table-cell>
          <table:table-cell office:value-type="float" office:value="33007215">
            <text:p>33007215</text:p>
          </table:table-cell>
          <table:table-cell office:value-type="float" office:value="3705204">
            <text:p>3705204</text:p>
          </table:table-cell>
          <table:table-cell office:value-type="float" office:value="2296002">
            <text:p>2296002</text:p>
          </table:table-cell>
          <table:table-cell office:value-type="float" office:value="9707009">
            <text:p>9707009</text:p>
          </table:table-cell>
          <table:table-cell office:value-type="float" office:value="3459689">
            <text:p>3459689</text:p>
          </table:table-cell>
          <table:table-cell office:value-type="float" office:value="2153517">
            <text:p>2153517</text:p>
          </table:table-cell>
        </table:table-row>
        <table:table-row table:style-name="ro1">
          <table:table-cell office:value-type="string">
            <text:p>AK-0-B</text:p>
          </table:table-cell>
          <table:table-cell office:value-type="float" office:value="35743947">
            <text:p>35743947</text:p>
          </table:table-cell>
          <table:table-cell office:value-type="float" office:value="3749569">
            <text:p>3749569</text:p>
          </table:table-cell>
          <table:table-cell office:value-type="float" office:value="2428844">
            <text:p>2428844</text:p>
          </table:table-cell>
          <table:table-cell office:value-type="float" office:value="10430247">
            <text:p>10430247</text:p>
          </table:table-cell>
          <table:table-cell office:value-type="float" office:value="3777832">
            <text:p>3777832</text:p>
          </table:table-cell>
          <table:table-cell office:value-type="float" office:value="2559616">
            <text:p>2559616</text:p>
          </table:table-cell>
        </table:table-row>
        <table:table-row table:style-name="ro1">
          <table:table-cell office:value-type="string">
            <text:p>AK-0-C</text:p>
          </table:table-cell>
          <table:table-cell office:value-type="float" office:value="46689988">
            <text:p>46689988</text:p>
          </table:table-cell>
          <table:table-cell office:value-type="float" office:value="4825277">
            <text:p>4825277</text:p>
          </table:table-cell>
          <table:table-cell office:value-type="float" office:value="3241295">
            <text:p>3241295</text:p>
          </table:table-cell>
          <table:table-cell office:value-type="float" office:value="13091634">
            <text:p>13091634</text:p>
          </table:table-cell>
          <table:table-cell office:value-type="float" office:value="4788264">
            <text:p>4788264</text:p>
          </table:table-cell>
          <table:table-cell office:value-type="float" office:value="2992979">
            <text:p>2992979</text:p>
          </table:table-cell>
        </table:table-row>
        <table:table-row table:style-name="ro1">
          <table:table-cell office:value-type="string">
            <text:p>AK-0-D</text:p>
          </table:table-cell>
          <table:table-cell office:value-type="float" office:value="28148657">
            <text:p>28148657</text:p>
          </table:table-cell>
          <table:table-cell office:value-type="float" office:value="2800028">
            <text:p>2800028</text:p>
          </table:table-cell>
          <table:table-cell office:value-type="float" office:value="1933029">
            <text:p>1933029</text:p>
          </table:table-cell>
          <table:table-cell office:value-type="float" office:value="8067949">
            <text:p>8067949</text:p>
          </table:table-cell>
          <table:table-cell office:value-type="float" office:value="2908585">
            <text:p>2908585</text:p>
          </table:table-cell>
          <table:table-cell office:value-type="float" office:value="1896312">
            <text:p>1896312</text:p>
          </table:table-cell>
        </table:table-row>
        <table:table-row table:style-name="ro1">
          <table:table-cell office:value-type="string">
            <text:p>AK-2-A</text:p>
          </table:table-cell>
          <table:table-cell office:value-type="float" office:value="36783711">
            <text:p>36783711</text:p>
          </table:table-cell>
          <table:table-cell office:value-type="float" office:value="3589951">
            <text:p>3589951</text:p>
          </table:table-cell>
          <table:table-cell office:value-type="float" office:value="2546633">
            <text:p>2546633</text:p>
          </table:table-cell>
          <table:table-cell office:value-type="float" office:value="12738941">
            <text:p>12738941</text:p>
          </table:table-cell>
          <table:table-cell office:value-type="float" office:value="3323099">
            <text:p>3323099</text:p>
          </table:table-cell>
          <table:table-cell office:value-type="float" office:value="2441689">
            <text:p>2441689</text:p>
          </table:table-cell>
        </table:table-row>
        <table:table-row table:style-name="ro1">
          <table:table-cell office:value-type="string">
            <text:p>AK-2-B</text:p>
          </table:table-cell>
          <table:table-cell office:value-type="float" office:value="21880708">
            <text:p>21880708</text:p>
          </table:table-cell>
          <table:table-cell office:value-type="float" office:value="2029387">
            <text:p>2029387</text:p>
          </table:table-cell>
          <table:table-cell office:value-type="float" office:value="1303764">
            <text:p>1303764</text:p>
          </table:table-cell>
          <table:table-cell office:value-type="float" office:value="7091838">
            <text:p>7091838</text:p>
          </table:table-cell>
          <table:table-cell office:value-type="float" office:value="2077084">
            <text:p>2077084</text:p>
          </table:table-cell>
          <table:table-cell office:value-type="float" office:value="1484593">
            <text:p>1484593</text:p>
          </table:table-cell>
        </table:table-row>
        <table:table-row table:style-name="ro1">
          <table:table-cell office:value-type="string">
            <text:p>AK-2-C</text:p>
          </table:table-cell>
          <table:table-cell office:value-type="float" office:value="19113894">
            <text:p>19113894</text:p>
          </table:table-cell>
          <table:table-cell office:value-type="float" office:value="1875227">
            <text:p>1875227</text:p>
          </table:table-cell>
          <table:table-cell office:value-type="float" office:value="1306975">
            <text:p>1306975</text:p>
          </table:table-cell>
          <table:table-cell office:value-type="float" office:value="6550329">
            <text:p>6550329</text:p>
          </table:table-cell>
          <table:table-cell office:value-type="float" office:value="1796923">
            <text:p>1796923</text:p>
          </table:table-cell>
          <table:table-cell office:value-type="float" office:value="1291032">
            <text:p>1291032</text:p>
          </table:table-cell>
        </table:table-row>
        <table:table-row table:style-name="ro1">
          <table:table-cell office:value-type="string">
            <text:p>AK-2-D</text:p>
          </table:table-cell>
          <table:table-cell office:value-type="float" office:value="42263287">
            <text:p>42263287</text:p>
          </table:table-cell>
          <table:table-cell office:value-type="float" office:value="4208723">
            <text:p>4208723</text:p>
          </table:table-cell>
          <table:table-cell office:value-type="float" office:value="2795924">
            <text:p>2795924</text:p>
          </table:table-cell>
          <table:table-cell office:value-type="float" office:value="13411747">
            <text:p>13411747</text:p>
          </table:table-cell>
          <table:table-cell office:value-type="float" office:value="4317948">
            <text:p>4317948</text:p>
          </table:table-cell>
          <table:table-cell office:value-type="float" office:value="2749193">
            <text:p>2749193</text:p>
          </table:table-cell>
        </table:table-row>
        <table:table-row table:style-name="ro1">
          <table:table-cell office:value-type="string">
            <text:p>AK-2-E</text:p>
          </table:table-cell>
          <table:table-cell office:value-type="float" office:value="35636638">
            <text:p>35636638</text:p>
          </table:table-cell>
          <table:table-cell office:value-type="float" office:value="3518475">
            <text:p>3518475</text:p>
          </table:table-cell>
          <table:table-cell office:value-type="float" office:value="2499641">
            <text:p>2499641</text:p>
          </table:table-cell>
          <table:table-cell office:value-type="float" office:value="11494681">
            <text:p>11494681</text:p>
          </table:table-cell>
          <table:table-cell office:value-type="float" office:value="3444690">
            <text:p>3444690</text:p>
          </table:table-cell>
          <table:table-cell office:value-type="float" office:value="2247737">
            <text:p>2247737</text:p>
          </table:table-cell>
        </table:table-row>
        <table:table-row table:style-name="ro1">
          <table:table-cell office:value-type="string">
            <text:p>AK-3-A</text:p>
          </table:table-cell>
          <table:table-cell office:value-type="float" office:value="32905557">
            <text:p>32905557</text:p>
          </table:table-cell>
          <table:table-cell office:value-type="float" office:value="3259651">
            <text:p>3259651</text:p>
          </table:table-cell>
          <table:table-cell office:value-type="float" office:value="2095979">
            <text:p>2095979</text:p>
          </table:table-cell>
          <table:table-cell office:value-type="float" office:value="9550719">
            <text:p>9550719</text:p>
          </table:table-cell>
          <table:table-cell office:value-type="float" office:value="3120817">
            <text:p>3120817</text:p>
          </table:table-cell>
          <table:table-cell office:value-type="float" office:value="2125007">
            <text:p>2125007</text:p>
          </table:table-cell>
        </table:table-row>
        <table:table-row table:style-name="ro1">
          <table:table-cell office:value-type="string">
            <text:p>AK-3-B</text:p>
          </table:table-cell>
          <table:table-cell office:value-type="float" office:value="34557313">
            <text:p>34557313</text:p>
          </table:table-cell>
          <table:table-cell office:value-type="float" office:value="3438982">
            <text:p>3438982</text:p>
          </table:table-cell>
          <table:table-cell office:value-type="float" office:value="2311353">
            <text:p>2311353</text:p>
          </table:table-cell>
          <table:table-cell office:value-type="float" office:value="10746051">
            <text:p>10746051</text:p>
          </table:table-cell>
          <table:table-cell office:value-type="float" office:value="3450503">
            <text:p>3450503</text:p>
          </table:table-cell>
          <table:table-cell office:value-type="float" office:value="2259504">
            <text:p>2259504</text:p>
          </table:table-cell>
        </table:table-row>
        <table:table-row table:style-name="ro1">
          <table:table-cell office:value-type="string">
            <text:p>AK-3-C</text:p>
          </table:table-cell>
          <table:table-cell office:value-type="float" office:value="41870169">
            <text:p>41870169</text:p>
          </table:table-cell>
          <table:table-cell office:value-type="float" office:value="4231584">
            <text:p>4231584</text:p>
          </table:table-cell>
          <table:table-cell office:value-type="float" office:value="2668332">
            <text:p>2668332</text:p>
          </table:table-cell>
          <table:table-cell office:value-type="float" office:value="11968849">
            <text:p>11968849</text:p>
          </table:table-cell>
          <table:table-cell office:value-type="float" office:value="4163105">
            <text:p>4163105</text:p>
          </table:table-cell>
          <table:table-cell office:value-type="float" office:value="2631680">
            <text:p>2631680</text:p>
          </table:table-cell>
        </table:table-row>
        <table:table-row table:style-name="ro1">
          <table:table-cell office:value-type="string">
            <text:p>AK-3-D</text:p>
          </table:table-cell>
          <table:table-cell office:value-type="float" office:value="21969297">
            <text:p>21969297</text:p>
          </table:table-cell>
          <table:table-cell office:value-type="float" office:value="2226270">
            <text:p>2226270</text:p>
          </table:table-cell>
          <table:table-cell office:value-type="float" office:value="1540903">
            <text:p>1540903</text:p>
          </table:table-cell>
          <table:table-cell office:value-type="float" office:value="6435321">
            <text:p>6435321</text:p>
          </table:table-cell>
          <table:table-cell office:value-type="float" office:value="2115259">
            <text:p>2115259</text:p>
          </table:table-cell>
          <table:table-cell office:value-type="float" office:value="1399387">
            <text:p>1399387</text:p>
          </table:table-cell>
        </table:table-row>
        <table:table-row table:style-name="ro1">
          <table:table-cell office:value-type="string">
            <text:p>AK-3-E</text:p>
          </table:table-cell>
          <table:table-cell office:value-type="float" office:value="28978979">
            <text:p>28978979</text:p>
          </table:table-cell>
          <table:table-cell office:value-type="float" office:value="2833428">
            <text:p>2833428</text:p>
          </table:table-cell>
          <table:table-cell office:value-type="float" office:value="1894946">
            <text:p>1894946</text:p>
          </table:table-cell>
          <table:table-cell office:value-type="float" office:value="8705216">
            <text:p>8705216</text:p>
          </table:table-cell>
          <table:table-cell office:value-type="float" office:value="2733779">
            <text:p>2733779</text:p>
          </table:table-cell>
          <table:table-cell office:value-type="float" office:value="1966607">
            <text:p>1966607</text:p>
          </table:table-cell>
        </table:table-row>
        <table:table-row table:style-name="ro1">
          <table:table-cell office:value-type="string">
            <text:p>AK-4-A</text:p>
          </table:table-cell>
          <table:table-cell office:value-type="float" office:value="35193151">
            <text:p>35193151</text:p>
          </table:table-cell>
          <table:table-cell office:value-type="float" office:value="3403393">
            <text:p>3403393</text:p>
          </table:table-cell>
          <table:table-cell office:value-type="float" office:value="2139091">
            <text:p>2139091</text:p>
          </table:table-cell>
          <table:table-cell office:value-type="float" office:value="10777558">
            <text:p>10777558</text:p>
          </table:table-cell>
          <table:table-cell office:value-type="float" office:value="2866068">
            <text:p>2866068</text:p>
          </table:table-cell>
          <table:table-cell office:value-type="float" office:value="2102365">
            <text:p>2102365</text:p>
          </table:table-cell>
        </table:table-row>
        <table:table-row table:style-name="ro1">
          <table:table-cell office:value-type="string">
            <text:p>AK-4-B</text:p>
          </table:table-cell>
          <table:table-cell office:value-type="float" office:value="22345132">
            <text:p>22345132</text:p>
          </table:table-cell>
          <table:table-cell office:value-type="float" office:value="2155073">
            <text:p>2155073</text:p>
          </table:table-cell>
          <table:table-cell office:value-type="float" office:value="1304741">
            <text:p>1304741</text:p>
          </table:table-cell>
          <table:table-cell office:value-type="float" office:value="5641331">
            <text:p>5641331</text:p>
          </table:table-cell>
          <table:table-cell office:value-type="float" office:value="2207803">
            <text:p>2207803</text:p>
          </table:table-cell>
          <table:table-cell office:value-type="float" office:value="1480718">
            <text:p>1480718</text:p>
          </table:table-cell>
        </table:table-row>
        <table:table-row table:style-name="ro1">
          <table:table-cell office:value-type="string">
            <text:p>AK-4-C</text:p>
          </table:table-cell>
          <table:table-cell office:value-type="float" office:value="44002947">
            <text:p>44002947</text:p>
          </table:table-cell>
          <table:table-cell office:value-type="float" office:value="4388383">
            <text:p>4388383</text:p>
          </table:table-cell>
          <table:table-cell office:value-type="float" office:value="2722894">
            <text:p>2722894</text:p>
          </table:table-cell>
          <table:table-cell office:value-type="float" office:value="11442355">
            <text:p>11442355</text:p>
          </table:table-cell>
          <table:table-cell office:value-type="float" office:value="4611141">
            <text:p>4611141</text:p>
          </table:table-cell>
          <table:table-cell office:value-type="float" office:value="2930671">
            <text:p>2930671</text:p>
          </table:table-cell>
        </table:table-row>
        <table:table-row table:style-name="ro1">
          <table:table-cell office:value-type="string">
            <text:p>AK-4-D</text:p>
          </table:table-cell>
          <table:table-cell office:value-type="float" office:value="33893154">
            <text:p>33893154</text:p>
          </table:table-cell>
          <table:table-cell office:value-type="float" office:value="3243084">
            <text:p>3243084</text:p>
          </table:table-cell>
          <table:table-cell office:value-type="float" office:value="2021923">
            <text:p>2021923</text:p>
          </table:table-cell>
          <table:table-cell office:value-type="float" office:value="8555365">
            <text:p>8555365</text:p>
          </table:table-cell>
          <table:table-cell office:value-type="float" office:value="3240761">
            <text:p>3240761</text:p>
          </table:table-cell>
          <table:table-cell office:value-type="float" office:value="2251590">
            <text:p>2251590</text:p>
          </table:table-cell>
        </table:table-row>
        <table:table-row table:style-name="ro1">
          <table:table-cell office:value-type="string">
            <text:p>AK-4-E</text:p>
          </table:table-cell>
          <table:table-cell office:value-type="float" office:value="19906960">
            <text:p>19906960</text:p>
          </table:table-cell>
          <table:table-cell office:value-type="float" office:value="1893238">
            <text:p>1893238</text:p>
          </table:table-cell>
          <table:table-cell office:value-type="float" office:value="1228368">
            <text:p>1228368</text:p>
          </table:table-cell>
          <table:table-cell office:value-type="float" office:value="5213242">
            <text:p>5213242</text:p>
          </table:table-cell>
          <table:table-cell office:value-type="float" office:value="1894698">
            <text:p>1894698</text:p>
          </table:table-cell>
          <table:table-cell office:value-type="float" office:value="1392605">
            <text:p>1392605</text:p>
          </table:table-cell>
        </table:table-row>
        <table:table-row table:style-name="ro1">
          <table:table-cell office:value-type="string">
            <text:p>KL-0-A</text:p>
          </table:table-cell>
          <table:table-cell office:value-type="float" office:value="27696892">
            <text:p>27696892</text:p>
          </table:table-cell>
          <table:table-cell office:value-type="float" office:value="2794431">
            <text:p>2794431</text:p>
          </table:table-cell>
          <table:table-cell office:value-type="float" office:value="1769753">
            <text:p>1769753</text:p>
          </table:table-cell>
          <table:table-cell office:value-type="float" office:value="5467695">
            <text:p>5467695</text:p>
          </table:table-cell>
          <table:table-cell office:value-type="float" office:value="5499095">
            <text:p>5499095</text:p>
          </table:table-cell>
          <table:table-cell office:value-type="float" office:value="2400085">
            <text:p>2400085</text:p>
          </table:table-cell>
        </table:table-row>
        <table:table-row table:style-name="ro1">
          <table:table-cell office:value-type="string">
            <text:p>KL-0-B</text:p>
          </table:table-cell>
          <table:table-cell office:value-type="float" office:value="23168593">
            <text:p>23168593</text:p>
          </table:table-cell>
          <table:table-cell office:value-type="float" office:value="2382673">
            <text:p>2382673</text:p>
          </table:table-cell>
          <table:table-cell office:value-type="float" office:value="1495226">
            <text:p>1495226</text:p>
          </table:table-cell>
          <table:table-cell office:value-type="float" office:value="4473989">
            <text:p>4473989</text:p>
          </table:table-cell>
          <table:table-cell office:value-type="float" office:value="4159815">
            <text:p>4159815</text:p>
          </table:table-cell>
          <table:table-cell office:value-type="float" office:value="1920090">
            <text:p>1920090</text:p>
          </table:table-cell>
        </table:table-row>
        <table:table-row table:style-name="ro1">
          <table:table-cell office:value-type="string">
            <text:p>KL-0-C</text:p>
          </table:table-cell>
          <table:table-cell office:value-type="float" office:value="21936439">
            <text:p>21936439</text:p>
          </table:table-cell>
          <table:table-cell office:value-type="float" office:value="2280931">
            <text:p>2280931</text:p>
          </table:table-cell>
          <table:table-cell office:value-type="float" office:value="1344617">
            <text:p>1344617</text:p>
          </table:table-cell>
          <table:table-cell office:value-type="float" office:value="4155541">
            <text:p>4155541</text:p>
          </table:table-cell>
          <table:table-cell office:value-type="float" office:value="3917185">
            <text:p>3917185</text:p>
          </table:table-cell>
          <table:table-cell office:value-type="float" office:value="1944656">
            <text:p>1944656</text:p>
          </table:table-cell>
        </table:table-row>
        <table:table-row table:style-name="ro1">
          <table:table-cell office:value-type="string">
            <text:p>KL-0-D</text:p>
          </table:table-cell>
          <table:table-cell office:value-type="float" office:value="22944910">
            <text:p>22944910</text:p>
          </table:table-cell>
          <table:table-cell office:value-type="float" office:value="2366006">
            <text:p>2366006</text:p>
          </table:table-cell>
          <table:table-cell office:value-type="float" office:value="1554821">
            <text:p>1554821</text:p>
          </table:table-cell>
          <table:table-cell office:value-type="float" office:value="4728921">
            <text:p>4728921</text:p>
          </table:table-cell>
          <table:table-cell office:value-type="float" office:value="4285628">
            <text:p>4285628</text:p>
          </table:table-cell>
          <table:table-cell office:value-type="float" office:value="1952202">
            <text:p>1952202</text:p>
          </table:table-cell>
        </table:table-row>
        <table:table-row table:style-name="ro1">
          <table:table-cell office:value-type="string">
            <text:p>KL-2-A</text:p>
          </table:table-cell>
          <table:table-cell office:value-type="float" office:value="34189731">
            <text:p>34189731</text:p>
          </table:table-cell>
          <table:table-cell office:value-type="float" office:value="3378414">
            <text:p>3378414</text:p>
          </table:table-cell>
          <table:table-cell office:value-type="float" office:value="2166310">
            <text:p>2166310</text:p>
          </table:table-cell>
          <table:table-cell office:value-type="float" office:value="8511990">
            <text:p>8511990</text:p>
          </table:table-cell>
          <table:table-cell office:value-type="float" office:value="5597170">
            <text:p>5597170</text:p>
          </table:table-cell>
          <table:table-cell office:value-type="float" office:value="2516782">
            <text:p>2516782</text:p>
          </table:table-cell>
        </table:table-row>
        <table:table-row table:style-name="ro1">
          <table:table-cell office:value-type="string">
            <text:p>KL-2-B</text:p>
          </table:table-cell>
          <table:table-cell office:value-type="float" office:value="21717310">
            <text:p>21717310</text:p>
          </table:table-cell>
          <table:table-cell office:value-type="float" office:value="2168607">
            <text:p>2168607</text:p>
          </table:table-cell>
          <table:table-cell office:value-type="float" office:value="1398609">
            <text:p>1398609</text:p>
          </table:table-cell>
          <table:table-cell office:value-type="float" office:value="5290402">
            <text:p>5290402</text:p>
          </table:table-cell>
          <table:table-cell office:value-type="float" office:value="3936427">
            <text:p>3936427</text:p>
          </table:table-cell>
          <table:table-cell office:value-type="float" office:value="1690141">
            <text:p>1690141</text:p>
          </table:table-cell>
        </table:table-row>
        <table:table-row table:style-name="ro1">
          <table:table-cell office:value-type="string">
            <text:p>KL-2-C</text:p>
          </table:table-cell>
          <table:table-cell office:value-type="float" office:value="37110886">
            <text:p>37110886</text:p>
          </table:table-cell>
          <table:table-cell office:value-type="float" office:value="3850256">
            <text:p>3850256</text:p>
          </table:table-cell>
          <table:table-cell office:value-type="float" office:value="2532478">
            <text:p>2532478</text:p>
          </table:table-cell>
          <table:table-cell office:value-type="float" office:value="8857595">
            <text:p>8857595</text:p>
          </table:table-cell>
          <table:table-cell office:value-type="float" office:value="6761769">
            <text:p>6761769</text:p>
          </table:table-cell>
          <table:table-cell office:value-type="float" office:value="2672663">
            <text:p>2672663</text:p>
          </table:table-cell>
        </table:table-row>
        <table:table-row table:style-name="ro1">
          <table:table-cell office:value-type="string">
            <text:p>KL-2-D</text:p>
          </table:table-cell>
          <table:table-cell office:value-type="float" office:value="28236031">
            <text:p>28236031</text:p>
          </table:table-cell>
          <table:table-cell office:value-type="float" office:value="2744374">
            <text:p>2744374</text:p>
          </table:table-cell>
          <table:table-cell office:value-type="float" office:value="1803640">
            <text:p>1803640</text:p>
          </table:table-cell>
          <table:table-cell office:value-type="float" office:value="6791204">
            <text:p>6791204</text:p>
          </table:table-cell>
          <table:table-cell office:value-type="float" office:value="4404473">
            <text:p>4404473</text:p>
          </table:table-cell>
          <table:table-cell office:value-type="float" office:value="2090168">
            <text:p>2090168</text:p>
          </table:table-cell>
        </table:table-row>
        <table:table-row table:style-name="ro1">
          <table:table-cell office:value-type="string">
            <text:p>KL-3-A</text:p>
          </table:table-cell>
          <table:table-cell office:value-type="float" office:value="57111256">
            <text:p>57111256</text:p>
          </table:table-cell>
          <table:table-cell office:value-type="float" office:value="6018852">
            <text:p>6018852</text:p>
          </table:table-cell>
          <table:table-cell office:value-type="float" office:value="3858104">
            <text:p>3858104</text:p>
          </table:table-cell>
          <table:table-cell office:value-type="float" office:value="13127385">
            <text:p>13127385</text:p>
          </table:table-cell>
          <table:table-cell office:value-type="float" office:value="9858777">
            <text:p>9858777</text:p>
          </table:table-cell>
          <table:table-cell office:value-type="float" office:value="4418952">
            <text:p>4418952</text:p>
          </table:table-cell>
        </table:table-row>
        <table:table-row table:style-name="ro1">
          <table:table-cell office:value-type="string">
            <text:p>KL-3-B</text:p>
          </table:table-cell>
          <table:table-cell office:value-type="float" office:value="19652961">
            <text:p>19652961</text:p>
          </table:table-cell>
          <table:table-cell office:value-type="float" office:value="2104851">
            <text:p>2104851</text:p>
          </table:table-cell>
          <table:table-cell office:value-type="float" office:value="1327914">
            <text:p>1327914</text:p>
          </table:table-cell>
          <table:table-cell office:value-type="float" office:value="4705664">
            <text:p>4705664</text:p>
          </table:table-cell>
          <table:table-cell office:value-type="float" office:value="3449596">
            <text:p>3449596</text:p>
          </table:table-cell>
          <table:table-cell office:value-type="float" office:value="1565701">
            <text:p>1565701</text:p>
          </table:table-cell>
        </table:table-row>
        <table:table-row table:style-name="ro1">
          <table:table-cell office:value-type="string">
            <text:p>KL-3-C</text:p>
          </table:table-cell>
          <table:table-cell office:value-type="float" office:value="15909797">
            <text:p>15909797</text:p>
          </table:table-cell>
          <table:table-cell office:value-type="float" office:value="1575769">
            <text:p>1575769</text:p>
          </table:table-cell>
          <table:table-cell office:value-type="float" office:value="1033289">
            <text:p>1033289</text:p>
          </table:table-cell>
          <table:table-cell office:value-type="float" office:value="3977927">
            <text:p>3977927</text:p>
          </table:table-cell>
          <table:table-cell office:value-type="float" office:value="2606577">
            <text:p>2606577</text:p>
          </table:table-cell>
          <table:table-cell office:value-type="float" office:value="1295551">
            <text:p>1295551</text:p>
          </table:table-cell>
        </table:table-row>
        <table:table-row table:style-name="ro1">
          <table:table-cell office:value-type="string">
            <text:p>KL-3-D</text:p>
          </table:table-cell>
          <table:table-cell office:value-type="float" office:value="13629441">
            <text:p>13629441</text:p>
          </table:table-cell>
          <table:table-cell office:value-type="float" office:value="1339803">
            <text:p>1339803</text:p>
          </table:table-cell>
          <table:table-cell office:value-type="float" office:value="842449">
            <text:p>842449</text:p>
          </table:table-cell>
          <table:table-cell office:value-type="float" office:value="3409331">
            <text:p>3409331</text:p>
          </table:table-cell>
          <table:table-cell office:value-type="float" office:value="2326435">
            <text:p>2326435</text:p>
          </table:table-cell>
          <table:table-cell office:value-type="float" office:value="1123710">
            <text:p>1123710</text:p>
          </table:table-cell>
        </table:table-row>
        <table:table-row table:style-name="ro1">
          <table:table-cell office:value-type="string">
            <text:p>KL-3-E</text:p>
          </table:table-cell>
          <table:table-cell office:value-type="float" office:value="33858261">
            <text:p>33858261</text:p>
          </table:table-cell>
          <table:table-cell office:value-type="float" office:value="3573036">
            <text:p>3573036</text:p>
          </table:table-cell>
          <table:table-cell office:value-type="float" office:value="2232479">
            <text:p>2232479</text:p>
          </table:table-cell>
          <table:table-cell office:value-type="float" office:value="8079099">
            <text:p>8079099</text:p>
          </table:table-cell>
          <table:table-cell office:value-type="float" office:value="6089054">
            <text:p>6089054</text:p>
          </table:table-cell>
          <table:table-cell office:value-type="float" office:value="2776108">
            <text:p>2776108</text:p>
          </table:table-cell>
        </table:table-row>
        <table:table-row table:style-name="ro1">
          <table:table-cell office:value-type="string">
            <text:p>KL-4-A</text:p>
          </table:table-cell>
          <table:table-cell office:value-type="float" office:value="35022292">
            <text:p>35022292</text:p>
          </table:table-cell>
          <table:table-cell office:value-type="float" office:value="3567959">
            <text:p>3567959</text:p>
          </table:table-cell>
          <table:table-cell office:value-type="float" office:value="2214124">
            <text:p>2214124</text:p>
          </table:table-cell>
          <table:table-cell office:value-type="float" office:value="7322103">
            <text:p>7322103</text:p>
          </table:table-cell>
          <table:table-cell office:value-type="float" office:value="5964592">
            <text:p>5964592</text:p>
          </table:table-cell>
          <table:table-cell office:value-type="float" office:value="2508260">
            <text:p>2508260</text:p>
          </table:table-cell>
        </table:table-row>
        <table:table-row table:style-name="ro1">
          <table:table-cell office:value-type="string">
            <text:p>KL-4-B</text:p>
          </table:table-cell>
          <table:table-cell office:value-type="float" office:value="20838087">
            <text:p>20838087</text:p>
          </table:table-cell>
          <table:table-cell office:value-type="float" office:value="2063770">
            <text:p>2063770</text:p>
          </table:table-cell>
          <table:table-cell office:value-type="float" office:value="1349117">
            <text:p>1349117</text:p>
          </table:table-cell>
          <table:table-cell office:value-type="float" office:value="4873754">
            <text:p>4873754</text:p>
          </table:table-cell>
          <table:table-cell office:value-type="float" office:value="3545231">
            <text:p>3545231</text:p>
          </table:table-cell>
          <table:table-cell office:value-type="float" office:value="1644524">
            <text:p>1644524</text:p>
          </table:table-cell>
        </table:table-row>
        <table:table-row table:style-name="ro1">
          <table:table-cell office:value-type="string">
            <text:p>KL-4-C</text:p>
          </table:table-cell>
          <table:table-cell office:value-type="float" office:value="25380989">
            <text:p>25380989</text:p>
          </table:table-cell>
          <table:table-cell office:value-type="float" office:value="2584302">
            <text:p>2584302</text:p>
          </table:table-cell>
          <table:table-cell office:value-type="float" office:value="1685012">
            <text:p>1685012</text:p>
          </table:table-cell>
          <table:table-cell office:value-type="float" office:value="5998609">
            <text:p>5998609</text:p>
          </table:table-cell>
          <table:table-cell office:value-type="float" office:value="4465068">
            <text:p>4465068</text:p>
          </table:table-cell>
          <table:table-cell office:value-type="float" office:value="2041673">
            <text:p>2041673</text:p>
          </table:table-cell>
        </table:table-row>
        <table:table-row table:style-name="ro1">
          <table:table-cell office:value-type="string">
            <text:p>KL-4-D</text:p>
          </table:table-cell>
          <table:table-cell office:value-type="float" office:value="27875897">
            <text:p>27875897</text:p>
          </table:table-cell>
          <table:table-cell office:value-type="float" office:value="2825773">
            <text:p>2825773</text:p>
          </table:table-cell>
          <table:table-cell office:value-type="float" office:value="1741272">
            <text:p>1741272</text:p>
          </table:table-cell>
          <table:table-cell office:value-type="float" office:value="6212049">
            <text:p>6212049</text:p>
          </table:table-cell>
          <table:table-cell office:value-type="float" office:value="4483499">
            <text:p>4483499</text:p>
          </table:table-cell>
          <table:table-cell office:value-type="float" office:value="2095867">
            <text:p>2095867</text:p>
          </table:table-cell>
        </table:table-row>
        <table:table-row table:style-name="ro1">
          <table:table-cell office:value-type="string">
            <text:p>KL-4-E</text:p>
          </table:table-cell>
          <table:table-cell office:value-type="float" office:value="40563707">
            <text:p>40563707</text:p>
          </table:table-cell>
          <table:table-cell office:value-type="float" office:value="4153808">
            <text:p>4153808</text:p>
          </table:table-cell>
          <table:table-cell office:value-type="float" office:value="2752079">
            <text:p>2752079</text:p>
          </table:table-cell>
          <table:table-cell office:value-type="float" office:value="9341628">
            <text:p>9341628</text:p>
          </table:table-cell>
          <table:table-cell office:value-type="float" office:value="7168416">
            <text:p>7168416</text:p>
          </table:table-cell>
          <table:table-cell office:value-type="float" office:value="3008979">
            <text:p>3008979</text:p>
          </table:table-cell>
        </table:table-row>
        <table:table-row table:style-name="ro1">
          <table:table-cell office:value-type="string">
            <text:p>OS-0-A</text:p>
          </table:table-cell>
          <table:table-cell office:value-type="float" office:value="38851275">
            <text:p>38851275</text:p>
          </table:table-cell>
          <table:table-cell office:value-type="float" office:value="4175791">
            <text:p>4175791</text:p>
          </table:table-cell>
          <table:table-cell office:value-type="float" office:value="2527543">
            <text:p>2527543</text:p>
          </table:table-cell>
          <table:table-cell office:value-type="float" office:value="10048022">
            <text:p>10048022</text:p>
          </table:table-cell>
          <table:table-cell office:value-type="float" office:value="4369995">
            <text:p>4369995</text:p>
          </table:table-cell>
          <table:table-cell office:value-type="float" office:value="3445433">
            <text:p>3445433</text:p>
          </table:table-cell>
        </table:table-row>
        <table:table-row table:style-name="ro1">
          <table:table-cell office:value-type="string">
            <text:p>OS-0-B</text:p>
          </table:table-cell>
          <table:table-cell office:value-type="float" office:value="34450395">
            <text:p>34450395</text:p>
          </table:table-cell>
          <table:table-cell office:value-type="float" office:value="3635965">
            <text:p>3635965</text:p>
          </table:table-cell>
          <table:table-cell office:value-type="float" office:value="2377120">
            <text:p>2377120</text:p>
          </table:table-cell>
          <table:table-cell office:value-type="float" office:value="9511330">
            <text:p>9511330</text:p>
          </table:table-cell>
          <table:table-cell office:value-type="float" office:value="3871780">
            <text:p>3871780</text:p>
          </table:table-cell>
          <table:table-cell office:value-type="float" office:value="3161874">
            <text:p>3161874</text:p>
          </table:table-cell>
        </table:table-row>
        <table:table-row table:style-name="ro1">
          <table:table-cell office:value-type="string">
            <text:p>OS-0-C</text:p>
          </table:table-cell>
          <table:table-cell office:value-type="float" office:value="46377433">
            <text:p>46377433</text:p>
          </table:table-cell>
          <table:table-cell office:value-type="float" office:value="4891054">
            <text:p>4891054</text:p>
          </table:table-cell>
          <table:table-cell office:value-type="float" office:value="3060545">
            <text:p>3060545</text:p>
          </table:table-cell>
          <table:table-cell office:value-type="float" office:value="12490922">
            <text:p>12490922</text:p>
          </table:table-cell>
          <table:table-cell office:value-type="float" office:value="5591191">
            <text:p>5591191</text:p>
          </table:table-cell>
          <table:table-cell office:value-type="float" office:value="4097510">
            <text:p>4097510</text:p>
          </table:table-cell>
        </table:table-row>
        <table:table-row table:style-name="ro1">
          <table:table-cell office:value-type="string">
            <text:p>OS-0-D</text:p>
          </table:table-cell>
          <table:table-cell office:value-type="float" office:value="17308730">
            <text:p>17308730</text:p>
          </table:table-cell>
          <table:table-cell office:value-type="float" office:value="1718818">
            <text:p>1718818</text:p>
          </table:table-cell>
          <table:table-cell office:value-type="float" office:value="1200086">
            <text:p>1200086</text:p>
          </table:table-cell>
          <table:table-cell office:value-type="float" office:value="4604758">
            <text:p>4604758</text:p>
          </table:table-cell>
          <table:table-cell office:value-type="float" office:value="1916131">
            <text:p>1916131</text:p>
          </table:table-cell>
          <table:table-cell office:value-type="float" office:value="1553323">
            <text:p>1553323</text:p>
          </table:table-cell>
        </table:table-row>
        <table:table-row table:style-name="ro1">
          <table:table-cell office:value-type="string">
            <text:p>OS-2-A</text:p>
          </table:table-cell>
          <table:table-cell office:value-type="float" office:value="22764362">
            <text:p>22764362</text:p>
          </table:table-cell>
          <table:table-cell office:value-type="float" office:value="2357244">
            <text:p>2357244</text:p>
          </table:table-cell>
          <table:table-cell office:value-type="float" office:value="1645931">
            <text:p>1645931</text:p>
          </table:table-cell>
          <table:table-cell office:value-type="float" office:value="6747994">
            <text:p>6747994</text:p>
          </table:table-cell>
          <table:table-cell office:value-type="float" office:value="2845987">
            <text:p>2845987</text:p>
          </table:table-cell>
          <table:table-cell office:value-type="float" office:value="2110803">
            <text:p>2110803</text:p>
          </table:table-cell>
        </table:table-row>
        <table:table-row table:style-name="ro1">
          <table:table-cell office:value-type="string">
            <text:p>OS-2-B</text:p>
          </table:table-cell>
          <table:table-cell office:value-type="float" office:value="57702151">
            <text:p>57702151</text:p>
          </table:table-cell>
          <table:table-cell office:value-type="float" office:value="5997904">
            <text:p>5997904</text:p>
          </table:table-cell>
          <table:table-cell office:value-type="float" office:value="3955018">
            <text:p>3955018</text:p>
          </table:table-cell>
          <table:table-cell office:value-type="float" office:value="16092654">
            <text:p>16092654</text:p>
          </table:table-cell>
          <table:table-cell office:value-type="float" office:value="6581075">
            <text:p>6581075</text:p>
          </table:table-cell>
          <table:table-cell office:value-type="float" office:value="4793908">
            <text:p>4793908</text:p>
          </table:table-cell>
        </table:table-row>
        <table:table-row table:style-name="ro1">
          <table:table-cell office:value-type="string">
            <text:p>OS-2-c</text:p>
          </table:table-cell>
          <table:table-cell office:value-type="float" office:value="21138316">
            <text:p>21138316</text:p>
          </table:table-cell>
          <table:table-cell office:value-type="float" office:value="2130550">
            <text:p>2130550</text:p>
          </table:table-cell>
          <table:table-cell office:value-type="float" office:value="1546082">
            <text:p>1546082</text:p>
          </table:table-cell>
          <table:table-cell office:value-type="float" office:value="6422333">
            <text:p>6422333</text:p>
          </table:table-cell>
          <table:table-cell office:value-type="float" office:value="2606366">
            <text:p>2606366</text:p>
          </table:table-cell>
          <table:table-cell office:value-type="float" office:value="1952651">
            <text:p>1952651</text:p>
          </table:table-cell>
        </table:table-row>
        <table:table-row table:style-name="ro1">
          <table:table-cell office:value-type="string">
            <text:p>OS-2-D</text:p>
          </table:table-cell>
          <table:table-cell office:value-type="float" office:value="23466279">
            <text:p>23466279</text:p>
          </table:table-cell>
          <table:table-cell office:value-type="float" office:value="2314615">
            <text:p>2314615</text:p>
          </table:table-cell>
          <table:table-cell office:value-type="float" office:value="1578429">
            <text:p>1578429</text:p>
          </table:table-cell>
          <table:table-cell office:value-type="float" office:value="6982814">
            <text:p>6982814</text:p>
          </table:table-cell>
          <table:table-cell office:value-type="float" office:value="2616883">
            <text:p>2616883</text:p>
          </table:table-cell>
          <table:table-cell office:value-type="float" office:value="2171465">
            <text:p>2171465</text:p>
          </table:table-cell>
        </table:table-row>
        <table:table-row table:style-name="ro1">
          <table:table-cell office:value-type="string">
            <text:p>OS-2-E</text:p>
          </table:table-cell>
          <table:table-cell office:value-type="float" office:value="15211907">
            <text:p>15211907</text:p>
          </table:table-cell>
          <table:table-cell office:value-type="float" office:value="1575789">
            <text:p>1575789</text:p>
          </table:table-cell>
          <table:table-cell office:value-type="float" office:value="1111145">
            <text:p>1111145</text:p>
          </table:table-cell>
          <table:table-cell office:value-type="float" office:value="4653787">
            <text:p>4653787</text:p>
          </table:table-cell>
          <table:table-cell office:value-type="float" office:value="1789162">
            <text:p>1789162</text:p>
          </table:table-cell>
          <table:table-cell office:value-type="float" office:value="1478007">
            <text:p>1478007</text:p>
          </table:table-cell>
        </table:table-row>
        <table:table-row table:style-name="ro1">
          <table:table-cell office:value-type="string">
            <text:p>OS-3-A</text:p>
          </table:table-cell>
          <table:table-cell office:value-type="float" office:value="22861614">
            <text:p>22861614</text:p>
          </table:table-cell>
          <table:table-cell office:value-type="float" office:value="2246440">
            <text:p>2246440</text:p>
          </table:table-cell>
          <table:table-cell office:value-type="float" office:value="1457566">
            <text:p>1457566</text:p>
          </table:table-cell>
          <table:table-cell office:value-type="float" office:value="6365317">
            <text:p>6365317</text:p>
          </table:table-cell>
          <table:table-cell office:value-type="float" office:value="2649536">
            <text:p>2649536</text:p>
          </table:table-cell>
          <table:table-cell office:value-type="float" office:value="1997746">
            <text:p>1997746</text:p>
          </table:table-cell>
        </table:table-row>
        <table:table-row table:style-name="ro1">
          <table:table-cell office:value-type="string">
            <text:p>OS-3-B</text:p>
          </table:table-cell>
          <table:table-cell office:value-type="float" office:value="36609243">
            <text:p>36609243</text:p>
          </table:table-cell>
          <table:table-cell office:value-type="float" office:value="3839431">
            <text:p>3839431</text:p>
          </table:table-cell>
          <table:table-cell office:value-type="float" office:value="2553447">
            <text:p>2553447</text:p>
          </table:table-cell>
          <table:table-cell office:value-type="float" office:value="10043834">
            <text:p>10043834</text:p>
          </table:table-cell>
          <table:table-cell office:value-type="float" office:value="4265992">
            <text:p>4265992</text:p>
          </table:table-cell>
          <table:table-cell office:value-type="float" office:value="3241374">
            <text:p>3241374</text:p>
          </table:table-cell>
        </table:table-row>
        <table:table-row table:style-name="ro1">
          <table:table-cell office:value-type="string">
            <text:p>OS-3-C</text:p>
          </table:table-cell>
          <table:table-cell office:value-type="float" office:value="32185371">
            <text:p>32185371</text:p>
          </table:table-cell>
          <table:table-cell office:value-type="float" office:value="3393350">
            <text:p>3393350</text:p>
          </table:table-cell>
          <table:table-cell office:value-type="float" office:value="2170946">
            <text:p>2170946</text:p>
          </table:table-cell>
          <table:table-cell office:value-type="float" office:value="8994800">
            <text:p>8994800</text:p>
          </table:table-cell>
          <table:table-cell office:value-type="float" office:value="3822732">
            <text:p>3822732</text:p>
          </table:table-cell>
          <table:table-cell office:value-type="float" office:value="2846049">
            <text:p>2846049</text:p>
          </table:table-cell>
        </table:table-row>
        <table:table-row table:style-name="ro1">
          <table:table-cell office:value-type="string">
            <text:p>OS-3-D</text:p>
          </table:table-cell>
          <table:table-cell office:value-type="float" office:value="16301945">
            <text:p>16301945</text:p>
          </table:table-cell>
          <table:table-cell office:value-type="float" office:value="1677229">
            <text:p>1677229</text:p>
          </table:table-cell>
          <table:table-cell office:value-type="float" office:value="1167743">
            <text:p>1167743</text:p>
          </table:table-cell>
          <table:table-cell office:value-type="float" office:value="4814981">
            <text:p>4814981</text:p>
          </table:table-cell>
          <table:table-cell office:value-type="float" office:value="1960724">
            <text:p>1960724</text:p>
          </table:table-cell>
          <table:table-cell office:value-type="float" office:value="1534235">
            <text:p>1534235</text:p>
          </table:table-cell>
        </table:table-row>
        <table:table-row table:style-name="ro1">
          <table:table-cell office:value-type="string">
            <text:p>OS-3-E</text:p>
          </table:table-cell>
          <table:table-cell office:value-type="float" office:value="40101772">
            <text:p>40101772</text:p>
          </table:table-cell>
          <table:table-cell office:value-type="float" office:value="4162151">
            <text:p>4162151</text:p>
          </table:table-cell>
          <table:table-cell office:value-type="float" office:value="2699458">
            <text:p>2699458</text:p>
          </table:table-cell>
          <table:table-cell office:value-type="float" office:value="12030830">
            <text:p>12030830</text:p>
          </table:table-cell>
          <table:table-cell office:value-type="float" office:value="4775682">
            <text:p>4775682</text:p>
          </table:table-cell>
          <table:table-cell office:value-type="float" office:value="3706290">
            <text:p>3706290</text:p>
          </table:table-cell>
        </table:table-row>
        <table:table-row table:style-name="ro1">
          <table:table-cell office:value-type="string">
            <text:p>OS-4-A</text:p>
          </table:table-cell>
          <table:table-cell office:value-type="float" office:value="47628671">
            <text:p>47628671</text:p>
          </table:table-cell>
          <table:table-cell office:value-type="float" office:value="4832651">
            <text:p>4832651</text:p>
          </table:table-cell>
          <table:table-cell office:value-type="float" office:value="3037629">
            <text:p>3037629</text:p>
          </table:table-cell>
          <table:table-cell office:value-type="float" office:value="12179458">
            <text:p>12179458</text:p>
          </table:table-cell>
          <table:table-cell office:value-type="float" office:value="5715455">
            <text:p>5715455</text:p>
          </table:table-cell>
          <table:table-cell office:value-type="float" office:value="3990901">
            <text:p>3990901</text:p>
          </table:table-cell>
        </table:table-row>
        <table:table-row table:style-name="ro1">
          <table:table-cell office:value-type="string">
            <text:p>OS-4-B</text:p>
          </table:table-cell>
          <table:table-cell office:value-type="float" office:value="20628765">
            <text:p>20628765</text:p>
          </table:table-cell>
          <table:table-cell office:value-type="float" office:value="1967469">
            <text:p>1967469</text:p>
          </table:table-cell>
          <table:table-cell office:value-type="float" office:value="1271667">
            <text:p>1271667</text:p>
          </table:table-cell>
          <table:table-cell office:value-type="float" office:value="5419471">
            <text:p>5419471</text:p>
          </table:table-cell>
          <table:table-cell office:value-type="float" office:value="2540933">
            <text:p>2540933</text:p>
          </table:table-cell>
          <table:table-cell office:value-type="float" office:value="1936058">
            <text:p>1936058</text:p>
          </table:table-cell>
        </table:table-row>
        <table:table-row table:style-name="ro1">
          <table:table-cell office:value-type="string">
            <text:p>OS-4-C</text:p>
          </table:table-cell>
          <table:table-cell office:value-type="float" office:value="36676738">
            <text:p>36676738</text:p>
          </table:table-cell>
          <table:table-cell office:value-type="float" office:value="3603268">
            <text:p>3603268</text:p>
          </table:table-cell>
          <table:table-cell office:value-type="float" office:value="2304365">
            <text:p>2304365</text:p>
          </table:table-cell>
          <table:table-cell office:value-type="float" office:value="9189025">
            <text:p>9189025</text:p>
          </table:table-cell>
          <table:table-cell office:value-type="float" office:value="4261429">
            <text:p>4261429</text:p>
          </table:table-cell>
          <table:table-cell office:value-type="float" office:value="3011881">
            <text:p>3011881</text:p>
          </table:table-cell>
        </table:table-row>
        <table:table-row table:style-name="ro1">
          <table:table-cell office:value-type="string">
            <text:p>OS-4-D</text:p>
          </table:table-cell>
          <table:table-cell office:value-type="float" office:value="29989678">
            <text:p>29989678</text:p>
          </table:table-cell>
          <table:table-cell office:value-type="float" office:value="3044349">
            <text:p>3044349</text:p>
          </table:table-cell>
          <table:table-cell office:value-type="float" office:value="2052690">
            <text:p>2052690</text:p>
          </table:table-cell>
          <table:table-cell office:value-type="float" office:value="7268329">
            <text:p>7268329</text:p>
          </table:table-cell>
          <table:table-cell office:value-type="float" office:value="3561636">
            <text:p>3561636</text:p>
          </table:table-cell>
          <table:table-cell office:value-type="float" office:value="2467973">
            <text:p>2467973</text:p>
          </table:table-cell>
        </table:table-row>
        <table:table-row table:style-name="ro1">
          <table:table-cell office:value-type="string">
            <text:p>OS-4-E</text:p>
          </table:table-cell>
          <table:table-cell office:value-type="float" office:value="25699426">
            <text:p>25699426</text:p>
          </table:table-cell>
          <table:table-cell office:value-type="float" office:value="2430054">
            <text:p>2430054</text:p>
          </table:table-cell>
          <table:table-cell office:value-type="float" office:value="1621185">
            <text:p>1621185</text:p>
          </table:table-cell>
          <table:table-cell office:value-type="float" office:value="6944281">
            <text:p>6944281</text:p>
          </table:table-cell>
          <table:table-cell office:value-type="float" office:value="2791431">
            <text:p>2791431</text:p>
          </table:table-cell>
          <table:table-cell office:value-type="float" office:value="2279298">
            <text:p>2279298</text:p>
          </table:table-cell>
        </table:table-row>
        <table:table-row table:style-name="ro1">
          <table:table-cell office:value-type="string">
            <text:p>SW-0-A</text:p>
          </table:table-cell>
          <table:table-cell office:value-type="float" office:value="25925382">
            <text:p>25925382</text:p>
          </table:table-cell>
          <table:table-cell office:value-type="float" office:value="2585350">
            <text:p>2585350</text:p>
          </table:table-cell>
          <table:table-cell office:value-type="float" office:value="1368778">
            <text:p>1368778</text:p>
          </table:table-cell>
          <table:table-cell office:value-type="float" office:value="4207316">
            <text:p>4207316</text:p>
          </table:table-cell>
          <table:table-cell office:value-type="float" office:value="3553765">
            <text:p>3553765</text:p>
          </table:table-cell>
          <table:table-cell office:value-type="float" office:value="2095204">
            <text:p>2095204</text:p>
          </table:table-cell>
        </table:table-row>
        <table:table-row table:style-name="ro1">
          <table:table-cell office:value-type="string">
            <text:p>SW-0-B</text:p>
          </table:table-cell>
          <table:table-cell office:value-type="float" office:value="27723809">
            <text:p>27723809</text:p>
          </table:table-cell>
          <table:table-cell office:value-type="float" office:value="2762987">
            <text:p>2762987</text:p>
          </table:table-cell>
          <table:table-cell office:value-type="float" office:value="1490758">
            <text:p>1490758</text:p>
          </table:table-cell>
          <table:table-cell office:value-type="float" office:value="4414798">
            <text:p>4414798</text:p>
          </table:table-cell>
          <table:table-cell office:value-type="float" office:value="3632128">
            <text:p>3632128</text:p>
          </table:table-cell>
          <table:table-cell office:value-type="float" office:value="2166581">
            <text:p>2166581</text:p>
          </table:table-cell>
        </table:table-row>
        <table:table-row table:style-name="ro1">
          <table:table-cell office:value-type="string">
            <text:p>SW-0-C</text:p>
          </table:table-cell>
          <table:table-cell office:value-type="float" office:value="24590641">
            <text:p>24590641</text:p>
          </table:table-cell>
          <table:table-cell office:value-type="float" office:value="2498314">
            <text:p>2498314</text:p>
          </table:table-cell>
          <table:table-cell office:value-type="float" office:value="1320489">
            <text:p>1320489</text:p>
          </table:table-cell>
          <table:table-cell office:value-type="float" office:value="3928436">
            <text:p>3928436</text:p>
          </table:table-cell>
          <table:table-cell office:value-type="float" office:value="3434037">
            <text:p>3434037</text:p>
          </table:table-cell>
          <table:table-cell office:value-type="float" office:value="1892788">
            <text:p>1892788</text:p>
          </table:table-cell>
        </table:table-row>
        <table:table-row table:style-name="ro1">
          <table:table-cell office:value-type="string">
            <text:p>SW-0-D</text:p>
          </table:table-cell>
          <table:table-cell office:value-type="float" office:value="27003123">
            <text:p>27003123</text:p>
          </table:table-cell>
          <table:table-cell office:value-type="float" office:value="2725172">
            <text:p>2725172</text:p>
          </table:table-cell>
          <table:table-cell office:value-type="float" office:value="1444923">
            <text:p>1444923</text:p>
          </table:table-cell>
          <table:table-cell office:value-type="float" office:value="4188737">
            <text:p>4188737</text:p>
          </table:table-cell>
          <table:table-cell office:value-type="float" office:value="3854489">
            <text:p>3854489</text:p>
          </table:table-cell>
          <table:table-cell office:value-type="float" office:value="2055422">
            <text:p>2055422</text:p>
          </table:table-cell>
        </table:table-row>
        <table:table-row table:style-name="ro1">
          <table:table-cell office:value-type="string">
            <text:p>SW-2-A</text:p>
          </table:table-cell>
          <table:table-cell office:value-type="float" office:value="36672157">
            <text:p>36672157</text:p>
          </table:table-cell>
          <table:table-cell office:value-type="float" office:value="3552254">
            <text:p>3552254</text:p>
          </table:table-cell>
          <table:table-cell office:value-type="float" office:value="1993212">
            <text:p>1993212</text:p>
          </table:table-cell>
          <table:table-cell office:value-type="float" office:value="5862803">
            <text:p>5862803</text:p>
          </table:table-cell>
          <table:table-cell office:value-type="float" office:value="4912487">
            <text:p>4912487</text:p>
          </table:table-cell>
          <table:table-cell office:value-type="float" office:value="3067161">
            <text:p>3067161</text:p>
          </table:table-cell>
        </table:table-row>
        <table:table-row table:style-name="ro1">
          <table:table-cell office:value-type="string">
            <text:p>SW-2-B</text:p>
          </table:table-cell>
          <table:table-cell office:value-type="float" office:value="55387452">
            <text:p>55387452</text:p>
          </table:table-cell>
          <table:table-cell office:value-type="float" office:value="5749971">
            <text:p>5749971</text:p>
          </table:table-cell>
          <table:table-cell office:value-type="float" office:value="3176561">
            <text:p>3176561</text:p>
          </table:table-cell>
          <table:table-cell office:value-type="float" office:value="8829719">
            <text:p>8829719</text:p>
          </table:table-cell>
          <table:table-cell office:value-type="float" office:value="7428928">
            <text:p>7428928</text:p>
          </table:table-cell>
          <table:table-cell office:value-type="float" office:value="4513351">
            <text:p>4513351</text:p>
          </table:table-cell>
        </table:table-row>
        <table:table-row table:style-name="ro1">
          <table:table-cell office:value-type="string">
            <text:p>SW-2-C</text:p>
          </table:table-cell>
          <table:table-cell office:value-type="float" office:value="12847352">
            <text:p>12847352</text:p>
          </table:table-cell>
          <table:table-cell office:value-type="float" office:value="1229144">
            <text:p>1229144</text:p>
          </table:table-cell>
          <table:table-cell office:value-type="float" office:value="686577">
            <text:p>686577</text:p>
          </table:table-cell>
          <table:table-cell office:value-type="float" office:value="2155649">
            <text:p>2155649</text:p>
          </table:table-cell>
          <table:table-cell office:value-type="float" office:value="1633179">
            <text:p>1633179</text:p>
          </table:table-cell>
          <table:table-cell office:value-type="float" office:value="1266075">
            <text:p>1266075</text:p>
          </table:table-cell>
        </table:table-row>
        <table:table-row table:style-name="ro1">
          <table:table-cell office:value-type="string">
            <text:p>SW-2-D</text:p>
          </table:table-cell>
          <table:table-cell office:value-type="float" office:value="27172546">
            <text:p>27172546</text:p>
          </table:table-cell>
          <table:table-cell office:value-type="float" office:value="2741971">
            <text:p>2741971</text:p>
          </table:table-cell>
          <table:table-cell office:value-type="float" office:value="1534649">
            <text:p>1534649</text:p>
          </table:table-cell>
          <table:table-cell office:value-type="float" office:value="4175902">
            <text:p>4175902</text:p>
          </table:table-cell>
          <table:table-cell office:value-type="float" office:value="3812019">
            <text:p>3812019</text:p>
          </table:table-cell>
          <table:table-cell office:value-type="float" office:value="2364594">
            <text:p>2364594</text:p>
          </table:table-cell>
        </table:table-row>
        <table:table-row table:style-name="ro1">
          <table:table-cell office:value-type="string">
            <text:p>SW-2-E</text:p>
          </table:table-cell>
          <table:table-cell office:value-type="float" office:value="36261965">
            <text:p>36261965</text:p>
          </table:table-cell>
          <table:table-cell office:value-type="float" office:value="3594932">
            <text:p>3594932</text:p>
          </table:table-cell>
          <table:table-cell office:value-type="float" office:value="1949635">
            <text:p>1949635</text:p>
          </table:table-cell>
          <table:table-cell office:value-type="float" office:value="5511535">
            <text:p>5511535</text:p>
          </table:table-cell>
          <table:table-cell office:value-type="float" office:value="4817902">
            <text:p>4817902</text:p>
          </table:table-cell>
          <table:table-cell office:value-type="float" office:value="2808772">
            <text:p>2808772</text:p>
          </table:table-cell>
        </table:table-row>
        <table:table-row table:style-name="ro1">
          <table:table-cell office:value-type="string">
            <text:p>SW-3-A</text:p>
          </table:table-cell>
          <table:table-cell office:value-type="float" office:value="41425370">
            <text:p>41425370</text:p>
          </table:table-cell>
          <table:table-cell office:value-type="float" office:value="4394188">
            <text:p>4394188</text:p>
          </table:table-cell>
          <table:table-cell office:value-type="float" office:value="2278923">
            <text:p>2278923</text:p>
          </table:table-cell>
          <table:table-cell office:value-type="float" office:value="6380134">
            <text:p>6380134</text:p>
          </table:table-cell>
          <table:table-cell office:value-type="float" office:value="6116299">
            <text:p>6116299</text:p>
          </table:table-cell>
          <table:table-cell office:value-type="float" office:value="3605578">
            <text:p>3605578</text:p>
          </table:table-cell>
        </table:table-row>
        <table:table-row table:style-name="ro1">
          <table:table-cell office:value-type="string">
            <text:p>SW-3-B</text:p>
          </table:table-cell>
          <table:table-cell office:value-type="float" office:value="31372025">
            <text:p>31372025</text:p>
          </table:table-cell>
          <table:table-cell office:value-type="float" office:value="3186497">
            <text:p>3186497</text:p>
          </table:table-cell>
          <table:table-cell office:value-type="float" office:value="1705630">
            <text:p>1705630</text:p>
          </table:table-cell>
          <table:table-cell office:value-type="float" office:value="5116685">
            <text:p>5116685</text:p>
          </table:table-cell>
          <table:table-cell office:value-type="float" office:value="4277989">
            <text:p>4277989</text:p>
          </table:table-cell>
          <table:table-cell office:value-type="float" office:value="2634428">
            <text:p>2634428</text:p>
          </table:table-cell>
        </table:table-row>
        <table:table-row table:style-name="ro1">
          <table:table-cell office:value-type="string">
            <text:p>SW-3-C</text:p>
          </table:table-cell>
          <table:table-cell office:value-type="float" office:value="55791162">
            <text:p>55791162</text:p>
          </table:table-cell>
          <table:table-cell office:value-type="float" office:value="5462727">
            <text:p>5462727</text:p>
          </table:table-cell>
          <table:table-cell office:value-type="float" office:value="2910233">
            <text:p>2910233</text:p>
          </table:table-cell>
          <table:table-cell office:value-type="float" office:value="8851238">
            <text:p>8851238</text:p>
          </table:table-cell>
          <table:table-cell office:value-type="float" office:value="7186650">
            <text:p>7186650</text:p>
          </table:table-cell>
          <table:table-cell office:value-type="float" office:value="4782852">
            <text:p>4782852</text:p>
          </table:table-cell>
        </table:table-row>
        <table:table-row table:style-name="ro1">
          <table:table-cell office:value-type="string">
            <text:p>SW-3-D</text:p>
          </table:table-cell>
          <table:table-cell office:value-type="float" office:value="63369838">
            <text:p>63369838</text:p>
          </table:table-cell>
          <table:table-cell office:value-type="float" office:value="6464524">
            <text:p>6464524</text:p>
          </table:table-cell>
          <table:table-cell office:value-type="float" office:value="3414006">
            <text:p>3414006</text:p>
          </table:table-cell>
          <table:table-cell office:value-type="float" office:value="9955990">
            <text:p>9955990</text:p>
          </table:table-cell>
          <table:table-cell office:value-type="float" office:value="8659000">
            <text:p>8659000</text:p>
          </table:table-cell>
          <table:table-cell office:value-type="float" office:value="4975814">
            <text:p>4975814</text:p>
          </table:table-cell>
        </table:table-row>
        <table:table-row table:style-name="ro1">
          <table:table-cell office:value-type="string">
            <text:p>SW-3-E</text:p>
          </table:table-cell>
          <table:table-cell office:value-type="float" office:value="43287500">
            <text:p>43287500</text:p>
          </table:table-cell>
          <table:table-cell office:value-type="float" office:value="4344795">
            <text:p>4344795</text:p>
          </table:table-cell>
          <table:table-cell office:value-type="float" office:value="2252119">
            <text:p>2252119</text:p>
          </table:table-cell>
          <table:table-cell office:value-type="float" office:value="6938470">
            <text:p>6938470</text:p>
          </table:table-cell>
          <table:table-cell office:value-type="float" office:value="5786253">
            <text:p>5786253</text:p>
          </table:table-cell>
          <table:table-cell office:value-type="float" office:value="3594708">
            <text:p>3594708</text:p>
          </table:table-cell>
        </table:table-row>
        <table:table-row table:style-name="ro1">
          <table:table-cell office:value-type="string">
            <text:p>SW-4-A</text:p>
          </table:table-cell>
          <table:table-cell office:value-type="float" office:value="27662943">
            <text:p>27662943</text:p>
          </table:table-cell>
          <table:table-cell office:value-type="float" office:value="2726967">
            <text:p>2726967</text:p>
          </table:table-cell>
          <table:table-cell office:value-type="float" office:value="1530441">
            <text:p>1530441</text:p>
          </table:table-cell>
          <table:table-cell office:value-type="float" office:value="4846672">
            <text:p>4846672</text:p>
          </table:table-cell>
          <table:table-cell office:value-type="float" office:value="3584460">
            <text:p>3584460</text:p>
          </table:table-cell>
          <table:table-cell office:value-type="float" office:value="2089592">
            <text:p>2089592</text:p>
          </table:table-cell>
        </table:table-row>
        <table:table-row table:style-name="ro1">
          <table:table-cell office:value-type="string">
            <text:p>SW-4-B</text:p>
          </table:table-cell>
          <table:table-cell office:value-type="float" office:value="64247291">
            <text:p>64247291</text:p>
          </table:table-cell>
          <table:table-cell office:value-type="float" office:value="6398482">
            <text:p>6398482</text:p>
          </table:table-cell>
          <table:table-cell office:value-type="float" office:value="3366057">
            <text:p>3366057</text:p>
          </table:table-cell>
          <table:table-cell office:value-type="float" office:value="10448965">
            <text:p>10448965</text:p>
          </table:table-cell>
          <table:table-cell office:value-type="float" office:value="8315466">
            <text:p>8315466</text:p>
          </table:table-cell>
          <table:table-cell office:value-type="float" office:value="4331204">
            <text:p>4331204</text:p>
          </table:table-cell>
        </table:table-row>
        <table:table-row table:style-name="ro1">
          <table:table-cell office:value-type="string">
            <text:p>SW-4-C</text:p>
          </table:table-cell>
          <table:table-cell office:value-type="float" office:value="71851415">
            <text:p>71851415</text:p>
          </table:table-cell>
          <table:table-cell office:value-type="float" office:value="7048233">
            <text:p>7048233</text:p>
          </table:table-cell>
          <table:table-cell office:value-type="float" office:value="3751211">
            <text:p>3751211</text:p>
          </table:table-cell>
          <table:table-cell office:value-type="float" office:value="11462688">
            <text:p>11462688</text:p>
          </table:table-cell>
          <table:table-cell office:value-type="float" office:value="9174576">
            <text:p>9174576</text:p>
          </table:table-cell>
          <table:table-cell office:value-type="float" office:value="4938937">
            <text:p>4938937</text:p>
          </table:table-cell>
        </table:table-row>
        <table:table-row table:style-name="ro1">
          <table:table-cell office:value-type="string">
            <text:p>SW-4-D</text:p>
          </table:table-cell>
          <table:table-cell office:value-type="float" office:value="25124732">
            <text:p>25124732</text:p>
          </table:table-cell>
          <table:table-cell office:value-type="float" office:value="2402971">
            <text:p>2402971</text:p>
          </table:table-cell>
          <table:table-cell office:value-type="float" office:value="1302405">
            <text:p>1302405</text:p>
          </table:table-cell>
          <table:table-cell office:value-type="float" office:value="4260085">
            <text:p>4260085</text:p>
          </table:table-cell>
          <table:table-cell office:value-type="float" office:value="3005258">
            <text:p>3005258</text:p>
          </table:table-cell>
          <table:table-cell office:value-type="float" office:value="2040667">
            <text:p>2040667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office:value-type="string">
            <text:p>tic</text:p>
          </table:table-cell>
          <table:table-cell office:value-type="string">
            <text:p>4.54+4.56tic_toluene</text:p>
          </table:table-cell>
          <table:table-cell table:number-columns-repeated="2"/>
          <table:table-cell office:value-type="string">
            <text:p>6.15+6.20tic_xylene3</text:p>
          </table:table-cell>
          <table:table-cell table:number-columns-repeated="2"/>
        </table:table-row>
        <table:table-row table:style-name="ro1">
          <table:table-cell office:value-type="string">
            <text:p>Filename</text:p>
          </table:table-cell>
          <table:table-cell table:number-columns-repeated="2" office:value-type="string">
            <text:p>Area</text:p>
          </table:table-cell>
          <table:table-cell/>
          <table:table-cell table:number-columns-repeated="3" office:value-type="string">
            <text:p>Area</text:p>
          </table:table-cell>
        </table:table-row>
        <table:table-row table:style-name="ro1">
          <table:table-cell office:value-type="string">
            <text:p>AK-0-A</text:p>
          </table:table-cell>
          <table:table-cell office:value-type="float" office:value="82175680">
            <text:p>82175680</text:p>
          </table:table-cell>
          <table:table-cell office:value-type="float" office:value="14773826">
            <text:p>14773826</text:p>
          </table:table-cell>
          <table:table-cell/>
          <table:table-cell office:value-type="float" office:value="2296002">
            <text:p>2296002</text:p>
          </table:table-cell>
          <table:table-cell office:value-type="float" office:value="16718266">
            <text:p>16718266</text:p>
          </table:table-cell>
          <table:table-cell office:value-type="float" office:value="32866979">
            <text:p>32866979</text:p>
          </table:table-cell>
        </table:table-row>
        <table:table-row table:style-name="ro1">
          <table:table-cell office:value-type="string">
            <text:p>AK-0-B</text:p>
          </table:table-cell>
          <table:table-cell office:value-type="float" office:value="95102353">
            <text:p>95102353</text:p>
          </table:table-cell>
          <table:table-cell office:value-type="float" office:value="15899354">
            <text:p>15899354</text:p>
          </table:table-cell>
          <table:table-cell/>
          <table:table-cell office:value-type="float" office:value="2428844">
            <text:p>2428844</text:p>
          </table:table-cell>
          <table:table-cell office:value-type="float" office:value="18187236">
            <text:p>18187236</text:p>
          </table:table-cell>
          <table:table-cell office:value-type="float" office:value="37728115">
            <text:p>37728115</text:p>
          </table:table-cell>
        </table:table-row>
        <table:table-row table:style-name="ro1">
          <table:table-cell office:value-type="string">
            <text:p>AK-0-C</text:p>
          </table:table-cell>
          <table:table-cell office:value-type="float" office:value="116927698">
            <text:p>116927698</text:p>
          </table:table-cell>
          <table:table-cell office:value-type="float" office:value="19229647">
            <text:p>19229647</text:p>
          </table:table-cell>
          <table:table-cell/>
          <table:table-cell office:value-type="float" office:value="3241295">
            <text:p>3241295</text:p>
          </table:table-cell>
          <table:table-cell office:value-type="float" office:value="22914345">
            <text:p>22914345</text:p>
          </table:table-cell>
          <table:table-cell office:value-type="float" office:value="42626712">
            <text:p>42626712</text:p>
          </table:table-cell>
        </table:table-row>
        <table:table-row table:style-name="ro1">
          <table:table-cell office:value-type="string">
            <text:p>AK-0-D</text:p>
          </table:table-cell>
          <table:table-cell office:value-type="float" office:value="74796699">
            <text:p>74796699</text:p>
          </table:table-cell>
          <table:table-cell office:value-type="float" office:value="11459522">
            <text:p>11459522</text:p>
          </table:table-cell>
          <table:table-cell/>
          <table:table-cell office:value-type="float" office:value="1933029">
            <text:p>1933029</text:p>
          </table:table-cell>
          <table:table-cell office:value-type="float" office:value="13939514">
            <text:p>13939514</text:p>
          </table:table-cell>
          <table:table-cell office:value-type="float" office:value="27565293">
            <text:p>27565293</text:p>
          </table:table-cell>
        </table:table-row>
        <table:table-row table:style-name="ro1">
          <table:table-cell office:value-type="string">
            <text:p>AK-2-A</text:p>
          </table:table-cell>
          <table:table-cell office:value-type="float" office:value="91111180">
            <text:p>91111180</text:p>
          </table:table-cell>
          <table:table-cell office:value-type="float" office:value="15586428">
            <text:p>15586428</text:p>
          </table:table-cell>
          <table:table-cell/>
          <table:table-cell office:value-type="float" office:value="2546633">
            <text:p>2546633</text:p>
          </table:table-cell>
          <table:table-cell office:value-type="float" office:value="18385134">
            <text:p>18385134</text:p>
          </table:table-cell>
          <table:table-cell office:value-type="float" office:value="30577058">
            <text:p>30577058</text:p>
          </table:table-cell>
        </table:table-row>
        <table:table-row table:style-name="ro1">
          <table:table-cell office:value-type="string">
            <text:p>AK-2-B</text:p>
          </table:table-cell>
          <table:table-cell office:value-type="float" office:value="57962464">
            <text:p>57962464</text:p>
          </table:table-cell>
          <table:table-cell office:value-type="float" office:value="8359868">
            <text:p>8359868</text:p>
          </table:table-cell>
          <table:table-cell/>
          <table:table-cell office:value-type="float" office:value="1303764">
            <text:p>1303764</text:p>
          </table:table-cell>
          <table:table-cell office:value-type="float" office:value="10654818">
            <text:p>10654818</text:p>
          </table:table-cell>
          <table:table-cell office:value-type="float" office:value="17414866">
            <text:p>17414866</text:p>
          </table:table-cell>
        </table:table-row>
        <table:table-row table:style-name="ro1">
          <table:table-cell office:value-type="string">
            <text:p>AK-2-C</text:p>
          </table:table-cell>
          <table:table-cell office:value-type="float" office:value="48914524">
            <text:p>48914524</text:p>
          </table:table-cell>
          <table:table-cell office:value-type="float" office:value="7326565">
            <text:p>7326565</text:p>
          </table:table-cell>
          <table:table-cell/>
          <table:table-cell office:value-type="float" office:value="1306975">
            <text:p>1306975</text:p>
          </table:table-cell>
          <table:table-cell office:value-type="float" office:value="9722669">
            <text:p>9722669</text:p>
          </table:table-cell>
          <table:table-cell office:value-type="float" office:value="15691615">
            <text:p>15691615</text:p>
          </table:table-cell>
        </table:table-row>
        <table:table-row table:style-name="ro1">
          <table:table-cell office:value-type="string">
            <text:p>AK-2-D</text:p>
          </table:table-cell>
          <table:table-cell office:value-type="float" office:value="104911245">
            <text:p>104911245</text:p>
          </table:table-cell>
          <table:table-cell office:value-type="float" office:value="17332230">
            <text:p>17332230</text:p>
          </table:table-cell>
          <table:table-cell/>
          <table:table-cell office:value-type="float" office:value="2795924">
            <text:p>2795924</text:p>
          </table:table-cell>
          <table:table-cell office:value-type="float" office:value="21120926">
            <text:p>21120926</text:p>
          </table:table-cell>
          <table:table-cell office:value-type="float" office:value="36027937">
            <text:p>36027937</text:p>
          </table:table-cell>
        </table:table-row>
        <table:table-row table:style-name="ro1">
          <table:table-cell office:value-type="string">
            <text:p>AK-2-E</text:p>
          </table:table-cell>
          <table:table-cell office:value-type="float" office:value="89017388">
            <text:p>89017388</text:p>
          </table:table-cell>
          <table:table-cell office:value-type="float" office:value="14685117">
            <text:p>14685117</text:p>
          </table:table-cell>
          <table:table-cell/>
          <table:table-cell office:value-type="float" office:value="2499641">
            <text:p>2499641</text:p>
          </table:table-cell>
          <table:table-cell office:value-type="float" office:value="17911179">
            <text:p>17911179</text:p>
          </table:table-cell>
          <table:table-cell office:value-type="float" office:value="27229821">
            <text:p>27229821</text:p>
          </table:table-cell>
        </table:table-row>
        <table:table-row table:style-name="ro1">
          <table:table-cell office:value-type="string">
            <text:p>AK-3-A</text:p>
          </table:table-cell>
          <table:table-cell office:value-type="float" office:value="82936240">
            <text:p>82936240</text:p>
          </table:table-cell>
          <table:table-cell office:value-type="float" office:value="14559565">
            <text:p>14559565</text:p>
          </table:table-cell>
          <table:table-cell/>
          <table:table-cell office:value-type="float" office:value="2095979">
            <text:p>2095979</text:p>
          </table:table-cell>
          <table:table-cell office:value-type="float" office:value="14983520">
            <text:p>14983520</text:p>
          </table:table-cell>
          <table:table-cell office:value-type="float" office:value="27633982">
            <text:p>27633982</text:p>
          </table:table-cell>
        </table:table-row>
        <table:table-row table:style-name="ro1">
          <table:table-cell office:value-type="string">
            <text:p>AK-3-B</text:p>
          </table:table-cell>
          <table:table-cell office:value-type="float" office:value="87448049">
            <text:p>87448049</text:p>
          </table:table-cell>
          <table:table-cell office:value-type="float" office:value="14761966">
            <text:p>14761966</text:p>
          </table:table-cell>
          <table:table-cell/>
          <table:table-cell office:value-type="float" office:value="2311353">
            <text:p>2311353</text:p>
          </table:table-cell>
          <table:table-cell office:value-type="float" office:value="16433334">
            <text:p>16433334</text:p>
          </table:table-cell>
          <table:table-cell office:value-type="float" office:value="27381656">
            <text:p>27381656</text:p>
          </table:table-cell>
        </table:table-row>
        <table:table-row table:style-name="ro1">
          <table:table-cell office:value-type="string">
            <text:p>AK-3-C</text:p>
          </table:table-cell>
          <table:table-cell office:value-type="float" office:value="101222940">
            <text:p>101222940</text:p>
          </table:table-cell>
          <table:table-cell office:value-type="float" office:value="17845645">
            <text:p>17845645</text:p>
          </table:table-cell>
          <table:table-cell/>
          <table:table-cell office:value-type="float" office:value="2668332">
            <text:p>2668332</text:p>
          </table:table-cell>
          <table:table-cell office:value-type="float" office:value="20254645">
            <text:p>20254645</text:p>
          </table:table-cell>
          <table:table-cell office:value-type="float" office:value="37375011">
            <text:p>37375011</text:p>
          </table:table-cell>
        </table:table-row>
        <table:table-row table:style-name="ro1">
          <table:table-cell office:value-type="string">
            <text:p>AK-3-D</text:p>
          </table:table-cell>
          <table:table-cell office:value-type="float" office:value="54031745">
            <text:p>54031745</text:p>
          </table:table-cell>
          <table:table-cell office:value-type="float" office:value="8959489">
            <text:p>8959489</text:p>
          </table:table-cell>
          <table:table-cell/>
          <table:table-cell office:value-type="float" office:value="1540903">
            <text:p>1540903</text:p>
          </table:table-cell>
          <table:table-cell office:value-type="float" office:value="10218966">
            <text:p>10218966</text:p>
          </table:table-cell>
          <table:table-cell office:value-type="float" office:value="16296499">
            <text:p>16296499</text:p>
          </table:table-cell>
        </table:table-row>
        <table:table-row table:style-name="ro1">
          <table:table-cell office:value-type="string">
            <text:p>AK-3-E</text:p>
          </table:table-cell>
          <table:table-cell office:value-type="float" office:value="74974779">
            <text:p>74974779</text:p>
          </table:table-cell>
          <table:table-cell office:value-type="float" office:value="12038634">
            <text:p>12038634</text:p>
          </table:table-cell>
          <table:table-cell/>
          <table:table-cell office:value-type="float" office:value="1894946">
            <text:p>1894946</text:p>
          </table:table-cell>
          <table:table-cell office:value-type="float" office:value="13657999">
            <text:p>13657999</text:p>
          </table:table-cell>
          <table:table-cell office:value-type="float" office:value="23820981">
            <text:p>23820981</text:p>
          </table:table-cell>
        </table:table-row>
        <table:table-row table:style-name="ro1">
          <table:table-cell office:value-type="string">
            <text:p>AK-4-A</text:p>
          </table:table-cell>
          <table:table-cell office:value-type="float" office:value="81781305">
            <text:p>81781305</text:p>
          </table:table-cell>
          <table:table-cell office:value-type="float" office:value="14569287">
            <text:p>14569287</text:p>
          </table:table-cell>
          <table:table-cell/>
          <table:table-cell office:value-type="float" office:value="2139091">
            <text:p>2139091</text:p>
          </table:table-cell>
          <table:table-cell office:value-type="float" office:value="15337524">
            <text:p>15337524</text:p>
          </table:table-cell>
          <table:table-cell office:value-type="float" office:value="25717660">
            <text:p>25717660</text:p>
          </table:table-cell>
        </table:table-row>
        <table:table-row table:style-name="ro1">
          <table:table-cell office:value-type="string">
            <text:p>AK-4-B</text:p>
          </table:table-cell>
          <table:table-cell office:value-type="float" office:value="55427396">
            <text:p>55427396</text:p>
          </table:table-cell>
          <table:table-cell office:value-type="float" office:value="9186941">
            <text:p>9186941</text:p>
          </table:table-cell>
          <table:table-cell/>
          <table:table-cell office:value-type="float" office:value="1304741">
            <text:p>1304741</text:p>
          </table:table-cell>
          <table:table-cell office:value-type="float" office:value="9368029">
            <text:p>9368029</text:p>
          </table:table-cell>
          <table:table-cell office:value-type="float" office:value="21692160">
            <text:p>21692160</text:p>
          </table:table-cell>
        </table:table-row>
        <table:table-row table:style-name="ro1">
          <table:table-cell office:value-type="string">
            <text:p>AK-4-C</text:p>
          </table:table-cell>
          <table:table-cell office:value-type="float" office:value="106401715">
            <text:p>106401715</text:p>
          </table:table-cell>
          <table:table-cell office:value-type="float" office:value="19735544">
            <text:p>19735544</text:p>
          </table:table-cell>
          <table:table-cell/>
          <table:table-cell office:value-type="float" office:value="2722894">
            <text:p>2722894</text:p>
          </table:table-cell>
          <table:table-cell office:value-type="float" office:value="19978659">
            <text:p>19978659</text:p>
          </table:table-cell>
          <table:table-cell office:value-type="float" office:value="67719890">
            <text:p>67719890</text:p>
          </table:table-cell>
        </table:table-row>
        <table:table-row table:style-name="ro1">
          <table:table-cell office:value-type="string">
            <text:p>AK-4-D</text:p>
          </table:table-cell>
          <table:table-cell office:value-type="float" office:value="79077454">
            <text:p>79077454</text:p>
          </table:table-cell>
          <table:table-cell office:value-type="float" office:value="12786408">
            <text:p>12786408</text:p>
          </table:table-cell>
          <table:table-cell/>
          <table:table-cell office:value-type="float" office:value="2021923">
            <text:p>2021923</text:p>
          </table:table-cell>
          <table:table-cell office:value-type="float" office:value="14112388">
            <text:p>14112388</text:p>
          </table:table-cell>
          <table:table-cell office:value-type="float" office:value="62015768">
            <text:p>62015768</text:p>
          </table:table-cell>
        </table:table-row>
        <table:table-row table:style-name="ro1">
          <table:table-cell office:value-type="string">
            <text:p>AK-4-E</text:p>
          </table:table-cell>
          <table:table-cell office:value-type="float" office:value="48240469">
            <text:p>48240469</text:p>
          </table:table-cell>
          <table:table-cell office:value-type="float" office:value="7737150">
            <text:p>7737150</text:p>
          </table:table-cell>
          <table:table-cell/>
          <table:table-cell office:value-type="float" office:value="1228368">
            <text:p>1228368</text:p>
          </table:table-cell>
          <table:table-cell office:value-type="float" office:value="6808801">
            <text:p>6808801</text:p>
          </table:table-cell>
          <table:table-cell office:value-type="float" office:value="21405885">
            <text:p>21405885</text:p>
          </table:table-cell>
        </table:table-row>
        <table:table-row table:style-name="ro1">
          <table:table-cell office:value-type="string">
            <text:p>KL-0-A</text:p>
          </table:table-cell>
          <table:table-cell office:value-type="float" office:value="80883181">
            <text:p>80883181</text:p>
          </table:table-cell>
          <table:table-cell office:value-type="float" office:value="13504204">
            <text:p>13504204</text:p>
          </table:table-cell>
          <table:table-cell/>
          <table:table-cell office:value-type="float" office:value="1769753">
            <text:p>1769753</text:p>
          </table:table-cell>
          <table:table-cell office:value-type="float" office:value="19208731">
            <text:p>19208731</text:p>
          </table:table-cell>
          <table:table-cell office:value-type="float" office:value="33969658">
            <text:p>33969658</text:p>
          </table:table-cell>
        </table:table-row>
        <table:table-row table:style-name="ro1">
          <table:table-cell office:value-type="string">
            <text:p>KL-0-B</text:p>
          </table:table-cell>
          <table:table-cell office:value-type="float" office:value="66039211">
            <text:p>66039211</text:p>
          </table:table-cell>
          <table:table-cell office:value-type="float" office:value="11973360">
            <text:p>11973360</text:p>
          </table:table-cell>
          <table:table-cell/>
          <table:table-cell office:value-type="float" office:value="1495226">
            <text:p>1495226</text:p>
          </table:table-cell>
          <table:table-cell office:value-type="float" office:value="15522922">
            <text:p>15522922</text:p>
          </table:table-cell>
          <table:table-cell office:value-type="float" office:value="26490724">
            <text:p>26490724</text:p>
          </table:table-cell>
        </table:table-row>
        <table:table-row table:style-name="ro1">
          <table:table-cell office:value-type="string">
            <text:p>KL-0-C</text:p>
          </table:table-cell>
          <table:table-cell office:value-type="float" office:value="63119350">
            <text:p>63119350</text:p>
          </table:table-cell>
          <table:table-cell office:value-type="float" office:value="10853786">
            <text:p>10853786</text:p>
          </table:table-cell>
          <table:table-cell/>
          <table:table-cell office:value-type="float" office:value="1344617">
            <text:p>1344617</text:p>
          </table:table-cell>
          <table:table-cell office:value-type="float" office:value="14265005">
            <text:p>14265005</text:p>
          </table:table-cell>
          <table:table-cell office:value-type="float" office:value="23536899">
            <text:p>23536899</text:p>
          </table:table-cell>
        </table:table-row>
        <table:table-row table:style-name="ro1">
          <table:table-cell office:value-type="string">
            <text:p>KL-0-D</text:p>
          </table:table-cell>
          <table:table-cell office:value-type="float" office:value="66772594">
            <text:p>66772594</text:p>
          </table:table-cell>
          <table:table-cell office:value-type="float" office:value="10547308">
            <text:p>10547308</text:p>
          </table:table-cell>
          <table:table-cell/>
          <table:table-cell office:value-type="float" office:value="1554821">
            <text:p>1554821</text:p>
          </table:table-cell>
          <table:table-cell office:value-type="float" office:value="15222175">
            <text:p>15222175</text:p>
          </table:table-cell>
          <table:table-cell office:value-type="float" office:value="27144550">
            <text:p>27144550</text:p>
          </table:table-cell>
        </table:table-row>
        <table:table-row table:style-name="ro1">
          <table:table-cell office:value-type="string">
            <text:p>KL-2-A</text:p>
          </table:table-cell>
          <table:table-cell office:value-type="float" office:value="84996783">
            <text:p>84996783</text:p>
          </table:table-cell>
          <table:table-cell office:value-type="float" office:value="17515300">
            <text:p>17515300</text:p>
          </table:table-cell>
          <table:table-cell/>
          <table:table-cell office:value-type="float" office:value="2166310">
            <text:p>2166310</text:p>
          </table:table-cell>
          <table:table-cell office:value-type="float" office:value="21308001">
            <text:p>21308001</text:p>
          </table:table-cell>
          <table:table-cell office:value-type="float" office:value="33291997">
            <text:p>33291997</text:p>
          </table:table-cell>
        </table:table-row>
        <table:table-row table:style-name="ro1">
          <table:table-cell office:value-type="string">
            <text:p>KL-2-B</text:p>
          </table:table-cell>
          <table:table-cell office:value-type="float" office:value="58028174">
            <text:p>58028174</text:p>
          </table:table-cell>
          <table:table-cell office:value-type="float" office:value="9455981">
            <text:p>9455981</text:p>
          </table:table-cell>
          <table:table-cell/>
          <table:table-cell office:value-type="float" office:value="1398609">
            <text:p>1398609</text:p>
          </table:table-cell>
          <table:table-cell office:value-type="float" office:value="14588856">
            <text:p>14588856</text:p>
          </table:table-cell>
          <table:table-cell office:value-type="float" office:value="23371300">
            <text:p>23371300</text:p>
          </table:table-cell>
        </table:table-row>
        <table:table-row table:style-name="ro1">
          <table:table-cell office:value-type="string">
            <text:p>KL-2-C</text:p>
          </table:table-cell>
          <table:table-cell office:value-type="float" office:value="95804277">
            <text:p>95804277</text:p>
          </table:table-cell>
          <table:table-cell office:value-type="float" office:value="16374520">
            <text:p>16374520</text:p>
          </table:table-cell>
          <table:table-cell/>
          <table:table-cell office:value-type="float" office:value="2532478">
            <text:p>2532478</text:p>
          </table:table-cell>
          <table:table-cell office:value-type="float" office:value="24706619">
            <text:p>24706619</text:p>
          </table:table-cell>
          <table:table-cell office:value-type="float" office:value="37352288">
            <text:p>37352288</text:p>
          </table:table-cell>
        </table:table-row>
        <table:table-row table:style-name="ro1">
          <table:table-cell office:value-type="string">
            <text:p>KL-2-D</text:p>
          </table:table-cell>
          <table:table-cell office:value-type="float" office:value="72039470">
            <text:p>72039470</text:p>
          </table:table-cell>
          <table:table-cell office:value-type="float" office:value="12711713">
            <text:p>12711713</text:p>
          </table:table-cell>
          <table:table-cell/>
          <table:table-cell office:value-type="float" office:value="1803640">
            <text:p>1803640</text:p>
          </table:table-cell>
          <table:table-cell office:value-type="float" office:value="16887434">
            <text:p>16887434</text:p>
          </table:table-cell>
          <table:table-cell office:value-type="float" office:value="26893012">
            <text:p>26893012</text:p>
          </table:table-cell>
        </table:table-row>
        <table:table-row table:style-name="ro1">
          <table:table-cell office:value-type="string">
            <text:p>KL-3-A</text:p>
          </table:table-cell>
          <table:table-cell office:value-type="float" office:value="135319553">
            <text:p>135319553</text:p>
          </table:table-cell>
          <table:table-cell office:value-type="float" office:value="30423556">
            <text:p>30423556</text:p>
          </table:table-cell>
          <table:table-cell/>
          <table:table-cell office:value-type="float" office:value="3858104">
            <text:p>3858104</text:p>
          </table:table-cell>
          <table:table-cell office:value-type="float" office:value="37413024">
            <text:p>37413024</text:p>
          </table:table-cell>
          <table:table-cell office:value-type="float" office:value="59020385">
            <text:p>59020385</text:p>
          </table:table-cell>
        </table:table-row>
        <table:table-row table:style-name="ro1">
          <table:table-cell office:value-type="string">
            <text:p>KL-3-B</text:p>
          </table:table-cell>
          <table:table-cell office:value-type="float" office:value="52461294">
            <text:p>52461294</text:p>
          </table:table-cell>
          <table:table-cell office:value-type="float" office:value="9109878">
            <text:p>9109878</text:p>
          </table:table-cell>
          <table:table-cell/>
          <table:table-cell office:value-type="float" office:value="1327914">
            <text:p>1327914</text:p>
          </table:table-cell>
          <table:table-cell office:value-type="float" office:value="12766041">
            <text:p>12766041</text:p>
          </table:table-cell>
          <table:table-cell office:value-type="float" office:value="19145134">
            <text:p>19145134</text:p>
          </table:table-cell>
        </table:table-row>
        <table:table-row table:style-name="ro1">
          <table:table-cell office:value-type="string">
            <text:p>KL-3-C</text:p>
          </table:table-cell>
          <table:table-cell office:value-type="float" office:value="41565063">
            <text:p>41565063</text:p>
          </table:table-cell>
          <table:table-cell office:value-type="float" office:value="7015193">
            <text:p>7015193</text:p>
          </table:table-cell>
          <table:table-cell/>
          <table:table-cell office:value-type="float" office:value="1033289">
            <text:p>1033289</text:p>
          </table:table-cell>
          <table:table-cell office:value-type="float" office:value="9431922">
            <text:p>9431922</text:p>
          </table:table-cell>
          <table:table-cell office:value-type="float" office:value="15479745">
            <text:p>15479745</text:p>
          </table:table-cell>
        </table:table-row>
        <table:table-row table:style-name="ro1">
          <table:table-cell office:value-type="string">
            <text:p>KL-3-D</text:p>
          </table:table-cell>
          <table:table-cell office:value-type="float" office:value="35544770">
            <text:p>35544770</text:p>
          </table:table-cell>
          <table:table-cell office:value-type="float" office:value="5466163">
            <text:p>5466163</text:p>
          </table:table-cell>
          <table:table-cell/>
          <table:table-cell office:value-type="float" office:value="842449">
            <text:p>842449</text:p>
          </table:table-cell>
          <table:table-cell office:value-type="float" office:value="8346650">
            <text:p>8346650</text:p>
          </table:table-cell>
          <table:table-cell office:value-type="float" office:value="13258178">
            <text:p>13258178</text:p>
          </table:table-cell>
        </table:table-row>
        <table:table-row table:style-name="ro1">
          <table:table-cell office:value-type="string">
            <text:p>KL-3-E</text:p>
          </table:table-cell>
          <table:table-cell office:value-type="float" office:value="87336660">
            <text:p>87336660</text:p>
          </table:table-cell>
          <table:table-cell office:value-type="float" office:value="17000985">
            <text:p>17000985</text:p>
          </table:table-cell>
          <table:table-cell/>
          <table:table-cell office:value-type="float" office:value="2232479">
            <text:p>2232479</text:p>
          </table:table-cell>
          <table:table-cell office:value-type="float" office:value="22748376">
            <text:p>22748376</text:p>
          </table:table-cell>
          <table:table-cell office:value-type="float" office:value="38121913">
            <text:p>38121913</text:p>
          </table:table-cell>
        </table:table-row>
        <table:table-row table:style-name="ro1">
          <table:table-cell office:value-type="string">
            <text:p>KL-4-A</text:p>
          </table:table-cell>
          <table:table-cell office:value-type="float" office:value="90955021">
            <text:p>90955021</text:p>
          </table:table-cell>
          <table:table-cell office:value-type="float" office:value="15133818">
            <text:p>15133818</text:p>
          </table:table-cell>
          <table:table-cell/>
          <table:table-cell office:value-type="float" office:value="2214124">
            <text:p>2214124</text:p>
          </table:table-cell>
          <table:table-cell office:value-type="float" office:value="21538119">
            <text:p>21538119</text:p>
          </table:table-cell>
          <table:table-cell office:value-type="float" office:value="34798632">
            <text:p>34798632</text:p>
          </table:table-cell>
        </table:table-row>
        <table:table-row table:style-name="ro1">
          <table:table-cell office:value-type="string">
            <text:p>KL-4-B</text:p>
          </table:table-cell>
          <table:table-cell office:value-type="float" office:value="55071890">
            <text:p>55071890</text:p>
          </table:table-cell>
          <table:table-cell office:value-type="float" office:value="8911023">
            <text:p>8911023</text:p>
          </table:table-cell>
          <table:table-cell/>
          <table:table-cell office:value-type="float" office:value="1349117">
            <text:p>1349117</text:p>
          </table:table-cell>
          <table:table-cell office:value-type="float" office:value="13167858">
            <text:p>13167858</text:p>
          </table:table-cell>
          <table:table-cell office:value-type="float" office:value="19266927">
            <text:p>19266927</text:p>
          </table:table-cell>
        </table:table-row>
        <table:table-row table:style-name="ro1">
          <table:table-cell office:value-type="string">
            <text:p>KL-4-C</text:p>
          </table:table-cell>
          <table:table-cell office:value-type="float" office:value="67483816">
            <text:p>67483816</text:p>
          </table:table-cell>
          <table:table-cell office:value-type="float" office:value="11717664">
            <text:p>11717664</text:p>
          </table:table-cell>
          <table:table-cell/>
          <table:table-cell office:value-type="float" office:value="1685012">
            <text:p>1685012</text:p>
          </table:table-cell>
          <table:table-cell office:value-type="float" office:value="16218907">
            <text:p>16218907</text:p>
          </table:table-cell>
          <table:table-cell office:value-type="float" office:value="24340538">
            <text:p>24340538</text:p>
          </table:table-cell>
        </table:table-row>
        <table:table-row table:style-name="ro1">
          <table:table-cell office:value-type="string">
            <text:p>KL-4-D</text:p>
          </table:table-cell>
          <table:table-cell office:value-type="float" office:value="73640596">
            <text:p>73640596</text:p>
          </table:table-cell>
          <table:table-cell office:value-type="float" office:value="12148502">
            <text:p>12148502</text:p>
          </table:table-cell>
          <table:table-cell/>
          <table:table-cell office:value-type="float" office:value="1741272">
            <text:p>1741272</text:p>
          </table:table-cell>
          <table:table-cell office:value-type="float" office:value="16051977">
            <text:p>16051977</text:p>
          </table:table-cell>
          <table:table-cell office:value-type="float" office:value="25361179">
            <text:p>25361179</text:p>
          </table:table-cell>
        </table:table-row>
        <table:table-row table:style-name="ro1">
          <table:table-cell office:value-type="string">
            <text:p>KL-4-E</text:p>
          </table:table-cell>
          <table:table-cell office:value-type="float" office:value="101421801">
            <text:p>101421801</text:p>
          </table:table-cell>
          <table:table-cell office:value-type="float" office:value="17571884">
            <text:p>17571884</text:p>
          </table:table-cell>
          <table:table-cell/>
          <table:table-cell office:value-type="float" office:value="2752079">
            <text:p>2752079</text:p>
          </table:table-cell>
          <table:table-cell office:value-type="float" office:value="25998501">
            <text:p>25998501</text:p>
          </table:table-cell>
          <table:table-cell office:value-type="float" office:value="36161600">
            <text:p>36161600</text:p>
          </table:table-cell>
        </table:table-row>
        <table:table-row table:style-name="ro1">
          <table:table-cell office:value-type="string">
            <text:p>OS-0-A</text:p>
          </table:table-cell>
          <table:table-cell office:value-type="float" office:value="120642337">
            <text:p>120642337</text:p>
          </table:table-cell>
          <table:table-cell office:value-type="float" office:value="18953205">
            <text:p>18953205</text:p>
          </table:table-cell>
          <table:table-cell/>
          <table:table-cell office:value-type="float" office:value="2527543">
            <text:p>2527543</text:p>
          </table:table-cell>
          <table:table-cell office:value-type="float" office:value="20032938">
            <text:p>20032938</text:p>
          </table:table-cell>
          <table:table-cell office:value-type="float" office:value="49432456">
            <text:p>49432456</text:p>
          </table:table-cell>
        </table:table-row>
        <table:table-row table:style-name="ro1">
          <table:table-cell office:value-type="string">
            <text:p>OS-0-B</text:p>
          </table:table-cell>
          <table:table-cell office:value-type="float" office:value="110162930">
            <text:p>110162930</text:p>
          </table:table-cell>
          <table:table-cell office:value-type="float" office:value="17636833">
            <text:p>17636833</text:p>
          </table:table-cell>
          <table:table-cell/>
          <table:table-cell office:value-type="float" office:value="2377120">
            <text:p>2377120</text:p>
          </table:table-cell>
          <table:table-cell office:value-type="float" office:value="18919671">
            <text:p>18919671</text:p>
          </table:table-cell>
          <table:table-cell office:value-type="float" office:value="43144729">
            <text:p>43144729</text:p>
          </table:table-cell>
        </table:table-row>
        <table:table-row table:style-name="ro1">
          <table:table-cell office:value-type="string">
            <text:p>OS-0-C</text:p>
          </table:table-cell>
          <table:table-cell office:value-type="float" office:value="137279218">
            <text:p>137279218</text:p>
          </table:table-cell>
          <table:table-cell office:value-type="float" office:value="24687094">
            <text:p>24687094</text:p>
          </table:table-cell>
          <table:table-cell/>
          <table:table-cell office:value-type="float" office:value="3060545">
            <text:p>3060545</text:p>
          </table:table-cell>
          <table:table-cell office:value-type="float" office:value="25064660">
            <text:p>25064660</text:p>
          </table:table-cell>
          <table:table-cell office:value-type="float" office:value="63625695">
            <text:p>63625695</text:p>
          </table:table-cell>
        </table:table-row>
        <table:table-row table:style-name="ro1">
          <table:table-cell office:value-type="string">
            <text:p>OS-0-D</text:p>
          </table:table-cell>
          <table:table-cell office:value-type="float" office:value="56058546">
            <text:p>56058546</text:p>
          </table:table-cell>
          <table:table-cell office:value-type="float" office:value="7650231">
            <text:p>7650231</text:p>
          </table:table-cell>
          <table:table-cell/>
          <table:table-cell office:value-type="float" office:value="1200086">
            <text:p>1200086</text:p>
          </table:table-cell>
          <table:table-cell office:value-type="float" office:value="7800324">
            <text:p>7800324</text:p>
          </table:table-cell>
          <table:table-cell office:value-type="float" office:value="20907387">
            <text:p>20907387</text:p>
          </table:table-cell>
        </table:table-row>
        <table:table-row table:style-name="ro1">
          <table:table-cell office:value-type="string">
            <text:p>OS-2-A</text:p>
          </table:table-cell>
          <table:table-cell office:value-type="float" office:value="78683320">
            <text:p>78683320</text:p>
          </table:table-cell>
          <table:table-cell office:value-type="float" office:value="12178068">
            <text:p>12178068</text:p>
          </table:table-cell>
          <table:table-cell/>
          <table:table-cell office:value-type="float" office:value="1645931">
            <text:p>1645931</text:p>
          </table:table-cell>
          <table:table-cell office:value-type="float" office:value="13064991">
            <text:p>13064991</text:p>
          </table:table-cell>
          <table:table-cell office:value-type="float" office:value="27202545">
            <text:p>27202545</text:p>
          </table:table-cell>
        </table:table-row>
        <table:table-row table:style-name="ro1">
          <table:table-cell office:value-type="string">
            <text:p>OS-2-B</text:p>
          </table:table-cell>
          <table:table-cell office:value-type="float" office:value="163669153">
            <text:p>163669153</text:p>
          </table:table-cell>
          <table:table-cell office:value-type="float" office:value="31463379">
            <text:p>31463379</text:p>
          </table:table-cell>
          <table:table-cell/>
          <table:table-cell office:value-type="float" office:value="3955018">
            <text:p>3955018</text:p>
          </table:table-cell>
          <table:table-cell office:value-type="float" office:value="30701756">
            <text:p>30701756</text:p>
          </table:table-cell>
          <table:table-cell office:value-type="float" office:value="69410330">
            <text:p>69410330</text:p>
          </table:table-cell>
        </table:table-row>
        <table:table-row table:style-name="ro1">
          <table:table-cell office:value-type="string">
            <text:p>OS-2-c</text:p>
          </table:table-cell>
          <table:table-cell office:value-type="float" office:value="70029503">
            <text:p>70029503</text:p>
          </table:table-cell>
          <table:table-cell office:value-type="float" office:value="9715517">
            <text:p>9715517</text:p>
          </table:table-cell>
          <table:table-cell/>
          <table:table-cell office:value-type="float" office:value="1546082">
            <text:p>1546082</text:p>
          </table:table-cell>
          <table:table-cell office:value-type="float" office:value="12304345">
            <text:p>12304345</text:p>
          </table:table-cell>
          <table:table-cell office:value-type="float" office:value="27677024">
            <text:p>27677024</text:p>
          </table:table-cell>
        </table:table-row>
        <table:table-row table:style-name="ro1">
          <table:table-cell office:value-type="string">
            <text:p>OS-2-D</text:p>
          </table:table-cell>
          <table:table-cell office:value-type="float" office:value="75485826">
            <text:p>75485826</text:p>
          </table:table-cell>
          <table:table-cell office:value-type="float" office:value="11236000">
            <text:p>11236000</text:p>
          </table:table-cell>
          <table:table-cell/>
          <table:table-cell office:value-type="float" office:value="1578429">
            <text:p>1578429</text:p>
          </table:table-cell>
          <table:table-cell office:value-type="float" office:value="12288264">
            <text:p>12288264</text:p>
          </table:table-cell>
          <table:table-cell office:value-type="float" office:value="24524397">
            <text:p>24524397</text:p>
          </table:table-cell>
        </table:table-row>
        <table:table-row table:style-name="ro1">
          <table:table-cell office:value-type="string">
            <text:p>OS-2-E</text:p>
          </table:table-cell>
          <table:table-cell office:value-type="float" office:value="49783388">
            <text:p>49783388</text:p>
          </table:table-cell>
          <table:table-cell office:value-type="float" office:value="7196096">
            <text:p>7196096</text:p>
          </table:table-cell>
          <table:table-cell/>
          <table:table-cell office:value-type="float" office:value="1111145">
            <text:p>1111145</text:p>
          </table:table-cell>
          <table:table-cell office:value-type="float" office:value="8209755">
            <text:p>8209755</text:p>
          </table:table-cell>
          <table:table-cell office:value-type="float" office:value="26507522">
            <text:p>26507522</text:p>
          </table:table-cell>
        </table:table-row>
        <table:table-row table:style-name="ro1">
          <table:table-cell office:value-type="string">
            <text:p>OS-3-A</text:p>
          </table:table-cell>
          <table:table-cell office:value-type="float" office:value="69634562">
            <text:p>69634562</text:p>
          </table:table-cell>
          <table:table-cell office:value-type="float" office:value="11580298">
            <text:p>11580298</text:p>
          </table:table-cell>
          <table:table-cell/>
          <table:table-cell office:value-type="float" office:value="1457566">
            <text:p>1457566</text:p>
          </table:table-cell>
          <table:table-cell office:value-type="float" office:value="11903368">
            <text:p>11903368</text:p>
          </table:table-cell>
          <table:table-cell office:value-type="float" office:value="23747217">
            <text:p>23747217</text:p>
          </table:table-cell>
        </table:table-row>
        <table:table-row table:style-name="ro1">
          <table:table-cell office:value-type="string">
            <text:p>OS-3-B</text:p>
          </table:table-cell>
          <table:table-cell office:value-type="float" office:value="108913322">
            <text:p>108913322</text:p>
          </table:table-cell>
          <table:table-cell office:value-type="float" office:value="18444299">
            <text:p>18444299</text:p>
          </table:table-cell>
          <table:table-cell/>
          <table:table-cell office:value-type="float" office:value="2553447">
            <text:p>2553447</text:p>
          </table:table-cell>
          <table:table-cell office:value-type="float" office:value="19908159">
            <text:p>19908159</text:p>
          </table:table-cell>
          <table:table-cell office:value-type="float" office:value="43195817">
            <text:p>43195817</text:p>
          </table:table-cell>
        </table:table-row>
        <table:table-row table:style-name="ro1">
          <table:table-cell office:value-type="string">
            <text:p>OS-3-C</text:p>
          </table:table-cell>
          <table:table-cell office:value-type="float" office:value="99482757">
            <text:p>99482757</text:p>
          </table:table-cell>
          <table:table-cell office:value-type="float" office:value="16124761">
            <text:p>16124761</text:p>
          </table:table-cell>
          <table:table-cell/>
          <table:table-cell office:value-type="float" office:value="2170946">
            <text:p>2170946</text:p>
          </table:table-cell>
          <table:table-cell office:value-type="float" office:value="17218698">
            <text:p>17218698</text:p>
          </table:table-cell>
          <table:table-cell office:value-type="float" office:value="42899933">
            <text:p>42899933</text:p>
          </table:table-cell>
        </table:table-row>
        <table:table-row table:style-name="ro1">
          <table:table-cell office:value-type="string">
            <text:p>OS-3-D</text:p>
          </table:table-cell>
          <table:table-cell office:value-type="float" office:value="50524315">
            <text:p>50524315</text:p>
          </table:table-cell>
          <table:table-cell office:value-type="float" office:value="7394827">
            <text:p>7394827</text:p>
          </table:table-cell>
          <table:table-cell/>
          <table:table-cell office:value-type="float" office:value="1167743">
            <text:p>1167743</text:p>
          </table:table-cell>
          <table:table-cell office:value-type="float" office:value="8320135">
            <text:p>8320135</text:p>
          </table:table-cell>
          <table:table-cell office:value-type="float" office:value="21590055">
            <text:p>21590055</text:p>
          </table:table-cell>
        </table:table-row>
        <table:table-row table:style-name="ro1">
          <table:table-cell office:value-type="string">
            <text:p>OS-3-E</text:p>
          </table:table-cell>
          <table:table-cell office:value-type="float" office:value="116321310">
            <text:p>116321310</text:p>
          </table:table-cell>
          <table:table-cell office:value-type="float" office:value="21660169">
            <text:p>21660169</text:p>
          </table:table-cell>
          <table:table-cell/>
          <table:table-cell office:value-type="float" office:value="2699458">
            <text:p>2699458</text:p>
          </table:table-cell>
          <table:table-cell office:value-type="float" office:value="21944648">
            <text:p>21944648</text:p>
          </table:table-cell>
          <table:table-cell office:value-type="float" office:value="45540620">
            <text:p>45540620</text:p>
          </table:table-cell>
        </table:table-row>
        <table:table-row table:style-name="ro1">
          <table:table-cell office:value-type="string">
            <text:p>OS-4-A</text:p>
          </table:table-cell>
          <table:table-cell office:value-type="float" office:value="134338519">
            <text:p>134338519</text:p>
          </table:table-cell>
          <table:table-cell office:value-type="float" office:value="22637774">
            <text:p>22637774</text:p>
          </table:table-cell>
          <table:table-cell/>
          <table:table-cell office:value-type="float" office:value="3037629">
            <text:p>3037629</text:p>
          </table:table-cell>
          <table:table-cell office:value-type="float" office:value="24802157">
            <text:p>24802157</text:p>
          </table:table-cell>
          <table:table-cell office:value-type="float" office:value="57550570">
            <text:p>57550570</text:p>
          </table:table-cell>
        </table:table-row>
        <table:table-row table:style-name="ro1">
          <table:table-cell office:value-type="string">
            <text:p>OS-4-B</text:p>
          </table:table-cell>
          <table:table-cell office:value-type="float" office:value="66623436">
            <text:p>66623436</text:p>
          </table:table-cell>
          <table:table-cell office:value-type="float" office:value="8758496">
            <text:p>8758496</text:p>
          </table:table-cell>
          <table:table-cell/>
          <table:table-cell office:value-type="float" office:value="1271667">
            <text:p>1271667</text:p>
          </table:table-cell>
          <table:table-cell office:value-type="float" office:value="10493066">
            <text:p>10493066</text:p>
          </table:table-cell>
          <table:table-cell office:value-type="float" office:value="24853726">
            <text:p>24853726</text:p>
          </table:table-cell>
        </table:table-row>
        <table:table-row table:style-name="ro1">
          <table:table-cell office:value-type="string">
            <text:p>OS-4-C</text:p>
          </table:table-cell>
          <table:table-cell office:value-type="float" office:value="106375816">
            <text:p>106375816</text:p>
          </table:table-cell>
          <table:table-cell office:value-type="float" office:value="18058596">
            <text:p>18058596</text:p>
          </table:table-cell>
          <table:table-cell/>
          <table:table-cell office:value-type="float" office:value="2304365">
            <text:p>2304365</text:p>
          </table:table-cell>
          <table:table-cell office:value-type="float" office:value="18107955">
            <text:p>18107955</text:p>
          </table:table-cell>
          <table:table-cell office:value-type="float" office:value="46541672">
            <text:p>46541672</text:p>
          </table:table-cell>
        </table:table-row>
        <table:table-row table:style-name="ro1">
          <table:table-cell office:value-type="string">
            <text:p>OS-4-D</text:p>
          </table:table-cell>
          <table:table-cell office:value-type="float" office:value="88810060">
            <text:p>88810060</text:p>
          </table:table-cell>
          <table:table-cell office:value-type="float" office:value="13803623">
            <text:p>13803623</text:p>
          </table:table-cell>
          <table:table-cell/>
          <table:table-cell office:value-type="float" office:value="2052690">
            <text:p>2052690</text:p>
          </table:table-cell>
          <table:table-cell office:value-type="float" office:value="14925778">
            <text:p>14925778</text:p>
          </table:table-cell>
          <table:table-cell office:value-type="float" office:value="34675732">
            <text:p>34675732</text:p>
          </table:table-cell>
        </table:table-row>
        <table:table-row table:style-name="ro1">
          <table:table-cell office:value-type="string">
            <text:p>OS-4-E</text:p>
          </table:table-cell>
          <table:table-cell office:value-type="float" office:value="78928305">
            <text:p>78928305</text:p>
          </table:table-cell>
          <table:table-cell office:value-type="float" office:value="12562690">
            <text:p>12562690</text:p>
          </table:table-cell>
          <table:table-cell/>
          <table:table-cell office:value-type="float" office:value="1621185">
            <text:p>1621185</text:p>
          </table:table-cell>
          <table:table-cell office:value-type="float" office:value="12233198">
            <text:p>12233198</text:p>
          </table:table-cell>
          <table:table-cell office:value-type="float" office:value="26373347">
            <text:p>26373347</text:p>
          </table:table-cell>
        </table:table-row>
        <table:table-row table:style-name="ro1">
          <table:table-cell office:value-type="string">
            <text:p>SW-0-A</text:p>
          </table:table-cell>
          <table:table-cell office:value-type="float" office:value="69128385">
            <text:p>69128385</text:p>
          </table:table-cell>
          <table:table-cell office:value-type="float" office:value="11479095">
            <text:p>11479095</text:p>
          </table:table-cell>
          <table:table-cell/>
          <table:table-cell office:value-type="float" office:value="1368778">
            <text:p>1368778</text:p>
          </table:table-cell>
          <table:table-cell office:value-type="float" office:value="12700235">
            <text:p>12700235</text:p>
          </table:table-cell>
          <table:table-cell office:value-type="float" office:value="27908253">
            <text:p>27908253</text:p>
          </table:table-cell>
        </table:table-row>
        <table:table-row table:style-name="ro1">
          <table:table-cell office:value-type="string">
            <text:p>SW-0-B</text:p>
          </table:table-cell>
          <table:table-cell office:value-type="float" office:value="70925056">
            <text:p>70925056</text:p>
          </table:table-cell>
          <table:table-cell office:value-type="float" office:value="12935781">
            <text:p>12935781</text:p>
          </table:table-cell>
          <table:table-cell/>
          <table:table-cell office:value-type="float" office:value="1490758">
            <text:p>1490758</text:p>
          </table:table-cell>
          <table:table-cell office:value-type="float" office:value="14016595">
            <text:p>14016595</text:p>
          </table:table-cell>
          <table:table-cell office:value-type="float" office:value="27278671">
            <text:p>27278671</text:p>
          </table:table-cell>
        </table:table-row>
        <table:table-row table:style-name="ro1">
          <table:table-cell office:value-type="string">
            <text:p>SW-0-C</text:p>
          </table:table-cell>
          <table:table-cell office:value-type="float" office:value="62382573">
            <text:p>62382573</text:p>
          </table:table-cell>
          <table:table-cell office:value-type="float" office:value="10437827">
            <text:p>10437827</text:p>
          </table:table-cell>
          <table:table-cell/>
          <table:table-cell office:value-type="float" office:value="1320489">
            <text:p>1320489</text:p>
          </table:table-cell>
          <table:table-cell office:value-type="float" office:value="12769402">
            <text:p>12769402</text:p>
          </table:table-cell>
          <table:table-cell office:value-type="float" office:value="24055372">
            <text:p>24055372</text:p>
          </table:table-cell>
        </table:table-row>
        <table:table-row table:style-name="ro1">
          <table:table-cell office:value-type="string">
            <text:p>SW-0-D</text:p>
          </table:table-cell>
          <table:table-cell office:value-type="float" office:value="68104776">
            <text:p>68104776</text:p>
          </table:table-cell>
          <table:table-cell office:value-type="float" office:value="12979799">
            <text:p>12979799</text:p>
          </table:table-cell>
          <table:table-cell/>
          <table:table-cell office:value-type="float" office:value="1444923">
            <text:p>1444923</text:p>
          </table:table-cell>
          <table:table-cell office:value-type="float" office:value="13868821">
            <text:p>13868821</text:p>
          </table:table-cell>
          <table:table-cell office:value-type="float" office:value="28164975">
            <text:p>28164975</text:p>
          </table:table-cell>
        </table:table-row>
        <table:table-row table:style-name="ro1">
          <table:table-cell office:value-type="string">
            <text:p>SW-2-A</text:p>
          </table:table-cell>
          <table:table-cell office:value-type="float" office:value="89245565">
            <text:p>89245565</text:p>
          </table:table-cell>
          <table:table-cell office:value-type="float" office:value="16970204">
            <text:p>16970204</text:p>
          </table:table-cell>
          <table:table-cell/>
          <table:table-cell office:value-type="float" office:value="1993212">
            <text:p>1993212</text:p>
          </table:table-cell>
          <table:table-cell office:value-type="float" office:value="18520562">
            <text:p>18520562</text:p>
          </table:table-cell>
          <table:table-cell office:value-type="float" office:value="33469391">
            <text:p>33469391</text:p>
          </table:table-cell>
        </table:table-row>
        <table:table-row table:style-name="ro1">
          <table:table-cell office:value-type="string">
            <text:p>SW-2-B</text:p>
          </table:table-cell>
          <table:table-cell office:value-type="float" office:value="129680938">
            <text:p>129680938</text:p>
          </table:table-cell>
          <table:table-cell office:value-type="float" office:value="26510456">
            <text:p>26510456</text:p>
          </table:table-cell>
          <table:table-cell/>
          <table:table-cell office:value-type="float" office:value="3176561">
            <text:p>3176561</text:p>
          </table:table-cell>
          <table:table-cell office:value-type="float" office:value="28365146">
            <text:p>28365146</text:p>
          </table:table-cell>
          <table:table-cell office:value-type="float" office:value="56388753">
            <text:p>56388753</text:p>
          </table:table-cell>
        </table:table-row>
        <table:table-row table:style-name="ro1">
          <table:table-cell office:value-type="string">
            <text:p>SW-2-C</text:p>
          </table:table-cell>
          <table:table-cell office:value-type="float" office:value="32606660">
            <text:p>32606660</text:p>
          </table:table-cell>
          <table:table-cell office:value-type="float" office:value="5130713">
            <text:p>5130713</text:p>
          </table:table-cell>
          <table:table-cell/>
          <table:table-cell office:value-type="float" office:value="686577">
            <text:p>686577</text:p>
          </table:table-cell>
          <table:table-cell office:value-type="float" office:value="6354304">
            <text:p>6354304</text:p>
          </table:table-cell>
          <table:table-cell office:value-type="float" office:value="13080339">
            <text:p>13080339</text:p>
          </table:table-cell>
        </table:table-row>
        <table:table-row table:style-name="ro1">
          <table:table-cell office:value-type="string">
            <text:p>SW-2-D</text:p>
          </table:table-cell>
          <table:table-cell office:value-type="float" office:value="69941789">
            <text:p>69941789</text:p>
          </table:table-cell>
          <table:table-cell office:value-type="float" office:value="12173206">
            <text:p>12173206</text:p>
          </table:table-cell>
          <table:table-cell/>
          <table:table-cell office:value-type="float" office:value="1534649">
            <text:p>1534649</text:p>
          </table:table-cell>
          <table:table-cell office:value-type="float" office:value="13913514">
            <text:p>13913514</text:p>
          </table:table-cell>
          <table:table-cell office:value-type="float" office:value="27782828">
            <text:p>27782828</text:p>
          </table:table-cell>
        </table:table-row>
        <table:table-row table:style-name="ro1">
          <table:table-cell office:value-type="string">
            <text:p>SW-2-E</text:p>
          </table:table-cell>
          <table:table-cell office:value-type="float" office:value="88061899">
            <text:p>88061899</text:p>
          </table:table-cell>
          <table:table-cell office:value-type="float" office:value="15636323">
            <text:p>15636323</text:p>
          </table:table-cell>
          <table:table-cell/>
          <table:table-cell office:value-type="float" office:value="1949635">
            <text:p>1949635</text:p>
          </table:table-cell>
          <table:table-cell office:value-type="float" office:value="17139375">
            <text:p>17139375</text:p>
          </table:table-cell>
          <table:table-cell office:value-type="float" office:value="34674269">
            <text:p>34674269</text:p>
          </table:table-cell>
        </table:table-row>
        <table:table-row table:style-name="ro1">
          <table:table-cell office:value-type="string">
            <text:p>SW-3-A</text:p>
          </table:table-cell>
          <table:table-cell office:value-type="float" office:value="110990263">
            <text:p>110990263</text:p>
          </table:table-cell>
          <table:table-cell office:value-type="float" office:value="19996388">
            <text:p>19996388</text:p>
          </table:table-cell>
          <table:table-cell/>
          <table:table-cell office:value-type="float" office:value="2278923">
            <text:p>2278923</text:p>
          </table:table-cell>
          <table:table-cell office:value-type="float" office:value="22373170">
            <text:p>22373170</text:p>
          </table:table-cell>
          <table:table-cell office:value-type="float" office:value="53763015">
            <text:p>53763015</text:p>
          </table:table-cell>
        </table:table-row>
        <table:table-row table:style-name="ro1">
          <table:table-cell office:value-type="string">
            <text:p>SW-3-B</text:p>
          </table:table-cell>
          <table:table-cell office:value-type="float" office:value="78295557">
            <text:p>78295557</text:p>
          </table:table-cell>
          <table:table-cell office:value-type="float" office:value="15195501">
            <text:p>15195501</text:p>
          </table:table-cell>
          <table:table-cell/>
          <table:table-cell office:value-type="float" office:value="1705630">
            <text:p>1705630</text:p>
          </table:table-cell>
          <table:table-cell office:value-type="float" office:value="15403490">
            <text:p>15403490</text:p>
          </table:table-cell>
          <table:table-cell office:value-type="float" office:value="31219766">
            <text:p>31219766</text:p>
          </table:table-cell>
        </table:table-row>
        <table:table-row table:style-name="ro1">
          <table:table-cell office:value-type="string">
            <text:p>SW-3-C</text:p>
          </table:table-cell>
          <table:table-cell office:value-type="float" office:value="128294585">
            <text:p>128294585</text:p>
          </table:table-cell>
          <table:table-cell office:value-type="float" office:value="26928107">
            <text:p>26928107</text:p>
          </table:table-cell>
          <table:table-cell/>
          <table:table-cell office:value-type="float" office:value="2910233">
            <text:p>2910233</text:p>
          </table:table-cell>
          <table:table-cell office:value-type="float" office:value="28761498">
            <text:p>28761498</text:p>
          </table:table-cell>
          <table:table-cell office:value-type="float" office:value="53301290">
            <text:p>53301290</text:p>
          </table:table-cell>
        </table:table-row>
        <table:table-row table:style-name="ro1">
          <table:table-cell office:value-type="string">
            <text:p>SW-3-D</text:p>
          </table:table-cell>
          <table:table-cell office:value-type="float" office:value="139874074">
            <text:p>139874074</text:p>
          </table:table-cell>
          <table:table-cell office:value-type="float" office:value="29019361">
            <text:p>29019361</text:p>
          </table:table-cell>
          <table:table-cell/>
          <table:table-cell office:value-type="float" office:value="3414006">
            <text:p>3414006</text:p>
          </table:table-cell>
          <table:table-cell office:value-type="float" office:value="31939745">
            <text:p>31939745</text:p>
          </table:table-cell>
          <table:table-cell office:value-type="float" office:value="56072626">
            <text:p>56072626</text:p>
          </table:table-cell>
        </table:table-row>
        <table:table-row table:style-name="ro1">
          <table:table-cell office:value-type="string">
            <text:p>SW-3-E</text:p>
          </table:table-cell>
          <table:table-cell office:value-type="float" office:value="106791612">
            <text:p>106791612</text:p>
          </table:table-cell>
          <table:table-cell office:value-type="float" office:value="20167575">
            <text:p>20167575</text:p>
          </table:table-cell>
          <table:table-cell/>
          <table:table-cell office:value-type="float" office:value="2252119">
            <text:p>2252119</text:p>
          </table:table-cell>
          <table:table-cell office:value-type="float" office:value="20917694">
            <text:p>20917694</text:p>
          </table:table-cell>
          <table:table-cell office:value-type="float" office:value="39208736">
            <text:p>39208736</text:p>
          </table:table-cell>
        </table:table-row>
        <table:table-row table:style-name="ro1">
          <table:table-cell office:value-type="string">
            <text:p>SW-4-A</text:p>
          </table:table-cell>
          <table:table-cell office:value-type="float" office:value="66644318">
            <text:p>66644318</text:p>
          </table:table-cell>
          <table:table-cell office:value-type="float" office:value="11878454">
            <text:p>11878454</text:p>
          </table:table-cell>
          <table:table-cell/>
          <table:table-cell office:value-type="float" office:value="1530441">
            <text:p>1530441</text:p>
          </table:table-cell>
          <table:table-cell office:value-type="float" office:value="13146333">
            <text:p>13146333</text:p>
          </table:table-cell>
          <table:table-cell office:value-type="float" office:value="23838254">
            <text:p>23838254</text:p>
          </table:table-cell>
        </table:table-row>
        <table:table-row table:style-name="ro1">
          <table:table-cell office:value-type="string">
            <text:p>SW-4-B</text:p>
          </table:table-cell>
          <table:table-cell office:value-type="float" office:value="140817297">
            <text:p>140817297</text:p>
          </table:table-cell>
          <table:table-cell office:value-type="float" office:value="29181636">
            <text:p>29181636</text:p>
          </table:table-cell>
          <table:table-cell/>
          <table:table-cell office:value-type="float" office:value="3366057">
            <text:p>3366057</text:p>
          </table:table-cell>
          <table:table-cell office:value-type="float" office:value="30940381">
            <text:p>30940381</text:p>
          </table:table-cell>
          <table:table-cell office:value-type="float" office:value="50735560">
            <text:p>50735560</text:p>
          </table:table-cell>
        </table:table-row>
        <table:table-row table:style-name="ro1">
          <table:table-cell office:value-type="string">
            <text:p>SW-4-C</text:p>
          </table:table-cell>
          <table:table-cell office:value-type="float" office:value="157820854">
            <text:p>157820854</text:p>
          </table:table-cell>
          <table:table-cell office:value-type="float" office:value="32604752">
            <text:p>32604752</text:p>
          </table:table-cell>
          <table:table-cell/>
          <table:table-cell office:value-type="float" office:value="3751211">
            <text:p>3751211</text:p>
          </table:table-cell>
          <table:table-cell office:value-type="float" office:value="34680078">
            <text:p>34680078</text:p>
          </table:table-cell>
          <table:table-cell office:value-type="float" office:value="59661463">
            <text:p>59661463</text:p>
          </table:table-cell>
        </table:table-row>
        <table:table-row table:style-name="ro1">
          <table:table-cell office:value-type="string">
            <text:p>SW-4-D</text:p>
          </table:table-cell>
          <table:table-cell office:value-type="float" office:value="62378008">
            <text:p>62378008</text:p>
          </table:table-cell>
          <table:table-cell office:value-type="float" office:value="10568418">
            <text:p>10568418</text:p>
          </table:table-cell>
          <table:table-cell/>
          <table:table-cell office:value-type="float" office:value="1302405">
            <text:p>1302405</text:p>
          </table:table-cell>
          <table:table-cell office:value-type="float" office:value="11188844">
            <text:p>11188844</text:p>
          </table:table-cell>
          <table:table-cell office:value-type="float" office:value="19624091">
            <text:p>19624091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>
            <text:p>tic/sim</text:p>
          </table:table-cell>
          <table:table-cell table:number-columns-repeated="6"/>
        </table:table-row>
        <table:table-row table:style-name="ro1">
          <table:table-cell office:value-type="string">
            <text:p>AK-0-A</text:p>
          </table:table-cell>
          <table:table-cell office:value-type="float" office:value="2.489627798">
            <text:p>2.489627798</text:p>
          </table:table-cell>
          <table:table-cell office:value-type="float" office:value="3.9873178373">
            <text:p>3.9873178373</text:p>
          </table:table-cell>
          <table:table-cell office:value-type="float" office:value="0">
            <text:p>0</text:p>
          </table:table-cell>
          <table:table-cell office:value-type="float" office:value="0.2365303257">
            <text:p>0.2365303257</text:p>
          </table:table-cell>
          <table:table-cell office:value-type="float" office:value="4.8323031348">
            <text:p>4.8323031348</text:p>
          </table:table-cell>
          <table:table-cell office:value-type="float" office:value="15.2620011823">
            <text:p>15.2620011823</text:p>
          </table:table-cell>
        </table:table-row>
        <table:table-row table:style-name="ro1">
          <table:table-cell office:value-type="string">
            <text:p>AK-0-B</text:p>
          </table:table-cell>
          <table:table-cell office:value-type="float" office:value="2.6606561665">
            <text:p>2.6606561665</text:p>
          </table:table-cell>
          <table:table-cell office:value-type="float" office:value="4.2403150869">
            <text:p>4.2403150869</text:p>
          </table:table-cell>
          <table:table-cell office:value-type="float" office:value="0">
            <text:p>0</text:p>
          </table:table-cell>
          <table:table-cell office:value-type="float" office:value="0.2328654345">
            <text:p>0.2328654345</text:p>
          </table:table-cell>
          <table:table-cell office:value-type="float" office:value="4.814199255">
            <text:p>4.814199255</text:p>
          </table:table-cell>
          <table:table-cell office:value-type="float" office:value="14.7397558853">
            <text:p>14.7397558853</text:p>
          </table:table-cell>
        </table:table-row>
        <table:table-row table:style-name="ro1">
          <table:table-cell office:value-type="string">
            <text:p>AK-0-C</text:p>
          </table:table-cell>
          <table:table-cell office:value-type="float" office:value="2.5043420015">
            <text:p>2.5043420015</text:p>
          </table:table-cell>
          <table:table-cell office:value-type="float" office:value="3.9851902803">
            <text:p>3.9851902803</text:p>
          </table:table-cell>
          <table:table-cell office:value-type="float" office:value="0">
            <text:p>0</text:p>
          </table:table-cell>
          <table:table-cell office:value-type="float" office:value="0.2475852136">
            <text:p>0.2475852136</text:p>
          </table:table-cell>
          <table:table-cell office:value-type="float" office:value="4.7855224775">
            <text:p>4.7855224775</text:p>
          </table:table-cell>
          <table:table-cell office:value-type="float" office:value="14.2422355787">
            <text:p>14.2422355787</text:p>
          </table:table-cell>
        </table:table-row>
        <table:table-row table:style-name="ro1">
          <table:table-cell office:value-type="string">
            <text:p>AK-0-D</text:p>
          </table:table-cell>
          <table:table-cell office:value-type="float" office:value="2.6572031127">
            <text:p>2.6572031127</text:p>
          </table:table-cell>
          <table:table-cell office:value-type="float" office:value="4.0926455021">
            <text:p>4.0926455021</text:p>
          </table:table-cell>
          <table:table-cell office:value-type="float" office:value="0">
            <text:p>0</text:p>
          </table:table-cell>
          <table:table-cell office:value-type="float" office:value="0.2395936068">
            <text:p>0.2395936068</text:p>
          </table:table-cell>
          <table:table-cell office:value-type="float" office:value="4.7925413904">
            <text:p>4.7925413904</text:p>
          </table:table-cell>
          <table:table-cell office:value-type="float" office:value="14.536264602">
            <text:p>14.536264602</text:p>
          </table:table-cell>
        </table:table-row>
        <table:table-row table:style-name="ro1">
          <table:table-cell office:value-type="string">
            <text:p>AK-2-A</text:p>
          </table:table-cell>
          <table:table-cell office:value-type="float" office:value="2.4769436667">
            <text:p>2.4769436667</text:p>
          </table:table-cell>
          <table:table-cell office:value-type="float" office:value="4.3416826581">
            <text:p>4.3416826581</text:p>
          </table:table-cell>
          <table:table-cell office:value-type="float" office:value="0">
            <text:p>0</text:p>
          </table:table-cell>
          <table:table-cell office:value-type="float" office:value="0.1999093174">
            <text:p>0.1999093174</text:p>
          </table:table-cell>
          <table:table-cell office:value-type="float" office:value="5.5325267168">
            <text:p>5.5325267168</text:p>
          </table:table-cell>
          <table:table-cell office:value-type="float" office:value="12.5229126232">
            <text:p>12.5229126232</text:p>
          </table:table-cell>
        </table:table-row>
        <table:table-row table:style-name="ro1">
          <table:table-cell office:value-type="string">
            <text:p>AK-2-B</text:p>
          </table:table-cell>
          <table:table-cell office:value-type="float" office:value="2.6490214119">
            <text:p>2.6490214119</text:p>
          </table:table-cell>
          <table:table-cell office:value-type="float" office:value="4.1194055151">
            <text:p>4.1194055151</text:p>
          </table:table-cell>
          <table:table-cell office:value-type="float" office:value="0">
            <text:p>0</text:p>
          </table:table-cell>
          <table:table-cell office:value-type="float" office:value="0.1838400708">
            <text:p>0.1838400708</text:p>
          </table:table-cell>
          <table:table-cell office:value-type="float" office:value="5.1297000988">
            <text:p>5.1297000988</text:p>
          </table:table-cell>
          <table:table-cell office:value-type="float" office:value="11.7303974894">
            <text:p>11.7303974894</text:p>
          </table:table-cell>
        </table:table-row>
        <table:table-row table:style-name="ro1">
          <table:table-cell office:value-type="string">
            <text:p>AK-2-C</text:p>
          </table:table-cell>
          <table:table-cell office:value-type="float" office:value="2.5591082592">
            <text:p>2.5591082592</text:p>
          </table:table-cell>
          <table:table-cell office:value-type="float" office:value="3.9070283224">
            <text:p>3.9070283224</text:p>
          </table:table-cell>
          <table:table-cell office:value-type="float" office:value="0">
            <text:p>0</text:p>
          </table:table-cell>
          <table:table-cell office:value-type="float" office:value="0.1995281458">
            <text:p>0.1995281458</text:p>
          </table:table-cell>
          <table:table-cell office:value-type="float" office:value="5.4107321237">
            <text:p>5.4107321237</text:p>
          </table:table-cell>
          <table:table-cell office:value-type="float" office:value="12.1543191803">
            <text:p>12.1543191803</text:p>
          </table:table-cell>
        </table:table-row>
        <table:table-row table:style-name="ro1">
          <table:table-cell office:value-type="string">
            <text:p>AK-2-D</text:p>
          </table:table-cell>
          <table:table-cell office:value-type="float" office:value="2.4823257358">
            <text:p>2.4823257358</text:p>
          </table:table-cell>
          <table:table-cell office:value-type="float" office:value="4.118168385">
            <text:p>4.118168385</text:p>
          </table:table-cell>
          <table:table-cell office:value-type="float" office:value="0">
            <text:p>0</text:p>
          </table:table-cell>
          <table:table-cell office:value-type="float" office:value="0.2084682928">
            <text:p>0.2084682928</text:p>
          </table:table-cell>
          <table:table-cell office:value-type="float" office:value="4.8914266684">
            <text:p>4.8914266684</text:p>
          </table:table-cell>
          <table:table-cell office:value-type="float" office:value="13.1049136965">
            <text:p>13.1049136965</text:p>
          </table:table-cell>
        </table:table-row>
        <table:table-row table:style-name="ro1">
          <table:table-cell office:value-type="string">
            <text:p>AK-2-E</text:p>
          </table:table-cell>
          <table:table-cell office:value-type="float" office:value="2.4979176767">
            <text:p>2.4979176767</text:p>
          </table:table-cell>
          <table:table-cell office:value-type="float" office:value="4.1737164539">
            <text:p>4.1737164539</text:p>
          </table:table-cell>
          <table:table-cell office:value-type="float" office:value="0">
            <text:p>0</text:p>
          </table:table-cell>
          <table:table-cell office:value-type="float" office:value="0.2174606672">
            <text:p>0.2174606672</text:p>
          </table:table-cell>
          <table:table-cell office:value-type="float" office:value="5.199649025">
            <text:p>5.199649025</text:p>
          </table:table-cell>
          <table:table-cell office:value-type="float" office:value="12.1143269875">
            <text:p>12.1143269875</text:p>
          </table:table-cell>
        </table:table-row>
        <table:table-row table:style-name="ro1">
          <table:table-cell office:value-type="string">
            <text:p>AK-3-A</text:p>
          </table:table-cell>
          <table:table-cell office:value-type="float" office:value="2.520432643">
            <text:p>2.520432643</text:p>
          </table:table-cell>
          <table:table-cell office:value-type="float" office:value="4.4666024062">
            <text:p>4.4666024062</text:p>
          </table:table-cell>
          <table:table-cell office:value-type="float" office:value="0">
            <text:p>0</text:p>
          </table:table-cell>
          <table:table-cell office:value-type="float" office:value="0.2194577183">
            <text:p>0.2194577183</text:p>
          </table:table-cell>
          <table:table-cell office:value-type="float" office:value="4.8011530314">
            <text:p>4.8011530314</text:p>
          </table:table-cell>
          <table:table-cell office:value-type="float" office:value="13.0041839862">
            <text:p>13.0041839862</text:p>
          </table:table-cell>
        </table:table-row>
        <table:table-row table:style-name="ro1">
          <table:table-cell office:value-type="string">
            <text:p>AK-3-B</text:p>
          </table:table-cell>
          <table:table-cell office:value-type="float" office:value="2.5305222371">
            <text:p>2.5305222371</text:p>
          </table:table-cell>
          <table:table-cell office:value-type="float" office:value="4.2925394783">
            <text:p>4.2925394783</text:p>
          </table:table-cell>
          <table:table-cell office:value-type="float" office:value="0">
            <text:p>0</text:p>
          </table:table-cell>
          <table:table-cell office:value-type="float" office:value="0.2150885939">
            <text:p>0.2150885939</text:p>
          </table:table-cell>
          <table:table-cell office:value-type="float" office:value="4.7625908455">
            <text:p>4.7625908455</text:p>
          </table:table-cell>
          <table:table-cell office:value-type="float" office:value="12.1184366126">
            <text:p>12.1184366126</text:p>
          </table:table-cell>
        </table:table-row>
        <table:table-row table:style-name="ro1">
          <table:table-cell office:value-type="string">
            <text:p>AK-3-C</text:p>
          </table:table-cell>
          <table:table-cell office:value-type="float" office:value="2.4175431439">
            <text:p>2.4175431439</text:p>
          </table:table-cell>
          <table:table-cell office:value-type="float" office:value="4.2172493799">
            <text:p>4.2172493799</text:p>
          </table:table-cell>
          <table:table-cell office:value-type="float" office:value="0">
            <text:p>0</text:p>
          </table:table-cell>
          <table:table-cell office:value-type="float" office:value="0.222939733">
            <text:p>0.222939733</text:p>
          </table:table-cell>
          <table:table-cell office:value-type="float" office:value="4.8652736359">
            <text:p>4.8652736359</text:p>
          </table:table-cell>
          <table:table-cell office:value-type="float" office:value="14.2019588248">
            <text:p>14.2019588248</text:p>
          </table:table-cell>
        </table:table-row>
        <table:table-row table:style-name="ro1">
          <table:table-cell office:value-type="string">
            <text:p>AK-3-D</text:p>
          </table:table-cell>
          <table:table-cell office:value-type="float" office:value="2.4594207543">
            <text:p>2.4594207543</text:p>
          </table:table-cell>
          <table:table-cell office:value-type="float" office:value="4.0244395334">
            <text:p>4.0244395334</text:p>
          </table:table-cell>
          <table:table-cell office:value-type="float" office:value="0">
            <text:p>0</text:p>
          </table:table-cell>
          <table:table-cell office:value-type="float" office:value="0.2394446213">
            <text:p>0.2394446213</text:p>
          </table:table-cell>
          <table:table-cell office:value-type="float" office:value="4.831070805">
            <text:p>4.831070805</text:p>
          </table:table-cell>
          <table:table-cell office:value-type="float" office:value="11.6454554744">
            <text:p>11.6454554744</text:p>
          </table:table-cell>
        </table:table-row>
        <table:table-row table:style-name="ro1">
          <table:table-cell office:value-type="string">
            <text:p>AK-3-E</text:p>
          </table:table-cell>
          <table:table-cell office:value-type="float" office:value="2.5872125792">
            <text:p>2.5872125792</text:p>
          </table:table-cell>
          <table:table-cell office:value-type="float" office:value="4.2487876876">
            <text:p>4.2487876876</text:p>
          </table:table-cell>
          <table:table-cell office:value-type="float" office:value="0">
            <text:p>0</text:p>
          </table:table-cell>
          <table:table-cell office:value-type="float" office:value="0.2176793775">
            <text:p>0.2176793775</text:p>
          </table:table-cell>
          <table:table-cell office:value-type="float" office:value="4.9960143084">
            <text:p>4.9960143084</text:p>
          </table:table-cell>
          <table:table-cell office:value-type="float" office:value="12.1127307083">
            <text:p>12.1127307083</text:p>
          </table:table-cell>
        </table:table-row>
        <table:table-row table:style-name="ro1">
          <table:table-cell office:value-type="string">
            <text:p>AK-4-A</text:p>
          </table:table-cell>
          <table:table-cell office:value-type="float" office:value="2.3237846762">
            <text:p>2.3237846762</text:p>
          </table:table-cell>
          <table:table-cell office:value-type="float" office:value="4.2808124128">
            <text:p>4.2808124128</text:p>
          </table:table-cell>
          <table:table-cell office:value-type="float" office:value="0">
            <text:p>0</text:p>
          </table:table-cell>
          <table:table-cell office:value-type="float" office:value="0.1984764081">
            <text:p>0.1984764081</text:p>
          </table:table-cell>
          <table:table-cell office:value-type="float" office:value="5.3514166447">
            <text:p>5.3514166447</text:p>
          </table:table-cell>
          <table:table-cell office:value-type="float" office:value="12.2327283797">
            <text:p>12.2327283797</text:p>
          </table:table-cell>
        </table:table-row>
        <table:table-row table:style-name="ro1">
          <table:table-cell office:value-type="string">
            <text:p>AK-4-B</text:p>
          </table:table-cell>
          <table:table-cell office:value-type="float" office:value="2.48051325">
            <text:p>2.48051325</text:p>
          </table:table-cell>
          <table:table-cell office:value-type="float" office:value="4.2629372648">
            <text:p>4.2629372648</text:p>
          </table:table-cell>
          <table:table-cell office:value-type="float" office:value="0">
            <text:p>0</text:p>
          </table:table-cell>
          <table:table-cell office:value-type="float" office:value="0.2312824757">
            <text:p>0.2312824757</text:p>
          </table:table-cell>
          <table:table-cell office:value-type="float" office:value="4.243145335">
            <text:p>4.243145335</text:p>
          </table:table-cell>
          <table:table-cell office:value-type="float" office:value="14.6497577527">
            <text:p>14.6497577527</text:p>
          </table:table-cell>
        </table:table-row>
        <table:table-row table:style-name="ro1">
          <table:table-cell office:value-type="string">
            <text:p>AK-4-C</text:p>
          </table:table-cell>
          <table:table-cell office:value-type="float" office:value="2.4180588405">
            <text:p>2.4180588405</text:p>
          </table:table-cell>
          <table:table-cell office:value-type="float" office:value="4.4972246041">
            <text:p>4.4972246041</text:p>
          </table:table-cell>
          <table:table-cell office:value-type="float" office:value="0">
            <text:p>0</text:p>
          </table:table-cell>
          <table:table-cell office:value-type="float" office:value="0.2379662229">
            <text:p>0.2379662229</text:p>
          </table:table-cell>
          <table:table-cell office:value-type="float" office:value="4.3326931447">
            <text:p>4.3326931447</text:p>
          </table:table-cell>
          <table:table-cell office:value-type="float" office:value="23.1072986357">
            <text:p>23.1072986357</text:p>
          </table:table-cell>
        </table:table-row>
        <table:table-row table:style-name="ro1">
          <table:table-cell office:value-type="string">
            <text:p>AK-4-D</text:p>
          </table:table-cell>
          <table:table-cell office:value-type="float" office:value="2.3331394299">
            <text:p>2.3331394299</text:p>
          </table:table-cell>
          <table:table-cell office:value-type="float" office:value="3.9426693851">
            <text:p>3.9426693851</text:p>
          </table:table-cell>
          <table:table-cell office:value-type="float" office:value="0">
            <text:p>0</text:p>
          </table:table-cell>
          <table:table-cell office:value-type="float" office:value="0.2363339261">
            <text:p>0.2363339261</text:p>
          </table:table-cell>
          <table:table-cell office:value-type="float" office:value="4.3546525029">
            <text:p>4.3546525029</text:p>
          </table:table-cell>
          <table:table-cell office:value-type="float" office:value="27.5430997651">
            <text:p>27.5430997651</text:p>
          </table:table-cell>
        </table:table-row>
        <table:table-row table:style-name="ro1">
          <table:table-cell office:value-type="string">
            <text:p>AK-4-E</text:p>
          </table:table-cell>
          <table:table-cell office:value-type="float" office:value="2.4232966259">
            <text:p>2.4232966259</text:p>
          </table:table-cell>
          <table:table-cell office:value-type="float" office:value="4.0867286627">
            <text:p>4.0867286627</text:p>
          </table:table-cell>
          <table:table-cell office:value-type="float" office:value="0">
            <text:p>0</text:p>
          </table:table-cell>
          <table:table-cell office:value-type="float" office:value="0.2356245883">
            <text:p>0.2356245883</text:p>
          </table:table-cell>
          <table:table-cell office:value-type="float" office:value="3.5936075301">
            <text:p>3.5936075301</text:p>
          </table:table-cell>
          <table:table-cell office:value-type="float" office:value="15.3711102574">
            <text:p>15.3711102574</text:p>
          </table:table-cell>
        </table:table-row>
        <table:table-row table:style-name="ro1">
          <table:table-cell office:value-type="string">
            <text:p>KL-0-A</text:p>
          </table:table-cell>
          <table:table-cell office:value-type="float" office:value="2.920298097">
            <text:p>2.920298097</text:p>
          </table:table-cell>
          <table:table-cell office:value-type="float" office:value="4.83254158">
            <text:p>4.83254158</text:p>
          </table:table-cell>
          <table:table-cell office:value-type="float" office:value="0">
            <text:p>0</text:p>
          </table:table-cell>
          <table:table-cell office:value-type="float" office:value="0.3236744186">
            <text:p>0.3236744186</text:p>
          </table:table-cell>
          <table:table-cell office:value-type="float" office:value="3.4930713145">
            <text:p>3.4930713145</text:p>
          </table:table-cell>
          <table:table-cell office:value-type="float" office:value="14.1535228961">
            <text:p>14.1535228961</text:p>
          </table:table-cell>
        </table:table-row>
        <table:table-row table:style-name="ro1">
          <table:table-cell office:value-type="string">
            <text:p>KL-0-B</text:p>
          </table:table-cell>
          <table:table-cell office:value-type="float" office:value="2.8503764126">
            <text:p>2.8503764126</text:p>
          </table:table-cell>
          <table:table-cell office:value-type="float" office:value="5.0251797036">
            <text:p>5.0251797036</text:p>
          </table:table-cell>
          <table:table-cell office:value-type="float" office:value="0">
            <text:p>0</text:p>
          </table:table-cell>
          <table:table-cell office:value-type="float" office:value="0.3342042191">
            <text:p>0.3342042191</text:p>
          </table:table-cell>
          <table:table-cell office:value-type="float" office:value="3.7316375848">
            <text:p>3.7316375848</text:p>
          </table:table-cell>
          <table:table-cell office:value-type="float" office:value="13.7966053675">
            <text:p>13.7966053675</text:p>
          </table:table-cell>
        </table:table-row>
        <table:table-row table:style-name="ro1">
          <table:table-cell office:value-type="string">
            <text:p>KL-0-C</text:p>
          </table:table-cell>
          <table:table-cell office:value-type="float" office:value="2.8773744909">
            <text:p>2.8773744909</text:p>
          </table:table-cell>
          <table:table-cell office:value-type="float" office:value="4.7584894063">
            <text:p>4.7584894063</text:p>
          </table:table-cell>
          <table:table-cell office:value-type="float" office:value="0">
            <text:p>0</text:p>
          </table:table-cell>
          <table:table-cell office:value-type="float" office:value="0.3235720692">
            <text:p>0.3235720692</text:p>
          </table:table-cell>
          <table:table-cell office:value-type="float" office:value="3.6416469991">
            <text:p>3.6416469991</text:p>
          </table:table-cell>
          <table:table-cell office:value-type="float" office:value="12.1033740672">
            <text:p>12.1033740672</text:p>
          </table:table-cell>
        </table:table-row>
        <table:table-row table:style-name="ro1">
          <table:table-cell office:value-type="string">
            <text:p>KL-0-D</text:p>
          </table:table-cell>
          <table:table-cell office:value-type="float" office:value="2.9101266468">
            <text:p>2.9101266468</text:p>
          </table:table-cell>
          <table:table-cell office:value-type="float" office:value="4.4578534458">
            <text:p>4.4578534458</text:p>
          </table:table-cell>
          <table:table-cell office:value-type="float" office:value="0">
            <text:p>0</text:p>
          </table:table-cell>
          <table:table-cell office:value-type="float" office:value="0.3287898022">
            <text:p>0.3287898022</text:p>
          </table:table-cell>
          <table:table-cell office:value-type="float" office:value="3.5519123452">
            <text:p>3.5519123452</text:p>
          </table:table-cell>
          <table:table-cell office:value-type="float" office:value="13.9045805711">
            <text:p>13.9045805711</text:p>
          </table:table-cell>
        </table:table-row>
        <table:table-row table:style-name="ro1">
          <table:table-cell office:value-type="string">
            <text:p>KL-2-A</text:p>
          </table:table-cell>
          <table:table-cell office:value-type="float" office:value="2.4860325166">
            <text:p>2.4860325166</text:p>
          </table:table-cell>
          <table:table-cell office:value-type="float" office:value="5.1844741349">
            <text:p>5.1844741349</text:p>
          </table:table-cell>
          <table:table-cell office:value-type="float" office:value="0">
            <text:p>0</text:p>
          </table:table-cell>
          <table:table-cell office:value-type="float" office:value="0.2545010039">
            <text:p>0.2545010039</text:p>
          </table:table-cell>
          <table:table-cell office:value-type="float" office:value="3.8069240348">
            <text:p>3.8069240348</text:p>
          </table:table-cell>
          <table:table-cell office:value-type="float" office:value="13.2280018691">
            <text:p>13.2280018691</text:p>
          </table:table-cell>
        </table:table-row>
        <table:table-row table:style-name="ro1">
          <table:table-cell office:value-type="string">
            <text:p>KL-2-B</text:p>
          </table:table-cell>
          <table:table-cell office:value-type="float" office:value="2.6719779752">
            <text:p>2.6719779752</text:p>
          </table:table-cell>
          <table:table-cell office:value-type="float" office:value="4.3603940225">
            <text:p>4.3603940225</text:p>
          </table:table-cell>
          <table:table-cell office:value-type="float" office:value="0">
            <text:p>0</text:p>
          </table:table-cell>
          <table:table-cell office:value-type="float" office:value="0.2643672447">
            <text:p>0.2643672447</text:p>
          </table:table-cell>
          <table:table-cell office:value-type="float" office:value="3.7061162318">
            <text:p>3.7061162318</text:p>
          </table:table-cell>
          <table:table-cell office:value-type="float" office:value="13.8280178991">
            <text:p>13.8280178991</text:p>
          </table:table-cell>
        </table:table-row>
        <table:table-row table:style-name="ro1">
          <table:table-cell office:value-type="string">
            <text:p>KL-2-C</text:p>
          </table:table-cell>
          <table:table-cell office:value-type="float" office:value="2.5815680337">
            <text:p>2.5815680337</text:p>
          </table:table-cell>
          <table:table-cell office:value-type="float" office:value="4.2528392917">
            <text:p>4.2528392917</text:p>
          </table:table-cell>
          <table:table-cell office:value-type="float" office:value="0">
            <text:p>0</text:p>
          </table:table-cell>
          <table:table-cell office:value-type="float" office:value="0.2859103402">
            <text:p>0.2859103402</text:p>
          </table:table-cell>
          <table:table-cell office:value-type="float" office:value="3.653869128">
            <text:p>3.653869128</text:p>
          </table:table-cell>
          <table:table-cell office:value-type="float" office:value="13.9756819322">
            <text:p>13.9756819322</text:p>
          </table:table-cell>
        </table:table-row>
        <table:table-row table:style-name="ro1">
          <table:table-cell office:value-type="string">
            <text:p>KL-2-D</text:p>
          </table:table-cell>
          <table:table-cell office:value-type="float" office:value="2.5513313114">
            <text:p>2.5513313114</text:p>
          </table:table-cell>
          <table:table-cell office:value-type="float" office:value="4.6319171512">
            <text:p>4.6319171512</text:p>
          </table:table-cell>
          <table:table-cell office:value-type="float" office:value="0">
            <text:p>0</text:p>
          </table:table-cell>
          <table:table-cell office:value-type="float" office:value="0.2655847181">
            <text:p>0.2655847181</text:p>
          </table:table-cell>
          <table:table-cell office:value-type="float" office:value="3.8341554143">
            <text:p>3.8341554143</text:p>
          </table:table-cell>
          <table:table-cell office:value-type="float" office:value="12.8664356167">
            <text:p>12.8664356167</text:p>
          </table:table-cell>
        </table:table-row>
        <table:table-row table:style-name="ro1">
          <table:table-cell office:value-type="string">
            <text:p>KL-3-A</text:p>
          </table:table-cell>
          <table:table-cell office:value-type="float" office:value="2.3694025045">
            <text:p>2.3694025045</text:p>
          </table:table-cell>
          <table:table-cell office:value-type="float" office:value="5.0547107654">
            <text:p>5.0547107654</text:p>
          </table:table-cell>
          <table:table-cell office:value-type="float" office:value="0">
            <text:p>0</text:p>
          </table:table-cell>
          <table:table-cell office:value-type="float" office:value="0.2938973756">
            <text:p>0.2938973756</text:p>
          </table:table-cell>
          <table:table-cell office:value-type="float" office:value="3.7948950463">
            <text:p>3.7948950463</text:p>
          </table:table-cell>
          <table:table-cell office:value-type="float" office:value="13.3561950888">
            <text:p>13.3561950888</text:p>
          </table:table-cell>
        </table:table-row>
        <table:table-row table:style-name="ro1">
          <table:table-cell office:value-type="string">
            <text:p>KL-3-B</text:p>
          </table:table-cell>
          <table:table-cell office:value-type="float" office:value="2.6693837127">
            <text:p>2.6693837127</text:p>
          </table:table-cell>
          <table:table-cell office:value-type="float" office:value="4.3280393719">
            <text:p>4.3280393719</text:p>
          </table:table-cell>
          <table:table-cell office:value-type="float" office:value="0">
            <text:p>0</text:p>
          </table:table-cell>
          <table:table-cell office:value-type="float" office:value="0.2821948188">
            <text:p>0.2821948188</text:p>
          </table:table-cell>
          <table:table-cell office:value-type="float" office:value="3.7007351006">
            <text:p>3.7007351006</text:p>
          </table:table-cell>
          <table:table-cell office:value-type="float" office:value="12.2278353274">
            <text:p>12.2278353274</text:p>
          </table:table-cell>
        </table:table-row>
        <table:table-row table:style-name="ro1">
          <table:table-cell office:value-type="string">
            <text:p>KL-3-C</text:p>
          </table:table-cell>
          <table:table-cell office:value-type="float" office:value="2.6125451506">
            <text:p>2.6125451506</text:p>
          </table:table-cell>
          <table:table-cell office:value-type="float" office:value="4.4519171274">
            <text:p>4.4519171274</text:p>
          </table:table-cell>
          <table:table-cell office:value-type="float" office:value="0">
            <text:p>0</text:p>
          </table:table-cell>
          <table:table-cell office:value-type="float" office:value="0.2597556466">
            <text:p>0.2597556466</text:p>
          </table:table-cell>
          <table:table-cell office:value-type="float" office:value="3.618508872">
            <text:p>3.618508872</text:p>
          </table:table-cell>
          <table:table-cell office:value-type="float" office:value="11.9483872113">
            <text:p>11.9483872113</text:p>
          </table:table-cell>
        </table:table-row>
        <table:table-row table:style-name="ro1">
          <table:table-cell office:value-type="string">
            <text:p>KL-3-D</text:p>
          </table:table-cell>
          <table:table-cell office:value-type="float" office:value="2.6079404137">
            <text:p>2.6079404137</text:p>
          </table:table-cell>
          <table:table-cell office:value-type="float" office:value="4.0798259147">
            <text:p>4.0798259147</text:p>
          </table:table-cell>
          <table:table-cell office:value-type="float" office:value="0">
            <text:p>0</text:p>
          </table:table-cell>
          <table:table-cell office:value-type="float" office:value="0.2471009708">
            <text:p>0.2471009708</text:p>
          </table:table-cell>
          <table:table-cell office:value-type="float" office:value="3.5877426191">
            <text:p>3.5877426191</text:p>
          </table:table-cell>
          <table:table-cell office:value-type="float" office:value="11.7985761451">
            <text:p>11.7985761451</text:p>
          </table:table-cell>
        </table:table-row>
        <table:table-row table:style-name="ro1">
          <table:table-cell office:value-type="string">
            <text:p>KL-3-E</text:p>
          </table:table-cell>
          <table:table-cell office:value-type="float" office:value="2.5794786094">
            <text:p>2.5794786094</text:p>
          </table:table-cell>
          <table:table-cell office:value-type="float" office:value="4.7581342589">
            <text:p>4.7581342589</text:p>
          </table:table-cell>
          <table:table-cell office:value-type="float" office:value="0">
            <text:p>0</text:p>
          </table:table-cell>
          <table:table-cell office:value-type="float" office:value="0.2763277192">
            <text:p>0.2763277192</text:p>
          </table:table-cell>
          <table:table-cell office:value-type="float" office:value="3.7359458464">
            <text:p>3.7359458464</text:p>
          </table:table-cell>
          <table:table-cell office:value-type="float" office:value="13.732143346">
            <text:p>13.732143346</text:p>
          </table:table-cell>
        </table:table-row>
        <table:table-row table:style-name="ro1">
          <table:table-cell office:value-type="string">
            <text:p>KL-4-A</text:p>
          </table:table-cell>
          <table:table-cell office:value-type="float" office:value="2.5970607806">
            <text:p>2.5970607806</text:p>
          </table:table-cell>
          <table:table-cell office:value-type="float" office:value="4.2415896595">
            <text:p>4.2415896595</text:p>
          </table:table-cell>
          <table:table-cell office:value-type="float" office:value="0">
            <text:p>0</text:p>
          </table:table-cell>
          <table:table-cell office:value-type="float" office:value="0.3023890814">
            <text:p>0.3023890814</text:p>
          </table:table-cell>
          <table:table-cell office:value-type="float" office:value="3.6109961922">
            <text:p>3.6109961922</text:p>
          </table:table-cell>
          <table:table-cell office:value-type="float" office:value="13.8736143781">
            <text:p>13.8736143781</text:p>
          </table:table-cell>
        </table:table-row>
        <table:table-row table:style-name="ro1">
          <table:table-cell office:value-type="string">
            <text:p>KL-4-B</text:p>
          </table:table-cell>
          <table:table-cell office:value-type="float" office:value="2.6428476856">
            <text:p>2.6428476856</text:p>
          </table:table-cell>
          <table:table-cell office:value-type="float" office:value="4.317837259">
            <text:p>4.317837259</text:p>
          </table:table-cell>
          <table:table-cell office:value-type="float" office:value="0">
            <text:p>0</text:p>
          </table:table-cell>
          <table:table-cell office:value-type="float" office:value="0.2768126992">
            <text:p>0.2768126992</text:p>
          </table:table-cell>
          <table:table-cell office:value-type="float" office:value="3.7142454187">
            <text:p>3.7142454187</text:p>
          </table:table-cell>
          <table:table-cell office:value-type="float" office:value="11.7158077352">
            <text:p>11.7158077352</text:p>
          </table:table-cell>
        </table:table-row>
        <table:table-row table:style-name="ro1">
          <table:table-cell office:value-type="string">
            <text:p>KL-4-C</text:p>
          </table:table-cell>
          <table:table-cell office:value-type="float" office:value="2.658833192">
            <text:p>2.658833192</text:p>
          </table:table-cell>
          <table:table-cell office:value-type="float" office:value="4.5341697681">
            <text:p>4.5341697681</text:p>
          </table:table-cell>
          <table:table-cell office:value-type="float" office:value="0">
            <text:p>0</text:p>
          </table:table-cell>
          <table:table-cell office:value-type="float" office:value="0.2809004554">
            <text:p>0.2809004554</text:p>
          </table:table-cell>
          <table:table-cell office:value-type="float" office:value="3.6323986555">
            <text:p>3.6323986555</text:p>
          </table:table-cell>
          <table:table-cell office:value-type="float" office:value="11.9218591812">
            <text:p>11.9218591812</text:p>
          </table:table-cell>
        </table:table-row>
        <table:table-row table:style-name="ro1">
          <table:table-cell office:value-type="string">
            <text:p>KL-4-D</text:p>
          </table:table-cell>
          <table:table-cell office:value-type="float" office:value="2.6417300939">
            <text:p>2.6417300939</text:p>
          </table:table-cell>
          <table:table-cell office:value-type="float" office:value="4.2991783133">
            <text:p>4.2991783133</text:p>
          </table:table-cell>
          <table:table-cell office:value-type="float" office:value="0">
            <text:p>0</text:p>
          </table:table-cell>
          <table:table-cell office:value-type="float" office:value="0.2803055803">
            <text:p>0.2803055803</text:p>
          </table:table-cell>
          <table:table-cell office:value-type="float" office:value="3.5802343215">
            <text:p>3.5802343215</text:p>
          </table:table-cell>
          <table:table-cell office:value-type="float" office:value="12.100566973">
            <text:p>12.100566973</text:p>
          </table:table-cell>
        </table:table-row>
        <table:table-row table:style-name="ro1">
          <table:table-cell office:value-type="string">
            <text:p>KL-4-E</text:p>
          </table:table-cell>
          <table:table-cell office:value-type="float" office:value="2.5003089831">
            <text:p>2.5003089831</text:p>
          </table:table-cell>
          <table:table-cell office:value-type="float" office:value="4.2303072265">
            <text:p>4.2303072265</text:p>
          </table:table-cell>
          <table:table-cell office:value-type="float" office:value="0">
            <text:p>0</text:p>
          </table:table-cell>
          <table:table-cell office:value-type="float" office:value="0.2946037885">
            <text:p>0.2946037885</text:p>
          </table:table-cell>
          <table:table-cell office:value-type="float" office:value="3.6268125343">
            <text:p>3.6268125343</text:p>
          </table:table-cell>
          <table:table-cell office:value-type="float" office:value="12.0178971006">
            <text:p>12.0178971006</text:p>
          </table:table-cell>
        </table:table-row>
        <table:table-row table:style-name="ro1">
          <table:table-cell office:value-type="string">
            <text:p>OS-0-A</text:p>
          </table:table-cell>
          <table:table-cell office:value-type="float" office:value="3.1052349505">
            <text:p>3.1052349505</text:p>
          </table:table-cell>
          <table:table-cell office:value-type="float" office:value="4.5388298888">
            <text:p>4.5388298888</text:p>
          </table:table-cell>
          <table:table-cell office:value-type="float" office:value="0">
            <text:p>0</text:p>
          </table:table-cell>
          <table:table-cell office:value-type="float" office:value="0.2515463242">
            <text:p>0.2515463242</text:p>
          </table:table-cell>
          <table:table-cell office:value-type="float" office:value="4.5842015838">
            <text:p>4.5842015838</text:p>
          </table:table-cell>
          <table:table-cell office:value-type="float" office:value="14.3472405355">
            <text:p>14.3472405355</text:p>
          </table:table-cell>
        </table:table-row>
        <table:table-row table:style-name="ro1">
          <table:table-cell office:value-type="string">
            <text:p>OS-0-B</text:p>
          </table:table-cell>
          <table:table-cell office:value-type="float" office:value="3.1977261799">
            <text:p>3.1977261799</text:p>
          </table:table-cell>
          <table:table-cell office:value-type="float" office:value="4.8506608287">
            <text:p>4.8506608287</text:p>
          </table:table-cell>
          <table:table-cell office:value-type="float" office:value="0">
            <text:p>0</text:p>
          </table:table-cell>
          <table:table-cell office:value-type="float" office:value="0.2499250893">
            <text:p>0.2499250893</text:p>
          </table:table-cell>
          <table:table-cell office:value-type="float" office:value="4.8865563126">
            <text:p>4.8865563126</text:p>
          </table:table-cell>
          <table:table-cell office:value-type="float" office:value="13.6453030703">
            <text:p>13.6453030703</text:p>
          </table:table-cell>
        </table:table-row>
        <table:table-row table:style-name="ro1">
          <table:table-cell office:value-type="string">
            <text:p>OS-0-C</text:p>
          </table:table-cell>
          <table:table-cell office:value-type="float" office:value="2.9600434763">
            <text:p>2.9600434763</text:p>
          </table:table-cell>
          <table:table-cell office:value-type="float" office:value="5.0473975548">
            <text:p>5.0473975548</text:p>
          </table:table-cell>
          <table:table-cell office:value-type="float" office:value="0">
            <text:p>0</text:p>
          </table:table-cell>
          <table:table-cell office:value-type="float" office:value="0.2450215444">
            <text:p>0.2450215444</text:p>
          </table:table-cell>
          <table:table-cell office:value-type="float" office:value="4.4828838793">
            <text:p>4.4828838793</text:p>
          </table:table-cell>
          <table:table-cell office:value-type="float" office:value="15.5278925494">
            <text:p>15.5278925494</text:p>
          </table:table-cell>
        </table:table-row>
        <table:table-row table:style-name="ro1">
          <table:table-cell office:value-type="string">
            <text:p>OS-0-D</text:p>
          </table:table-cell>
          <table:table-cell office:value-type="float" office:value="3.2387440326">
            <text:p>3.2387440326</text:p>
          </table:table-cell>
          <table:table-cell office:value-type="float" office:value="4.4508673984">
            <text:p>4.4508673984</text:p>
          </table:table-cell>
          <table:table-cell office:value-type="float" office:value="0">
            <text:p>0</text:p>
          </table:table-cell>
          <table:table-cell office:value-type="float" office:value="0.2606186905">
            <text:p>0.2606186905</text:p>
          </table:table-cell>
          <table:table-cell office:value-type="float" office:value="4.0708719811">
            <text:p>4.0708719811</text:p>
          </table:table-cell>
          <table:table-cell office:value-type="float" office:value="13.459780741">
            <text:p>13.459780741</text:p>
          </table:table-cell>
        </table:table-row>
        <table:table-row table:style-name="ro1">
          <table:table-cell office:value-type="string">
            <text:p>OS-2-A</text:p>
          </table:table-cell>
          <table:table-cell office:value-type="float" office:value="3.4564254425">
            <text:p>3.4564254425</text:p>
          </table:table-cell>
          <table:table-cell office:value-type="float" office:value="5.1662314126">
            <text:p>5.1662314126</text:p>
          </table:table-cell>
          <table:table-cell office:value-type="float" office:value="0">
            <text:p>0</text:p>
          </table:table-cell>
          <table:table-cell office:value-type="float" office:value="0.2439141173">
            <text:p>0.2439141173</text:p>
          </table:table-cell>
          <table:table-cell office:value-type="float" office:value="4.5906713558">
            <text:p>4.5906713558</text:p>
          </table:table-cell>
          <table:table-cell office:value-type="float" office:value="12.8872969197">
            <text:p>12.8872969197</text:p>
          </table:table-cell>
        </table:table-row>
        <table:table-row table:style-name="ro1">
          <table:table-cell office:value-type="string">
            <text:p>OS-2-B</text:p>
          </table:table-cell>
          <table:table-cell office:value-type="float" office:value="2.8364480381">
            <text:p>2.8364480381</text:p>
          </table:table-cell>
          <table:table-cell office:value-type="float" office:value="5.245729008">
            <text:p>5.245729008</text:p>
          </table:table-cell>
          <table:table-cell office:value-type="float" office:value="0">
            <text:p>0</text:p>
          </table:table-cell>
          <table:table-cell office:value-type="float" office:value="0.2457654281">
            <text:p>0.2457654281</text:p>
          </table:table-cell>
          <table:table-cell office:value-type="float" office:value="4.6651581998">
            <text:p>4.6651581998</text:p>
          </table:table-cell>
          <table:table-cell office:value-type="float" office:value="14.4788615051">
            <text:p>14.4788615051</text:p>
          </table:table-cell>
        </table:table-row>
        <table:table-row table:style-name="ro1">
          <table:table-cell office:value-type="string">
            <text:p>OS-2-c</text:p>
          </table:table-cell>
          <table:table-cell office:value-type="float" office:value="3.312917784">
            <text:p>3.312917784</text:p>
          </table:table-cell>
          <table:table-cell office:value-type="float" office:value="4.5600980967">
            <text:p>4.5600980967</text:p>
          </table:table-cell>
          <table:table-cell office:value-type="float" office:value="0">
            <text:p>0</text:p>
          </table:table-cell>
          <table:table-cell office:value-type="float" office:value="0.2407352593">
            <text:p>0.2407352593</text:p>
          </table:table-cell>
          <table:table-cell office:value-type="float" office:value="4.7208814879">
            <text:p>4.7208814879</text:p>
          </table:table-cell>
          <table:table-cell office:value-type="float" office:value="14.1740761662">
            <text:p>14.1740761662</text:p>
          </table:table-cell>
        </table:table-row>
        <table:table-row table:style-name="ro1">
          <table:table-cell office:value-type="string">
            <text:p>OS-2-D</text:p>
          </table:table-cell>
          <table:table-cell office:value-type="float" office:value="3.2167786806">
            <text:p>3.2167786806</text:p>
          </table:table-cell>
          <table:table-cell office:value-type="float" office:value="4.8543710293">
            <text:p>4.8543710293</text:p>
          </table:table-cell>
          <table:table-cell office:value-type="float" office:value="0">
            <text:p>0</text:p>
          </table:table-cell>
          <table:table-cell office:value-type="float" office:value="0.2260448295">
            <text:p>0.2260448295</text:p>
          </table:table-cell>
          <table:table-cell office:value-type="float" office:value="4.6957636241">
            <text:p>4.6957636241</text:p>
          </table:table-cell>
          <table:table-cell office:value-type="float" office:value="11.2939407267">
            <text:p>11.2939407267</text:p>
          </table:table-cell>
        </table:table-row>
        <table:table-row table:style-name="ro1">
          <table:table-cell office:value-type="string">
            <text:p>OS-2-E</text:p>
          </table:table-cell>
          <table:table-cell office:value-type="float" office:value="3.2726592399">
            <text:p>3.2726592399</text:p>
          </table:table-cell>
          <table:table-cell office:value-type="float" office:value="4.566662161">
            <text:p>4.566662161</text:p>
          </table:table-cell>
          <table:table-cell office:value-type="float" office:value="0">
            <text:p>0</text:p>
          </table:table-cell>
          <table:table-cell office:value-type="float" office:value="0.2387614646">
            <text:p>0.2387614646</text:p>
          </table:table-cell>
          <table:table-cell office:value-type="float" office:value="4.5886034915">
            <text:p>4.5886034915</text:p>
          </table:table-cell>
          <table:table-cell office:value-type="float" office:value="17.9346390105">
            <text:p>17.9346390105</text:p>
          </table:table-cell>
        </table:table-row>
        <table:table-row table:style-name="ro1">
          <table:table-cell office:value-type="string">
            <text:p>OS-3-A</text:p>
          </table:table-cell>
          <table:table-cell office:value-type="float" office:value="3.0459162682">
            <text:p>3.0459162682</text:p>
          </table:table-cell>
          <table:table-cell office:value-type="float" office:value="5.1549553961">
            <text:p>5.1549553961</text:p>
          </table:table-cell>
          <table:table-cell office:value-type="float" office:value="0">
            <text:p>0</text:p>
          </table:table-cell>
          <table:table-cell office:value-type="float" office:value="0.2289856106">
            <text:p>0.2289856106</text:p>
          </table:table-cell>
          <table:table-cell office:value-type="float" office:value="4.4926236141">
            <text:p>4.4926236141</text:p>
          </table:table-cell>
          <table:table-cell office:value-type="float" office:value="11.8870051548">
            <text:p>11.8870051548</text:p>
          </table:table-cell>
        </table:table-row>
        <table:table-row table:style-name="ro1">
          <table:table-cell office:value-type="string">
            <text:p>OS-3-B</text:p>
          </table:table-cell>
          <table:table-cell office:value-type="float" office:value="2.97502251">
            <text:p>2.97502251</text:p>
          </table:table-cell>
          <table:table-cell office:value-type="float" office:value="4.8039146947">
            <text:p>4.8039146947</text:p>
          </table:table-cell>
          <table:table-cell office:value-type="float" office:value="0">
            <text:p>0</text:p>
          </table:table-cell>
          <table:table-cell office:value-type="float" office:value="0.2542303069">
            <text:p>0.2542303069</text:p>
          </table:table-cell>
          <table:table-cell office:value-type="float" office:value="4.6667126896">
            <text:p>4.6667126896</text:p>
          </table:table-cell>
          <table:table-cell office:value-type="float" office:value="13.3263909071">
            <text:p>13.3263909071</text:p>
          </table:table-cell>
        </table:table-row>
        <table:table-row table:style-name="ro1">
          <table:table-cell office:value-type="string">
            <text:p>OS-3-C</text:p>
          </table:table-cell>
          <table:table-cell office:value-type="float" office:value="3.0909308766">
            <text:p>3.0909308766</text:p>
          </table:table-cell>
          <table:table-cell office:value-type="float" office:value="4.7518708651">
            <text:p>4.7518708651</text:p>
          </table:table-cell>
          <table:table-cell office:value-type="float" office:value="0">
            <text:p>0</text:p>
          </table:table-cell>
          <table:table-cell office:value-type="float" office:value="0.2413556722">
            <text:p>0.2413556722</text:p>
          </table:table-cell>
          <table:table-cell office:value-type="float" office:value="4.5042911719">
            <text:p>4.5042911719</text:p>
          </table:table-cell>
          <table:table-cell office:value-type="float" office:value="15.0735047078">
            <text:p>15.0735047078</text:p>
          </table:table-cell>
        </table:table-row>
        <table:table-row table:style-name="ro1">
          <table:table-cell office:value-type="string">
            <text:p>OS-3-D</text:p>
          </table:table-cell>
          <table:table-cell office:value-type="float" office:value="3.0992814048">
            <text:p>3.0992814048</text:p>
          </table:table-cell>
          <table:table-cell office:value-type="float" office:value="4.4089548893">
            <text:p>4.4089548893</text:p>
          </table:table-cell>
          <table:table-cell office:value-type="float" office:value="0">
            <text:p>0</text:p>
          </table:table-cell>
          <table:table-cell office:value-type="float" office:value="0.2425228677">
            <text:p>0.2425228677</text:p>
          </table:table-cell>
          <table:table-cell office:value-type="float" office:value="4.243399377">
            <text:p>4.243399377</text:p>
          </table:table-cell>
          <table:table-cell office:value-type="float" office:value="14.0721955893">
            <text:p>14.0721955893</text:p>
          </table:table-cell>
        </table:table-row>
        <table:table-row table:style-name="ro1">
          <table:table-cell office:value-type="string">
            <text:p>OS-3-E</text:p>
          </table:table-cell>
          <table:table-cell office:value-type="float" office:value="2.9006526195">
            <text:p>2.9006526195</text:p>
          </table:table-cell>
          <table:table-cell office:value-type="float" office:value="5.2040805343">
            <text:p>5.2040805343</text:p>
          </table:table-cell>
          <table:table-cell office:value-type="float" office:value="0">
            <text:p>0</text:p>
          </table:table-cell>
          <table:table-cell office:value-type="float" office:value="0.2243783679">
            <text:p>0.2243783679</text:p>
          </table:table-cell>
          <table:table-cell office:value-type="float" office:value="4.5950814983">
            <text:p>4.5950814983</text:p>
          </table:table-cell>
          <table:table-cell office:value-type="float" office:value="12.2873871176">
            <text:p>12.2873871176</text:p>
          </table:table-cell>
        </table:table-row>
        <table:table-row table:style-name="ro1">
          <table:table-cell office:value-type="string">
            <text:p>OS-4-A</text:p>
          </table:table-cell>
          <table:table-cell office:value-type="float" office:value="2.8205388935">
            <text:p>2.8205388935</text:p>
          </table:table-cell>
          <table:table-cell office:value-type="float" office:value="4.6843386787">
            <text:p>4.6843386787</text:p>
          </table:table-cell>
          <table:table-cell office:value-type="float" office:value="0">
            <text:p>0</text:p>
          </table:table-cell>
          <table:table-cell office:value-type="float" office:value="0.2494059259">
            <text:p>0.2494059259</text:p>
          </table:table-cell>
          <table:table-cell office:value-type="float" office:value="4.339489507">
            <text:p>4.339489507</text:p>
          </table:table-cell>
          <table:table-cell office:value-type="float" office:value="14.4204454082">
            <text:p>14.4204454082</text:p>
          </table:table-cell>
        </table:table-row>
        <table:table-row table:style-name="ro1">
          <table:table-cell office:value-type="string">
            <text:p>OS-4-B</text:p>
          </table:table-cell>
          <table:table-cell office:value-type="float" office:value="3.2296376443">
            <text:p>3.2296376443</text:p>
          </table:table-cell>
          <table:table-cell office:value-type="float" office:value="4.4516564175">
            <text:p>4.4516564175</text:p>
          </table:table-cell>
          <table:table-cell office:value-type="float" office:value="0">
            <text:p>0</text:p>
          </table:table-cell>
          <table:table-cell office:value-type="float" office:value="0.2346478097">
            <text:p>0.2346478097</text:p>
          </table:table-cell>
          <table:table-cell office:value-type="float" office:value="4.1296114459">
            <text:p>4.1296114459</text:p>
          </table:table-cell>
          <table:table-cell office:value-type="float" office:value="12.8372838004">
            <text:p>12.8372838004</text:p>
          </table:table-cell>
        </table:table-row>
        <table:table-row table:style-name="ro1">
          <table:table-cell office:value-type="string">
            <text:p>OS-4-C</text:p>
          </table:table-cell>
          <table:table-cell office:value-type="float" office:value="2.9003619679">
            <text:p>2.9003619679</text:p>
          </table:table-cell>
          <table:table-cell office:value-type="float" office:value="5.0117271321">
            <text:p>5.0117271321</text:p>
          </table:table-cell>
          <table:table-cell office:value-type="float" office:value="0">
            <text:p>0</text:p>
          </table:table-cell>
          <table:table-cell office:value-type="float" office:value="0.2507736131">
            <text:p>0.2507736131</text:p>
          </table:table-cell>
          <table:table-cell office:value-type="float" office:value="4.2492682619">
            <text:p>4.2492682619</text:p>
          </table:table-cell>
          <table:table-cell office:value-type="float" office:value="15.4526928521">
            <text:p>15.4526928521</text:p>
          </table:table-cell>
        </table:table-row>
        <table:table-row table:style-name="ro1">
          <table:table-cell office:value-type="string">
            <text:p>OS-4-D</text:p>
          </table:table-cell>
          <table:table-cell office:value-type="float" office:value="2.9613542366">
            <text:p>2.9613542366</text:p>
          </table:table-cell>
          <table:table-cell office:value-type="float" office:value="4.5341789">
            <text:p>4.5341789</text:p>
          </table:table-cell>
          <table:table-cell office:value-type="float" office:value="0">
            <text:p>0</text:p>
          </table:table-cell>
          <table:table-cell office:value-type="float" office:value="0.2824156694">
            <text:p>0.2824156694</text:p>
          </table:table-cell>
          <table:table-cell office:value-type="float" office:value="4.1907084273">
            <text:p>4.1907084273</text:p>
          </table:table-cell>
          <table:table-cell office:value-type="float" office:value="14.0502882325">
            <text:p>14.0502882325</text:p>
          </table:table-cell>
        </table:table-row>
        <table:table-row table:style-name="ro1">
          <table:table-cell office:value-type="string">
            <text:p>OS-4-E</text:p>
          </table:table-cell>
          <table:table-cell office:value-type="float" office:value="3.0712088667">
            <text:p>3.0712088667</text:p>
          </table:table-cell>
          <table:table-cell office:value-type="float" office:value="5.1697163931">
            <text:p>5.1697163931</text:p>
          </table:table-cell>
          <table:table-cell office:value-type="float" office:value="0">
            <text:p>0</text:p>
          </table:table-cell>
          <table:table-cell office:value-type="float" office:value="0.2334561346">
            <text:p>0.2334561346</text:p>
          </table:table-cell>
          <table:table-cell office:value-type="float" office:value="4.3824110286">
            <text:p>4.3824110286</text:p>
          </table:table-cell>
          <table:table-cell office:value-type="float" office:value="11.5708200507">
            <text:p>11.5708200507</text:p>
          </table:table-cell>
        </table:table-row>
        <table:table-row table:style-name="ro1">
          <table:table-cell office:value-type="string">
            <text:p>SW-0-A</text:p>
          </table:table-cell>
          <table:table-cell office:value-type="float" office:value="2.6664365061">
            <text:p>2.6664365061</text:p>
          </table:table-cell>
          <table:table-cell office:value-type="float" office:value="4.4400545381">
            <text:p>4.4400545381</text:p>
          </table:table-cell>
          <table:table-cell office:value-type="float" office:value="0">
            <text:p>0</text:p>
          </table:table-cell>
          <table:table-cell office:value-type="float" office:value="0.325332825">
            <text:p>0.325332825</text:p>
          </table:table-cell>
          <table:table-cell office:value-type="float" office:value="3.5737408073">
            <text:p>3.5737408073</text:p>
          </table:table-cell>
          <table:table-cell office:value-type="float" office:value="13.3200647765">
            <text:p>13.3200647765</text:p>
          </table:table-cell>
        </table:table-row>
        <table:table-row table:style-name="ro1">
          <table:table-cell office:value-type="string">
            <text:p>SW-0-B</text:p>
          </table:table-cell>
          <table:table-cell office:value-type="float" office:value="2.5582724221">
            <text:p>2.5582724221</text:p>
          </table:table-cell>
          <table:table-cell office:value-type="float" office:value="4.6818103017">
            <text:p>4.6818103017</text:p>
          </table:table-cell>
          <table:table-cell office:value-type="float" office:value="0">
            <text:p>0</text:p>
          </table:table-cell>
          <table:table-cell office:value-type="float" office:value="0.3376729807">
            <text:p>0.3376729807</text:p>
          </table:table-cell>
          <table:table-cell office:value-type="float" office:value="3.8590586565">
            <text:p>3.8590586565</text:p>
          </table:table-cell>
          <table:table-cell office:value-type="float" office:value="12.5906536612">
            <text:p>12.5906536612</text:p>
          </table:table-cell>
        </table:table-row>
        <table:table-row table:style-name="ro1">
          <table:table-cell office:value-type="string">
            <text:p>SW-0-C</text:p>
          </table:table-cell>
          <table:table-cell office:value-type="float" office:value="2.5368420856">
            <text:p>2.5368420856</text:p>
          </table:table-cell>
          <table:table-cell office:value-type="float" office:value="4.1779484084">
            <text:p>4.1779484084</text:p>
          </table:table-cell>
          <table:table-cell office:value-type="float" office:value="0">
            <text:p>0</text:p>
          </table:table-cell>
          <table:table-cell office:value-type="float" office:value="0.3361360603">
            <text:p>0.3361360603</text:p>
          </table:table-cell>
          <table:table-cell office:value-type="float" office:value="3.7184811928">
            <text:p>3.7184811928</text:p>
          </table:table-cell>
          <table:table-cell office:value-type="float" office:value="12.7089626519">
            <text:p>12.7089626519</text:p>
          </table:table-cell>
        </table:table-row>
        <table:table-row table:style-name="ro1">
          <table:table-cell office:value-type="string">
            <text:p>SW-0-D</text:p>
          </table:table-cell>
          <table:table-cell office:value-type="float" office:value="2.5221073874">
            <text:p>2.5221073874</text:p>
          </table:table-cell>
          <table:table-cell office:value-type="float" office:value="4.7629283583">
            <text:p>4.7629283583</text:p>
          </table:table-cell>
          <table:table-cell office:value-type="float" office:value="0">
            <text:p>0</text:p>
          </table:table-cell>
          <table:table-cell office:value-type="float" office:value="0.3449543383">
            <text:p>0.3449543383</text:p>
          </table:table-cell>
          <table:table-cell office:value-type="float" office:value="3.5980958825">
            <text:p>3.5980958825</text:p>
          </table:table-cell>
          <table:table-cell office:value-type="float" office:value="13.7027700394">
            <text:p>13.7027700394</text:p>
          </table:table-cell>
        </table:table-row>
        <table:table-row table:style-name="ro1">
          <table:table-cell office:value-type="string">
            <text:p>SW-2-A</text:p>
          </table:table-cell>
          <table:table-cell office:value-type="float" office:value="2.4336055553">
            <text:p>2.4336055553</text:p>
          </table:table-cell>
          <table:table-cell office:value-type="float" office:value="4.7773059021">
            <text:p>4.7773059021</text:p>
          </table:table-cell>
          <table:table-cell office:value-type="float" office:value="0">
            <text:p>0</text:p>
          </table:table-cell>
          <table:table-cell office:value-type="float" office:value="0.3399759467">
            <text:p>0.3399759467</text:p>
          </table:table-cell>
          <table:table-cell office:value-type="float" office:value="3.7700989336">
            <text:p>3.7700989336</text:p>
          </table:table-cell>
          <table:table-cell office:value-type="float" office:value="10.912172853">
            <text:p>10.912172853</text:p>
          </table:table-cell>
        </table:table-row>
        <table:table-row table:style-name="ro1">
          <table:table-cell office:value-type="string">
            <text:p>SW-2-B</text:p>
          </table:table-cell>
          <table:table-cell office:value-type="float" office:value="2.3413414649">
            <text:p>2.3413414649</text:p>
          </table:table-cell>
          <table:table-cell office:value-type="float" office:value="4.6105373401">
            <text:p>4.6105373401</text:p>
          </table:table-cell>
          <table:table-cell office:value-type="float" office:value="0">
            <text:p>0</text:p>
          </table:table-cell>
          <table:table-cell office:value-type="float" office:value="0.3597578813">
            <text:p>0.3597578813</text:p>
          </table:table-cell>
          <table:table-cell office:value-type="float" office:value="3.8182017648">
            <text:p>3.8182017648</text:p>
          </table:table-cell>
          <table:table-cell office:value-type="float" office:value="12.4937663833">
            <text:p>12.4937663833</text:p>
          </table:table-cell>
        </table:table-row>
        <table:table-row table:style-name="ro1">
          <table:table-cell office:value-type="string">
            <text:p>SW-2-C</text:p>
          </table:table-cell>
          <table:table-cell office:value-type="float" office:value="2.5380062755">
            <text:p>2.5380062755</text:p>
          </table:table-cell>
          <table:table-cell office:value-type="float" office:value="4.1742163652">
            <text:p>4.1742163652</text:p>
          </table:table-cell>
          <table:table-cell office:value-type="float" office:value="0">
            <text:p>0</text:p>
          </table:table-cell>
          <table:table-cell office:value-type="float" office:value="0.3185012959">
            <text:p>0.3185012959</text:p>
          </table:table-cell>
          <table:table-cell office:value-type="float" office:value="3.890757841">
            <text:p>3.890757841</text:p>
          </table:table-cell>
          <table:table-cell office:value-type="float" office:value="10.3314092767">
            <text:p>10.3314092767</text:p>
          </table:table-cell>
        </table:table-row>
        <table:table-row table:style-name="ro1">
          <table:table-cell office:value-type="string">
            <text:p>SW-2-D</text:p>
          </table:table-cell>
          <table:table-cell office:value-type="float" office:value="2.5739873253">
            <text:p>2.5739873253</text:p>
          </table:table-cell>
          <table:table-cell office:value-type="float" office:value="4.4395823296">
            <text:p>4.4395823296</text:p>
          </table:table-cell>
          <table:table-cell office:value-type="float" office:value="0">
            <text:p>0</text:p>
          </table:table-cell>
          <table:table-cell office:value-type="float" office:value="0.3675012009">
            <text:p>0.3675012009</text:p>
          </table:table-cell>
          <table:table-cell office:value-type="float" office:value="3.6499067817">
            <text:p>3.6499067817</text:p>
          </table:table-cell>
          <table:table-cell office:value-type="float" office:value="11.7495130242">
            <text:p>11.7495130242</text:p>
          </table:table-cell>
        </table:table-row>
        <table:table-row table:style-name="ro1">
          <table:table-cell office:value-type="string">
            <text:p>SW-2-E</text:p>
          </table:table-cell>
          <table:table-cell office:value-type="float" office:value="2.4284921956">
            <text:p>2.4284921956</text:p>
          </table:table-cell>
          <table:table-cell office:value-type="float" office:value="4.3495462501">
            <text:p>4.3495462501</text:p>
          </table:table-cell>
          <table:table-cell office:value-type="float" office:value="0">
            <text:p>0</text:p>
          </table:table-cell>
          <table:table-cell office:value-type="float" office:value="0.3537372075">
            <text:p>0.3537372075</text:p>
          </table:table-cell>
          <table:table-cell office:value-type="float" office:value="3.5574353733">
            <text:p>3.5574353733</text:p>
          </table:table-cell>
          <table:table-cell office:value-type="float" office:value="12.3449924024">
            <text:p>12.3449924024</text:p>
          </table:table-cell>
        </table:table-row>
        <table:table-row table:style-name="ro1">
          <table:table-cell office:value-type="string">
            <text:p>SW-3-A</text:p>
          </table:table-cell>
          <table:table-cell office:value-type="float" office:value="2.6792823576">
            <text:p>2.6792823576</text:p>
          </table:table-cell>
          <table:table-cell office:value-type="float" office:value="4.5506446242">
            <text:p>4.5506446242</text:p>
          </table:table-cell>
          <table:table-cell office:value-type="float" office:value="0">
            <text:p>0</text:p>
          </table:table-cell>
          <table:table-cell office:value-type="float" office:value="0.3571904603">
            <text:p>0.3571904603</text:p>
          </table:table-cell>
          <table:table-cell office:value-type="float" office:value="3.6579588408">
            <text:p>3.6579588408</text:p>
          </table:table-cell>
          <table:table-cell office:value-type="float" office:value="14.9110669635">
            <text:p>14.9110669635</text:p>
          </table:table-cell>
        </table:table-row>
        <table:table-row table:style-name="ro1">
          <table:table-cell office:value-type="string">
            <text:p>SW-3-B</text:p>
          </table:table-cell>
          <table:table-cell office:value-type="float" office:value="2.4957125656">
            <text:p>2.4957125656</text:p>
          </table:table-cell>
          <table:table-cell office:value-type="float" office:value="4.7687165561">
            <text:p>4.7687165561</text:p>
          </table:table-cell>
          <table:table-cell office:value-type="float" office:value="0">
            <text:p>0</text:p>
          </table:table-cell>
          <table:table-cell office:value-type="float" office:value="0.3333466883">
            <text:p>0.3333466883</text:p>
          </table:table-cell>
          <table:table-cell office:value-type="float" office:value="3.6006380568">
            <text:p>3.6006380568</text:p>
          </table:table-cell>
          <table:table-cell office:value-type="float" office:value="11.8506810587">
            <text:p>11.8506810587</text:p>
          </table:table-cell>
        </table:table-row>
        <table:table-row table:style-name="ro1">
          <table:table-cell office:value-type="string">
            <text:p>SW-3-C</text:p>
          </table:table-cell>
          <table:table-cell office:value-type="float" office:value="2.2995503302">
            <text:p>2.2995503302</text:p>
          </table:table-cell>
          <table:table-cell office:value-type="float" office:value="4.9294257246">
            <text:p>4.9294257246</text:p>
          </table:table-cell>
          <table:table-cell office:value-type="float" office:value="0">
            <text:p>0</text:p>
          </table:table-cell>
          <table:table-cell office:value-type="float" office:value="0.328793893">
            <text:p>0.328793893</text:p>
          </table:table-cell>
          <table:table-cell office:value-type="float" office:value="4.0020730104">
            <text:p>4.0020730104</text:p>
          </table:table-cell>
          <table:table-cell office:value-type="float" office:value="11.1442482435">
            <text:p>11.1442482435</text:p>
          </table:table-cell>
        </table:table-row>
        <table:table-row table:style-name="ro1">
          <table:table-cell office:value-type="string">
            <text:p>SW-3-D</text:p>
          </table:table-cell>
          <table:table-cell office:value-type="float" office:value="2.2072657658">
            <text:p>2.2072657658</text:p>
          </table:table-cell>
          <table:table-cell office:value-type="float" office:value="4.4890174435">
            <text:p>4.4890174435</text:p>
          </table:table-cell>
          <table:table-cell office:value-type="float" office:value="0">
            <text:p>0</text:p>
          </table:table-cell>
          <table:table-cell office:value-type="float" office:value="0.3429097458">
            <text:p>0.3429097458</text:p>
          </table:table-cell>
          <table:table-cell office:value-type="float" office:value="3.6886182007">
            <text:p>3.6886182007</text:p>
          </table:table-cell>
          <table:table-cell office:value-type="float" office:value="11.2690357799">
            <text:p>11.2690357799</text:p>
          </table:table-cell>
        </table:table-row>
        <table:table-row table:style-name="ro1">
          <table:table-cell office:value-type="string">
            <text:p>SW-3-E</text:p>
          </table:table-cell>
          <table:table-cell office:value-type="float" office:value="2.4670311753">
            <text:p>2.4670311753</text:p>
          </table:table-cell>
          <table:table-cell office:value-type="float" office:value="4.6417782657">
            <text:p>4.6417782657</text:p>
          </table:table-cell>
          <table:table-cell office:value-type="float" office:value="0">
            <text:p>0</text:p>
          </table:table-cell>
          <table:table-cell office:value-type="float" office:value="0.3245843824">
            <text:p>0.3245843824</text:p>
          </table:table-cell>
          <table:table-cell office:value-type="float" office:value="3.6150672983">
            <text:p>3.6150672983</text:p>
          </table:table-cell>
          <table:table-cell office:value-type="float" office:value="10.9073493591">
            <text:p>10.9073493591</text:p>
          </table:table-cell>
        </table:table-row>
        <table:table-row table:style-name="ro1">
          <table:table-cell office:value-type="string">
            <text:p>SW-4-A</text:p>
          </table:table-cell>
          <table:table-cell office:value-type="float" office:value="2.4091550201">
            <text:p>2.4091550201</text:p>
          </table:table-cell>
          <table:table-cell office:value-type="float" office:value="4.3559214321">
            <text:p>4.3559214321</text:p>
          </table:table-cell>
          <table:table-cell office:value-type="float" office:value="0">
            <text:p>0</text:p>
          </table:table-cell>
          <table:table-cell office:value-type="float" office:value="0.3157715232">
            <text:p>0.3157715232</text:p>
          </table:table-cell>
          <table:table-cell office:value-type="float" office:value="3.6675909342">
            <text:p>3.6675909342</text:p>
          </table:table-cell>
          <table:table-cell office:value-type="float" office:value="11.4080901918">
            <text:p>11.4080901918</text:p>
          </table:table-cell>
        </table:table-row>
        <table:table-row table:style-name="ro1">
          <table:table-cell office:value-type="string">
            <text:p>SW-4-B</text:p>
          </table:table-cell>
          <table:table-cell office:value-type="float" office:value="2.1918013166">
            <text:p>2.1918013166</text:p>
          </table:table-cell>
          <table:table-cell office:value-type="float" office:value="4.560712369">
            <text:p>4.560712369</text:p>
          </table:table-cell>
          <table:table-cell office:value-type="float" office:value="0">
            <text:p>0</text:p>
          </table:table-cell>
          <table:table-cell office:value-type="float" office:value="0.3221426237">
            <text:p>0.3221426237</text:p>
          </table:table-cell>
          <table:table-cell office:value-type="float" office:value="3.7208234632">
            <text:p>3.7208234632</text:p>
          </table:table-cell>
          <table:table-cell office:value-type="float" office:value="11.7139622147">
            <text:p>11.7139622147</text:p>
          </table:table-cell>
        </table:table-row>
        <table:table-row table:style-name="ro1">
          <table:table-cell office:value-type="string">
            <text:p>SW-4-C</text:p>
          </table:table-cell>
          <table:table-cell office:value-type="float" office:value="2.1964891575">
            <text:p>2.1964891575</text:p>
          </table:table-cell>
          <table:table-cell office:value-type="float" office:value="4.6259469572">
            <text:p>4.6259469572</text:p>
          </table:table-cell>
          <table:table-cell office:value-type="float" office:value="0">
            <text:p>0</text:p>
          </table:table-cell>
          <table:table-cell office:value-type="float" office:value="0.3272540437">
            <text:p>0.3272540437</text:p>
          </table:table-cell>
          <table:table-cell office:value-type="float" office:value="3.7800196979">
            <text:p>3.7800196979</text:p>
          </table:table-cell>
          <table:table-cell office:value-type="float" office:value="12.0798185925">
            <text:p>12.0798185925</text:p>
          </table:table-cell>
        </table:table-row>
        <table:table-row table:style-name="ro1">
          <table:table-cell office:value-type="string">
            <text:p>SW-4-D</text:p>
          </table:table-cell>
          <table:table-cell office:value-type="float" office:value="2.4827332686">
            <text:p>2.4827332686</text:p>
          </table:table-cell>
          <table:table-cell office:value-type="float" office:value="4.3980630644">
            <text:p>4.3980630644</text:p>
          </table:table-cell>
          <table:table-cell office:value-type="float" office:value="0">
            <text:p>0</text:p>
          </table:table-cell>
          <table:table-cell office:value-type="float" office:value="0.3057227731">
            <text:p>0.3057227731</text:p>
          </table:table-cell>
          <table:table-cell office:value-type="float" office:value="3.7230893321">
            <text:p>3.7230893321</text:p>
          </table:table-cell>
          <table:table-cell office:value-type="float" office:value="9.6165082299">
            <text:p>9.6165082299</text:p>
          </table:table-cell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>
            <text:p>meadian</text:p>
          </table:table-cell>
          <table:table-cell office:value-type="float" office:value="2.5843903064">
            <text:p>2.5843903064</text:p>
          </table:table-cell>
          <table:table-cell office:value-type="float" office:value="4.462227926">
            <text:p>4.462227926</text:p>
          </table:table-cell>
          <table:table-cell office:value-type="float" office:value="0">
            <text:p>0</text:p>
          </table:table-cell>
          <table:table-cell office:value-type="float" office:value="0.2543656554">
            <text:p>0.2543656554</text:p>
          </table:table-cell>
          <table:table-cell office:value-type="float" office:value="4.0364724957">
            <text:p>4.0364724957</text:p>
          </table:table-cell>
          <table:table-cell office:value-type="float" office:value="12.8768662682">
            <text:p>12.8768662682</text:p>
          </table:table-cell>
        </table:table-row>
        <table:table-row table:style-name="ro1">
          <table:table-cell office:value-type="string">
            <text:p>mean(sim/tic)</text:p>
          </table:table-cell>
          <table:table-cell office:value-type="float" office:value="2.674590296">
            <text:p>2.674590296</text:p>
          </table:table-cell>
          <table:table-cell office:value-type="float" office:value="4.5172331995">
            <text:p>4.5172331995</text:p>
          </table:table-cell>
          <table:table-cell office:value-type="float" office:value="0">
            <text:p>0</text:p>
          </table:table-cell>
          <table:table-cell office:value-type="float" office:value="0.271361585">
            <text:p>0.271361585</text:p>
          </table:table-cell>
          <table:table-cell office:value-type="float" office:value="4.18260691">
            <text:p>4.18260691</text:p>
          </table:table-cell>
          <table:table-cell office:value-type="float" office:value="13.3341229875">
            <text:p>13.3341229875</text:p>
          </table:table-cell>
        </table:table-row>
        <table:table-row table:style-name="ro1">
          <table:table-cell office:value-type="string">
            <text:p>std</text:p>
          </table:table-cell>
          <table:table-cell office:value-type="float" office:value="0.2932552256">
            <text:p>0.2932552256</text:p>
          </table:table-cell>
          <table:table-cell office:value-type="float" office:value="0.3409987876">
            <text:p>0.3409987876</text:p>
          </table:table-cell>
          <table:table-cell office:value-type="float" office:value="0">
            <text:p>0</text:p>
          </table:table-cell>
          <table:table-cell office:value-type="float" office:value="0.047403714">
            <text:p>0.047403714</text:p>
          </table:table-cell>
          <table:table-cell office:value-type="float" office:value="0.5611380852">
            <text:p>0.5611380852</text:p>
          </table:table-cell>
          <table:table-cell office:value-type="float" office:value="2.4939822769">
            <text:p>2.4939822769</text:p>
          </table:table-cell>
        </table:table-row>
        <table:table-row table:style-name="ro1">
          <table:table-cell office:value-type="string">
            <text:p>coef/var</text:p>
          </table:table-cell>
          <table:table-cell office:value-type="float" office:value="0.109644915">
            <text:p>0.109644915</text:p>
          </table:table-cell>
          <table:table-cell office:value-type="float" office:value="0.0754884179">
            <text:p>0.0754884179</text:p>
          </table:table-cell>
          <table:table-cell office:value-type="string">
            <text:p>#DIV/0!</text:p>
          </table:table-cell>
          <table:table-cell office:value-type="float" office:value="0.174688374">
            <text:p>0.174688374</text:p>
          </table:table-cell>
          <table:table-cell office:value-type="float" office:value="0.1341598905">
            <text:p>0.1341598905</text:p>
          </table:table-cell>
          <table:table-cell office:value-type="float" office:value="0.1870375936">
            <text:p>0.18703759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5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09T15:48:08</dc:date>
    <meta:document-statistic meta:table-count="1" meta:cell-count="1558" meta:object-count="0"/>
    <meta:generator>LibreOffice/3.3$Linux LibreOffice_project/330m19$Build-202</meta:generator>
  </office:meta>
</office:document-meta>
</file>